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984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roc_tsff_extract" table:style-name="ta1">
        <table:shapes>
          <draw:frame draw:z-index="0" draw:style-name="gr1" draw:text-style-name="P1" svg:width="6.2988in" svg:height="3.5429in" svg:x="2.0366in" svg:y="0.0394in">
            <draw:object draw:notify-on-update-of-ranges="roc_tsff_extract.A1:roc_tsff_extract.A547 roc_tsff_extract.B1:roc_tsff_extract.B54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28322440087146" calcext:value-type="float">
            <text:p>0.028322440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13943355119826" calcext:value-type="float">
            <text:p>0.041394335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501089324618736" calcext:value-type="float">
            <text:p>0.050108932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522875816993464" calcext:value-type="float">
            <text:p>0.0522875817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762527233115469" calcext:value-type="float">
            <text:p>0.0762527233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915032679738562" calcext:value-type="float">
            <text:p>0.091503268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93681917211329" calcext:value-type="float">
            <text:p>0.0936819172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958605664488017" calcext:value-type="float">
            <text:p>0.0958605664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11111111111111" calcext:value-type="float">
            <text:p>0.111111111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15468409586057" calcext:value-type="float">
            <text:p>0.115468409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32897603485839" calcext:value-type="float">
            <text:p>0.132897603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50326797385621" calcext:value-type="float">
            <text:p>0.1503267974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50326797385621" calcext:value-type="float">
            <text:p>0.1503267974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0479302832244" calcext:value-type="float">
            <text:p>0.2047930283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17864923747277" calcext:value-type="float">
            <text:p>0.2178649237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35294117647059" calcext:value-type="float">
            <text:p>0.235294117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70152505446623" calcext:value-type="float">
            <text:p>0.2701525054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78867102396514" calcext:value-type="float">
            <text:p>0.2788671024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78867102396514" calcext:value-type="float">
            <text:p>0.2788671024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87581699346405" calcext:value-type="float">
            <text:p>0.2875816993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94117647058824" calcext:value-type="float">
            <text:p>0.294117647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96296296296296" calcext:value-type="float">
            <text:p>0.2962962963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02832244008715" calcext:value-type="float">
            <text:p>0.302832244</text:p>
          </table:table-cell>
          <table:table-cell/>
        </table:table-row>
        <table:table-row table:style-name="ro1">
          <table:table-cell office:value-type="float" office:value="0.000354609929078014" calcext:value-type="float">
            <text:p>0.0003546099</text:p>
          </table:table-cell>
          <table:table-cell office:value-type="float" office:value="0.311546840958606" calcext:value-type="float">
            <text:p>0.311546841</text:p>
          </table:table-cell>
          <table:table-cell/>
        </table:table-row>
        <table:table-row table:style-name="ro1">
          <table:table-cell office:value-type="float" office:value="0.000709219858156028" calcext:value-type="float">
            <text:p>0.0007092199</text:p>
          </table:table-cell>
          <table:table-cell office:value-type="float" office:value="0.333333333333333" calcext:value-type="float">
            <text:p>0.3333333333</text:p>
          </table:table-cell>
          <table:table-cell/>
        </table:table-row>
        <table:table-row table:style-name="ro1">
          <table:table-cell office:value-type="float" office:value="0.000709219858156028" calcext:value-type="float">
            <text:p>0.0007092199</text:p>
          </table:table-cell>
          <table:table-cell office:value-type="float" office:value="0.333333333333333" calcext:value-type="float">
            <text:p>0.3333333333</text:p>
          </table:table-cell>
          <table:table-cell/>
        </table:table-row>
        <table:table-row table:style-name="ro1">
          <table:table-cell office:value-type="float" office:value="0.000709219858156028" calcext:value-type="float">
            <text:p>0.0007092199</text:p>
          </table:table-cell>
          <table:table-cell office:value-type="float" office:value="0.366013071895425" calcext:value-type="float">
            <text:p>0.3660130719</text:p>
          </table:table-cell>
          <table:table-cell/>
        </table:table-row>
        <table:table-row table:style-name="ro1">
          <table:table-cell office:value-type="float" office:value="0.000709219858156028" calcext:value-type="float">
            <text:p>0.0007092199</text:p>
          </table:table-cell>
          <table:table-cell office:value-type="float" office:value="0.37037037037037" calcext:value-type="float">
            <text:p>0.3703703704</text:p>
          </table:table-cell>
          <table:table-cell/>
        </table:table-row>
        <table:table-row table:style-name="ro1">
          <table:table-cell office:value-type="float" office:value="0.000709219858156028" calcext:value-type="float">
            <text:p>0.0007092199</text:p>
          </table:table-cell>
          <table:table-cell office:value-type="float" office:value="0.376906318082789" calcext:value-type="float">
            <text:p>0.3769063181</text:p>
          </table:table-cell>
          <table:table-cell/>
        </table:table-row>
        <table:table-row table:style-name="ro1">
          <table:table-cell office:value-type="float" office:value="0.00106382978723404" calcext:value-type="float">
            <text:p>0.0010638298</text:p>
          </table:table-cell>
          <table:table-cell office:value-type="float" office:value="0.398692810457516" calcext:value-type="float">
            <text:p>0.3986928105</text:p>
          </table:table-cell>
          <table:table-cell/>
        </table:table-row>
        <table:table-row table:style-name="ro1">
          <table:table-cell office:value-type="float" office:value="0.00106382978723404" calcext:value-type="float">
            <text:p>0.0010638298</text:p>
          </table:table-cell>
          <table:table-cell office:value-type="float" office:value="0.405228758169935" calcext:value-type="float">
            <text:p>0.4052287582</text:p>
          </table:table-cell>
          <table:table-cell/>
        </table:table-row>
        <table:table-row table:style-name="ro1">
          <table:table-cell office:value-type="float" office:value="0.00106382978723404" calcext:value-type="float">
            <text:p>0.0010638298</text:p>
          </table:table-cell>
          <table:table-cell office:value-type="float" office:value="0.40958605664488" calcext:value-type="float">
            <text:p>0.4095860566</text:p>
          </table:table-cell>
          <table:table-cell/>
        </table:table-row>
        <table:table-row table:style-name="ro1">
          <table:table-cell office:value-type="float" office:value="0.00106382978723404" calcext:value-type="float">
            <text:p>0.0010638298</text:p>
          </table:table-cell>
          <table:table-cell office:value-type="float" office:value="0.413943355119826" calcext:value-type="float">
            <text:p>0.4139433551</text:p>
          </table:table-cell>
          <table:table-cell/>
        </table:table-row>
        <table:table-row table:style-name="ro1">
          <table:table-cell office:value-type="float" office:value="0.00106382978723404" calcext:value-type="float">
            <text:p>0.0010638298</text:p>
          </table:table-cell>
          <table:table-cell office:value-type="float" office:value="0.429193899782135" calcext:value-type="float">
            <text:p>0.4291938998</text:p>
          </table:table-cell>
          <table:table-cell/>
        </table:table-row>
        <table:table-row table:style-name="ro1">
          <table:table-cell office:value-type="float" office:value="0.00106382978723404" calcext:value-type="float">
            <text:p>0.0010638298</text:p>
          </table:table-cell>
          <table:table-cell office:value-type="float" office:value="0.446623093681917" calcext:value-type="float">
            <text:p>0.4466230937</text:p>
          </table:table-cell>
          <table:table-cell/>
        </table:table-row>
        <table:table-row table:style-name="ro1">
          <table:table-cell office:value-type="float" office:value="0.00106382978723404" calcext:value-type="float">
            <text:p>0.0010638298</text:p>
          </table:table-cell>
          <table:table-cell office:value-type="float" office:value="0.44880174291939" calcext:value-type="float">
            <text:p>0.4488017429</text:p>
          </table:table-cell>
          <table:table-cell/>
        </table:table-row>
        <table:table-row table:style-name="ro1">
          <table:table-cell office:value-type="float" office:value="0.00106382978723404" calcext:value-type="float">
            <text:p>0.0010638298</text:p>
          </table:table-cell>
          <table:table-cell office:value-type="float" office:value="0.453159041394336" calcext:value-type="float">
            <text:p>0.4531590414</text:p>
          </table:table-cell>
          <table:table-cell/>
        </table:table-row>
        <table:table-row table:style-name="ro1">
          <table:table-cell office:value-type="float" office:value="0.00106382978723404" calcext:value-type="float">
            <text:p>0.0010638298</text:p>
          </table:table-cell>
          <table:table-cell office:value-type="float" office:value="0.453159041394336" calcext:value-type="float">
            <text:p>0.4531590414</text:p>
          </table:table-cell>
          <table:table-cell/>
        </table:table-row>
        <table:table-row table:style-name="ro1">
          <table:table-cell office:value-type="float" office:value="0.00106382978723404" calcext:value-type="float">
            <text:p>0.0010638298</text:p>
          </table:table-cell>
          <table:table-cell office:value-type="float" office:value="0.485838779956427" calcext:value-type="float">
            <text:p>0.48583878</text:p>
          </table:table-cell>
          <table:table-cell/>
        </table:table-row>
        <table:table-row table:style-name="ro1">
          <table:table-cell office:value-type="float" office:value="0.00106382978723404" calcext:value-type="float">
            <text:p>0.0010638298</text:p>
          </table:table-cell>
          <table:table-cell office:value-type="float" office:value="0.498910675381264" calcext:value-type="float">
            <text:p>0.4989106754</text:p>
          </table:table-cell>
          <table:table-cell/>
        </table:table-row>
        <table:table-row table:style-name="ro1">
          <table:table-cell office:value-type="float" office:value="0.00106382978723404" calcext:value-type="float">
            <text:p>0.0010638298</text:p>
          </table:table-cell>
          <table:table-cell office:value-type="float" office:value="0.505446623093682" calcext:value-type="float">
            <text:p>0.5054466231</text:p>
          </table:table-cell>
          <table:table-cell/>
        </table:table-row>
        <table:table-row table:style-name="ro1">
          <table:table-cell office:value-type="float" office:value="0.00141843971631206" calcext:value-type="float">
            <text:p>0.0014184397</text:p>
          </table:table-cell>
          <table:table-cell office:value-type="float" office:value="0.507625272331155" calcext:value-type="float">
            <text:p>0.5076252723</text:p>
          </table:table-cell>
          <table:table-cell/>
        </table:table-row>
        <table:table-row table:style-name="ro1">
          <table:table-cell office:value-type="float" office:value="0.00141843971631206" calcext:value-type="float">
            <text:p>0.0014184397</text:p>
          </table:table-cell>
          <table:table-cell office:value-type="float" office:value="0.564270152505447" calcext:value-type="float">
            <text:p>0.5642701525</text:p>
          </table:table-cell>
          <table:table-cell/>
        </table:table-row>
        <table:table-row table:style-name="ro1">
          <table:table-cell office:value-type="float" office:value="0.00141843971631206" calcext:value-type="float">
            <text:p>0.0014184397</text:p>
          </table:table-cell>
          <table:table-cell office:value-type="float" office:value="0.588235294117647" calcext:value-type="float">
            <text:p>0.5882352941</text:p>
          </table:table-cell>
          <table:table-cell/>
        </table:table-row>
        <table:table-row table:style-name="ro1">
          <table:table-cell office:value-type="float" office:value="0.00141843971631206" calcext:value-type="float">
            <text:p>0.0014184397</text:p>
          </table:table-cell>
          <table:table-cell office:value-type="float" office:value="0.596949891067538" calcext:value-type="float">
            <text:p>0.5969498911</text:p>
          </table:table-cell>
          <table:table-cell/>
        </table:table-row>
        <table:table-row table:style-name="ro1">
          <table:table-cell office:value-type="float" office:value="0.00141843971631206" calcext:value-type="float">
            <text:p>0.0014184397</text:p>
          </table:table-cell>
          <table:table-cell office:value-type="float" office:value="0.607843137254902" calcext:value-type="float">
            <text:p>0.6078431373</text:p>
          </table:table-cell>
          <table:table-cell/>
        </table:table-row>
        <table:table-row table:style-name="ro1">
          <table:table-cell office:value-type="float" office:value="0.00141843971631206" calcext:value-type="float">
            <text:p>0.0014184397</text:p>
          </table:table-cell>
          <table:table-cell office:value-type="float" office:value="0.623093681917211" calcext:value-type="float">
            <text:p>0.6230936819</text:p>
          </table:table-cell>
          <table:table-cell/>
        </table:table-row>
        <table:table-row table:style-name="ro1">
          <table:table-cell office:value-type="float" office:value="0.00141843971631206" calcext:value-type="float">
            <text:p>0.0014184397</text:p>
          </table:table-cell>
          <table:table-cell office:value-type="float" office:value="0.627450980392157" calcext:value-type="float">
            <text:p>0.6274509804</text:p>
          </table:table-cell>
          <table:table-cell/>
        </table:table-row>
        <table:table-row table:style-name="ro1">
          <table:table-cell office:value-type="float" office:value="0.00177304964539007" calcext:value-type="float">
            <text:p>0.0017730496</text:p>
          </table:table-cell>
          <table:table-cell office:value-type="float" office:value="0.627450980392157" calcext:value-type="float">
            <text:p>0.6274509804</text:p>
          </table:table-cell>
          <table:table-cell/>
        </table:table-row>
        <table:table-row table:style-name="ro1">
          <table:table-cell office:value-type="float" office:value="0.00177304964539007" calcext:value-type="float">
            <text:p>0.0017730496</text:p>
          </table:table-cell>
          <table:table-cell office:value-type="float" office:value="0.631808278867102" calcext:value-type="float">
            <text:p>0.6318082789</text:p>
          </table:table-cell>
          <table:table-cell/>
        </table:table-row>
        <table:table-row table:style-name="ro1">
          <table:table-cell office:value-type="float" office:value="0.00212765957446808" calcext:value-type="float">
            <text:p>0.0021276596</text:p>
          </table:table-cell>
          <table:table-cell office:value-type="float" office:value="0.633986928104575" calcext:value-type="float">
            <text:p>0.6339869281</text:p>
          </table:table-cell>
          <table:table-cell/>
        </table:table-row>
        <table:table-row table:style-name="ro1">
          <table:table-cell office:value-type="float" office:value="0.00212765957446808" calcext:value-type="float">
            <text:p>0.0021276596</text:p>
          </table:table-cell>
          <table:table-cell office:value-type="float" office:value="0.651416122004357" calcext:value-type="float">
            <text:p>0.651416122</text:p>
          </table:table-cell>
          <table:table-cell/>
        </table:table-row>
        <table:table-row table:style-name="ro1">
          <table:table-cell office:value-type="float" office:value="0.0024822695035461" calcext:value-type="float">
            <text:p>0.0024822695</text:p>
          </table:table-cell>
          <table:table-cell office:value-type="float" office:value="0.631808278867102" calcext:value-type="float">
            <text:p>0.6318082789</text:p>
          </table:table-cell>
          <table:table-cell/>
        </table:table-row>
        <table:table-row table:style-name="ro1">
          <table:table-cell office:value-type="float" office:value="0.0024822695035461" calcext:value-type="float">
            <text:p>0.0024822695</text:p>
          </table:table-cell>
          <table:table-cell office:value-type="float" office:value="0.675381263616558" calcext:value-type="float">
            <text:p>0.6753812636</text:p>
          </table:table-cell>
          <table:table-cell/>
        </table:table-row>
        <table:table-row table:style-name="ro1">
          <table:table-cell office:value-type="float" office:value="0.00354609929078014" calcext:value-type="float">
            <text:p>0.0035460993</text:p>
          </table:table-cell>
          <table:table-cell office:value-type="float" office:value="0.690631808278867" calcext:value-type="float">
            <text:p>0.6906318083</text:p>
          </table:table-cell>
          <table:table-cell/>
        </table:table-row>
        <table:table-row table:style-name="ro1">
          <table:table-cell office:value-type="float" office:value="0.00390070921985816" calcext:value-type="float">
            <text:p>0.0039007092</text:p>
          </table:table-cell>
          <table:table-cell office:value-type="float" office:value="0.699346405228758" calcext:value-type="float">
            <text:p>0.6993464052</text:p>
          </table:table-cell>
          <table:table-cell/>
        </table:table-row>
        <table:table-row table:style-name="ro1">
          <table:table-cell office:value-type="float" office:value="0.00460992907801418" calcext:value-type="float">
            <text:p>0.0046099291</text:p>
          </table:table-cell>
          <table:table-cell office:value-type="float" office:value="0.708061002178649" calcext:value-type="float">
            <text:p>0.7080610022</text:p>
          </table:table-cell>
          <table:table-cell/>
        </table:table-row>
        <table:table-row table:style-name="ro1">
          <table:table-cell office:value-type="float" office:value="0.00531914893617021" calcext:value-type="float">
            <text:p>0.0053191489</text:p>
          </table:table-cell>
          <table:table-cell office:value-type="float" office:value="0.71677559912854" calcext:value-type="float">
            <text:p>0.7167755991</text:p>
          </table:table-cell>
          <table:table-cell/>
        </table:table-row>
        <table:table-row table:style-name="ro1">
          <table:table-cell office:value-type="float" office:value="0.0113475177304965" calcext:value-type="float">
            <text:p>0.0113475177</text:p>
          </table:table-cell>
          <table:table-cell office:value-type="float" office:value="0.729847494553377" calcext:value-type="float">
            <text:p>0.7298474946</text:p>
          </table:table-cell>
          <table:table-cell/>
        </table:table-row>
        <table:table-row table:style-name="ro1">
          <table:table-cell office:value-type="float" office:value="0.0127659574468085" calcext:value-type="float">
            <text:p>0.0127659574</text:p>
          </table:table-cell>
          <table:table-cell office:value-type="float" office:value="0.727668845315904" calcext:value-type="float">
            <text:p>0.7276688453</text:p>
          </table:table-cell>
          <table:table-cell/>
        </table:table-row>
        <table:table-row table:style-name="ro1">
          <table:table-cell office:value-type="float" office:value="0.0152482269503546" calcext:value-type="float">
            <text:p>0.015248227</text:p>
          </table:table-cell>
          <table:table-cell office:value-type="float" office:value="0.738562091503268" calcext:value-type="float">
            <text:p>0.7385620915</text:p>
          </table:table-cell>
          <table:table-cell/>
        </table:table-row>
        <table:table-row table:style-name="ro1">
          <table:table-cell office:value-type="float" office:value="0.0166666666666667" calcext:value-type="float">
            <text:p>0.0166666667</text:p>
          </table:table-cell>
          <table:table-cell office:value-type="float" office:value="0.740740740740741" calcext:value-type="float">
            <text:p>0.7407407407</text:p>
          </table:table-cell>
          <table:table-cell/>
        </table:table-row>
        <table:table-row table:style-name="ro1">
          <table:table-cell office:value-type="float" office:value="0.0170212765957447" calcext:value-type="float">
            <text:p>0.0170212766</text:p>
          </table:table-cell>
          <table:table-cell office:value-type="float" office:value="0.745098039215686" calcext:value-type="float">
            <text:p>0.7450980392</text:p>
          </table:table-cell>
          <table:table-cell/>
        </table:table-row>
        <table:table-row table:style-name="ro1">
          <table:table-cell office:value-type="float" office:value="0.0173758865248227" calcext:value-type="float">
            <text:p>0.0173758865</text:p>
          </table:table-cell>
          <table:table-cell office:value-type="float" office:value="0.751633986928105" calcext:value-type="float">
            <text:p>0.7516339869</text:p>
          </table:table-cell>
          <table:table-cell/>
        </table:table-row>
        <table:table-row table:style-name="ro1">
          <table:table-cell office:value-type="float" office:value="0.0184397163120567" calcext:value-type="float">
            <text:p>0.0184397163</text:p>
          </table:table-cell>
          <table:table-cell office:value-type="float" office:value="0.751633986928105" calcext:value-type="float">
            <text:p>0.7516339869</text:p>
          </table:table-cell>
          <table:table-cell/>
        </table:table-row>
        <table:table-row table:style-name="ro1">
          <table:table-cell office:value-type="float" office:value="0.0187943262411348" calcext:value-type="float">
            <text:p>0.0187943262</text:p>
          </table:table-cell>
          <table:table-cell office:value-type="float" office:value="0.749455337690632" calcext:value-type="float">
            <text:p>0.7494553377</text:p>
          </table:table-cell>
          <table:table-cell/>
        </table:table-row>
        <table:table-row table:style-name="ro1">
          <table:table-cell office:value-type="float" office:value="0.0191489361702128" calcext:value-type="float">
            <text:p>0.0191489362</text:p>
          </table:table-cell>
          <table:table-cell office:value-type="float" office:value="0.753812636165577" calcext:value-type="float">
            <text:p>0.7538126362</text:p>
          </table:table-cell>
          <table:table-cell/>
        </table:table-row>
        <table:table-row table:style-name="ro1">
          <table:table-cell office:value-type="float" office:value="0.0219858156028369" calcext:value-type="float">
            <text:p>0.0219858156</text:p>
          </table:table-cell>
          <table:table-cell office:value-type="float" office:value="0.75599128540305" calcext:value-type="float">
            <text:p>0.7559912854</text:p>
          </table:table-cell>
          <table:table-cell/>
        </table:table-row>
        <table:table-row table:style-name="ro1">
          <table:table-cell office:value-type="float" office:value="0.0226950354609929" calcext:value-type="float">
            <text:p>0.0226950355</text:p>
          </table:table-cell>
          <table:table-cell office:value-type="float" office:value="0.769063180827887" calcext:value-type="float">
            <text:p>0.7690631808</text:p>
          </table:table-cell>
          <table:table-cell/>
        </table:table-row>
        <table:table-row table:style-name="ro1">
          <table:table-cell office:value-type="float" office:value="0.023758865248227" calcext:value-type="float">
            <text:p>0.0237588652</text:p>
          </table:table-cell>
          <table:table-cell office:value-type="float" office:value="0.769063180827887" calcext:value-type="float">
            <text:p>0.7690631808</text:p>
          </table:table-cell>
          <table:table-cell/>
        </table:table-row>
        <table:table-row table:style-name="ro1">
          <table:table-cell office:value-type="float" office:value="0.0290780141843972" calcext:value-type="float">
            <text:p>0.0290780142</text:p>
          </table:table-cell>
          <table:table-cell office:value-type="float" office:value="0.77124183006536" calcext:value-type="float">
            <text:p>0.7712418301</text:p>
          </table:table-cell>
          <table:table-cell/>
        </table:table-row>
        <table:table-row table:style-name="ro1">
          <table:table-cell office:value-type="float" office:value="0.0340425531914894" calcext:value-type="float">
            <text:p>0.0340425532</text:p>
          </table:table-cell>
          <table:table-cell office:value-type="float" office:value="0.786492374727669" calcext:value-type="float">
            <text:p>0.7864923747</text:p>
          </table:table-cell>
          <table:table-cell/>
        </table:table-row>
        <table:table-row table:style-name="ro1">
          <table:table-cell office:value-type="float" office:value="0.0343971631205674" calcext:value-type="float">
            <text:p>0.0343971631</text:p>
          </table:table-cell>
          <table:table-cell office:value-type="float" office:value="0.784313725490196" calcext:value-type="float">
            <text:p>0.7843137255</text:p>
          </table:table-cell>
          <table:table-cell/>
        </table:table-row>
        <table:table-row table:style-name="ro1">
          <table:table-cell office:value-type="float" office:value="0.0361702127659574" calcext:value-type="float">
            <text:p>0.0361702128</text:p>
          </table:table-cell>
          <table:table-cell office:value-type="float" office:value="0.784313725490196" calcext:value-type="float">
            <text:p>0.7843137255</text:p>
          </table:table-cell>
          <table:table-cell/>
        </table:table-row>
        <table:table-row table:style-name="ro1">
          <table:table-cell office:value-type="float" office:value="0.0382978723404255" calcext:value-type="float">
            <text:p>0.0382978723</text:p>
          </table:table-cell>
          <table:table-cell office:value-type="float" office:value="0.784313725490196" calcext:value-type="float">
            <text:p>0.7843137255</text:p>
          </table:table-cell>
          <table:table-cell/>
        </table:table-row>
        <table:table-row table:style-name="ro1">
          <table:table-cell office:value-type="float" office:value="0.0411347517730496" calcext:value-type="float">
            <text:p>0.0411347518</text:p>
          </table:table-cell>
          <table:table-cell office:value-type="float" office:value="0.786492374727669" calcext:value-type="float">
            <text:p>0.7864923747</text:p>
          </table:table-cell>
          <table:table-cell/>
        </table:table-row>
        <table:table-row table:style-name="ro1">
          <table:table-cell office:value-type="float" office:value="0.0414893617021277" calcext:value-type="float">
            <text:p>0.0414893617</text:p>
          </table:table-cell>
          <table:table-cell office:value-type="float" office:value="0.784313725490196" calcext:value-type="float">
            <text:p>0.7843137255</text:p>
          </table:table-cell>
          <table:table-cell/>
        </table:table-row>
        <table:table-row table:style-name="ro1">
          <table:table-cell office:value-type="float" office:value="0.0443262411347518" calcext:value-type="float">
            <text:p>0.0443262411</text:p>
          </table:table-cell>
          <table:table-cell office:value-type="float" office:value="0.788671023965142" calcext:value-type="float">
            <text:p>0.788671024</text:p>
          </table:table-cell>
          <table:table-cell/>
        </table:table-row>
        <table:table-row table:style-name="ro1">
          <table:table-cell office:value-type="float" office:value="0.0453900709219858" calcext:value-type="float">
            <text:p>0.0453900709</text:p>
          </table:table-cell>
          <table:table-cell office:value-type="float" office:value="0.786492374727669" calcext:value-type="float">
            <text:p>0.7864923747</text:p>
          </table:table-cell>
          <table:table-cell/>
        </table:table-row>
        <table:table-row table:style-name="ro1">
          <table:table-cell office:value-type="float" office:value="0.0468085106382979" calcext:value-type="float">
            <text:p>0.0468085106</text:p>
          </table:table-cell>
          <table:table-cell office:value-type="float" office:value="0.788671023965142" calcext:value-type="float">
            <text:p>0.788671024</text:p>
          </table:table-cell>
          <table:table-cell/>
        </table:table-row>
        <table:table-row table:style-name="ro1">
          <table:table-cell office:value-type="float" office:value="0.0478723404255319" calcext:value-type="float">
            <text:p>0.0478723404</text:p>
          </table:table-cell>
          <table:table-cell office:value-type="float" office:value="0.784313725490196" calcext:value-type="float">
            <text:p>0.7843137255</text:p>
          </table:table-cell>
          <table:table-cell/>
        </table:table-row>
        <table:table-row table:style-name="ro1">
          <table:table-cell office:value-type="float" office:value="0.0482269503546099" calcext:value-type="float">
            <text:p>0.0482269504</text:p>
          </table:table-cell>
          <table:table-cell office:value-type="float" office:value="0.786492374727669" calcext:value-type="float">
            <text:p>0.7864923747</text:p>
          </table:table-cell>
          <table:table-cell/>
        </table:table-row>
        <table:table-row table:style-name="ro1">
          <table:table-cell office:value-type="float" office:value="0.0517730496453901" calcext:value-type="float">
            <text:p>0.0517730496</text:p>
          </table:table-cell>
          <table:table-cell office:value-type="float" office:value="0.797385620915033" calcext:value-type="float">
            <text:p>0.7973856209</text:p>
          </table:table-cell>
          <table:table-cell/>
        </table:table-row>
        <table:table-row table:style-name="ro1">
          <table:table-cell office:value-type="float" office:value="0.0553191489361702" calcext:value-type="float">
            <text:p>0.0553191489</text:p>
          </table:table-cell>
          <table:table-cell office:value-type="float" office:value="0.784313725490196" calcext:value-type="float">
            <text:p>0.7843137255</text:p>
          </table:table-cell>
          <table:table-cell/>
        </table:table-row>
        <table:table-row table:style-name="ro1">
          <table:table-cell office:value-type="float" office:value="0.0560283687943262" calcext:value-type="float">
            <text:p>0.0560283688</text:p>
          </table:table-cell>
          <table:table-cell office:value-type="float" office:value="0.784313725490196" calcext:value-type="float">
            <text:p>0.7843137255</text:p>
          </table:table-cell>
          <table:table-cell/>
        </table:table-row>
        <table:table-row table:style-name="ro1">
          <table:table-cell office:value-type="float" office:value="0.0574468085106383" calcext:value-type="float">
            <text:p>0.0574468085</text:p>
          </table:table-cell>
          <table:table-cell office:value-type="float" office:value="0.786492374727669" calcext:value-type="float">
            <text:p>0.7864923747</text:p>
          </table:table-cell>
          <table:table-cell/>
        </table:table-row>
        <table:table-row table:style-name="ro1">
          <table:table-cell office:value-type="float" office:value="0.0578014184397163" calcext:value-type="float">
            <text:p>0.0578014184</text:p>
          </table:table-cell>
          <table:table-cell office:value-type="float" office:value="0.797385620915033" calcext:value-type="float">
            <text:p>0.7973856209</text:p>
          </table:table-cell>
          <table:table-cell/>
        </table:table-row>
        <table:table-row table:style-name="ro1">
          <table:table-cell office:value-type="float" office:value="0.0613475177304965" calcext:value-type="float">
            <text:p>0.0613475177</text:p>
          </table:table-cell>
          <table:table-cell office:value-type="float" office:value="0.793028322440087" calcext:value-type="float">
            <text:p>0.7930283224</text:p>
          </table:table-cell>
          <table:table-cell/>
        </table:table-row>
        <table:table-row table:style-name="ro1">
          <table:table-cell office:value-type="float" office:value="0.0627659574468085" calcext:value-type="float">
            <text:p>0.0627659574</text:p>
          </table:table-cell>
          <table:table-cell office:value-type="float" office:value="0.797385620915033" calcext:value-type="float">
            <text:p>0.7973856209</text:p>
          </table:table-cell>
          <table:table-cell/>
        </table:table-row>
        <table:table-row table:style-name="ro1">
          <table:table-cell office:value-type="float" office:value="0.0695035460992908" calcext:value-type="float">
            <text:p>0.0695035461</text:p>
          </table:table-cell>
          <table:table-cell office:value-type="float" office:value="0.799564270152505" calcext:value-type="float">
            <text:p>0.7995642702</text:p>
          </table:table-cell>
          <table:table-cell/>
        </table:table-row>
        <table:table-row table:style-name="ro1">
          <table:table-cell office:value-type="float" office:value="0.0695035460992908" calcext:value-type="float">
            <text:p>0.0695035461</text:p>
          </table:table-cell>
          <table:table-cell office:value-type="float" office:value="0.801742919389978" calcext:value-type="float">
            <text:p>0.8017429194</text:p>
          </table:table-cell>
          <table:table-cell/>
        </table:table-row>
        <table:table-row table:style-name="ro1">
          <table:table-cell office:value-type="float" office:value="0.0712765957446809" calcext:value-type="float">
            <text:p>0.0712765957</text:p>
          </table:table-cell>
          <table:table-cell office:value-type="float" office:value="0.797385620915033" calcext:value-type="float">
            <text:p>0.7973856209</text:p>
          </table:table-cell>
          <table:table-cell/>
        </table:table-row>
        <table:table-row table:style-name="ro1">
          <table:table-cell office:value-type="float" office:value="0.0762411347517731" calcext:value-type="float">
            <text:p>0.0762411348</text:p>
          </table:table-cell>
          <table:table-cell office:value-type="float" office:value="0.801742919389978" calcext:value-type="float">
            <text:p>0.8017429194</text:p>
          </table:table-cell>
          <table:table-cell/>
        </table:table-row>
        <table:table-row table:style-name="ro1">
          <table:table-cell office:value-type="float" office:value="0.0783687943262412" calcext:value-type="float">
            <text:p>0.0783687943</text:p>
          </table:table-cell>
          <table:table-cell office:value-type="float" office:value="0.810457516339869" calcext:value-type="float">
            <text:p>0.8104575163</text:p>
          </table:table-cell>
          <table:table-cell/>
        </table:table-row>
        <table:table-row table:style-name="ro1">
          <table:table-cell office:value-type="float" office:value="0.0790780141843972" calcext:value-type="float">
            <text:p>0.0790780142</text:p>
          </table:table-cell>
          <table:table-cell office:value-type="float" office:value="0.812636165577342" calcext:value-type="float">
            <text:p>0.8126361656</text:p>
          </table:table-cell>
          <table:table-cell/>
        </table:table-row>
        <table:table-row table:style-name="ro1">
          <table:table-cell office:value-type="float" office:value="0.0797872340425532" calcext:value-type="float">
            <text:p>0.079787234</text:p>
          </table:table-cell>
          <table:table-cell office:value-type="float" office:value="0.801742919389978" calcext:value-type="float">
            <text:p>0.8017429194</text:p>
          </table:table-cell>
          <table:table-cell/>
        </table:table-row>
        <table:table-row table:style-name="ro1">
          <table:table-cell office:value-type="float" office:value="0.0829787234042553" calcext:value-type="float">
            <text:p>0.0829787234</text:p>
          </table:table-cell>
          <table:table-cell office:value-type="float" office:value="0.806100217864924" calcext:value-type="float">
            <text:p>0.8061002179</text:p>
          </table:table-cell>
          <table:table-cell/>
        </table:table-row>
        <table:table-row table:style-name="ro1">
          <table:table-cell office:value-type="float" office:value="0.0840425531914894" calcext:value-type="float">
            <text:p>0.0840425532</text:p>
          </table:table-cell>
          <table:table-cell office:value-type="float" office:value="0.806100217864924" calcext:value-type="float">
            <text:p>0.8061002179</text:p>
          </table:table-cell>
          <table:table-cell/>
        </table:table-row>
        <table:table-row table:style-name="ro1">
          <table:table-cell office:value-type="float" office:value="0.0882978723404255" calcext:value-type="float">
            <text:p>0.0882978723</text:p>
          </table:table-cell>
          <table:table-cell office:value-type="float" office:value="0.808278867102396" calcext:value-type="float">
            <text:p>0.8082788671</text:p>
          </table:table-cell>
          <table:table-cell/>
        </table:table-row>
        <table:table-row table:style-name="ro1">
          <table:table-cell office:value-type="float" office:value="0.0900709219858156" calcext:value-type="float">
            <text:p>0.090070922</text:p>
          </table:table-cell>
          <table:table-cell office:value-type="float" office:value="0.808278867102396" calcext:value-type="float">
            <text:p>0.8082788671</text:p>
          </table:table-cell>
          <table:table-cell/>
        </table:table-row>
        <table:table-row table:style-name="ro1">
          <table:table-cell office:value-type="float" office:value="0.0911347517730497" calcext:value-type="float">
            <text:p>0.0911347518</text:p>
          </table:table-cell>
          <table:table-cell office:value-type="float" office:value="0.816993464052288" calcext:value-type="float">
            <text:p>0.8169934641</text:p>
          </table:table-cell>
          <table:table-cell/>
        </table:table-row>
        <table:table-row table:style-name="ro1">
          <table:table-cell office:value-type="float" office:value="0.0914893617021277" calcext:value-type="float">
            <text:p>0.0914893617</text:p>
          </table:table-cell>
          <table:table-cell office:value-type="float" office:value="0.814814814814815" calcext:value-type="float">
            <text:p>0.8148148148</text:p>
          </table:table-cell>
          <table:table-cell/>
        </table:table-row>
        <table:table-row table:style-name="ro1">
          <table:table-cell office:value-type="float" office:value="0.0914893617021277" calcext:value-type="float">
            <text:p>0.0914893617</text:p>
          </table:table-cell>
          <table:table-cell office:value-type="float" office:value="0.816993464052288" calcext:value-type="float">
            <text:p>0.8169934641</text:p>
          </table:table-cell>
          <table:table-cell/>
        </table:table-row>
        <table:table-row table:style-name="ro1">
          <table:table-cell office:value-type="float" office:value="0.0957446808510638" calcext:value-type="float">
            <text:p>0.0957446809</text:p>
          </table:table-cell>
          <table:table-cell office:value-type="float" office:value="0.823529411764706" calcext:value-type="float">
            <text:p>0.8235294118</text:p>
          </table:table-cell>
          <table:table-cell/>
        </table:table-row>
        <table:table-row table:style-name="ro1">
          <table:table-cell office:value-type="float" office:value="0.0971631205673759" calcext:value-type="float">
            <text:p>0.0971631206</text:p>
          </table:table-cell>
          <table:table-cell office:value-type="float" office:value="0.823529411764706" calcext:value-type="float">
            <text:p>0.8235294118</text:p>
          </table:table-cell>
          <table:table-cell/>
        </table:table-row>
        <table:table-row table:style-name="ro1">
          <table:table-cell office:value-type="float" office:value="0.10531914893617" calcext:value-type="float">
            <text:p>0.1053191489</text:p>
          </table:table-cell>
          <table:table-cell office:value-type="float" office:value="0.821350762527233" calcext:value-type="float">
            <text:p>0.8213507625</text:p>
          </table:table-cell>
          <table:table-cell/>
        </table:table-row>
        <table:table-row table:style-name="ro1">
          <table:table-cell office:value-type="float" office:value="0.108156028368794" calcext:value-type="float">
            <text:p>0.1081560284</text:p>
          </table:table-cell>
          <table:table-cell office:value-type="float" office:value="0.830065359477124" calcext:value-type="float">
            <text:p>0.8300653595</text:p>
          </table:table-cell>
          <table:table-cell/>
        </table:table-row>
        <table:table-row table:style-name="ro1">
          <table:table-cell office:value-type="float" office:value="0.109219858156028" calcext:value-type="float">
            <text:p>0.1092198582</text:p>
          </table:table-cell>
          <table:table-cell office:value-type="float" office:value="0.825708061002178" calcext:value-type="float">
            <text:p>0.825708061</text:p>
          </table:table-cell>
          <table:table-cell/>
        </table:table-row>
        <table:table-row table:style-name="ro1">
          <table:table-cell office:value-type="float" office:value="0.109929078014184" calcext:value-type="float">
            <text:p>0.109929078</text:p>
          </table:table-cell>
          <table:table-cell office:value-type="float" office:value="0.821350762527233" calcext:value-type="float">
            <text:p>0.8213507625</text:p>
          </table:table-cell>
          <table:table-cell/>
        </table:table-row>
        <table:table-row table:style-name="ro1">
          <table:table-cell office:value-type="float" office:value="0.113475177304965" calcext:value-type="float">
            <text:p>0.1134751773</text:p>
          </table:table-cell>
          <table:table-cell office:value-type="float" office:value="0.832244008714597" calcext:value-type="float">
            <text:p>0.8322440087</text:p>
          </table:table-cell>
          <table:table-cell/>
        </table:table-row>
        <table:table-row table:style-name="ro1">
          <table:table-cell office:value-type="float" office:value="0.113829787234043" calcext:value-type="float">
            <text:p>0.1138297872</text:p>
          </table:table-cell>
          <table:table-cell office:value-type="float" office:value="0.827886710239651" calcext:value-type="float">
            <text:p>0.8278867102</text:p>
          </table:table-cell>
          <table:table-cell/>
        </table:table-row>
        <table:table-row table:style-name="ro1">
          <table:table-cell office:value-type="float" office:value="0.114539007092199" calcext:value-type="float">
            <text:p>0.1145390071</text:p>
          </table:table-cell>
          <table:table-cell office:value-type="float" office:value="0.827886710239651" calcext:value-type="float">
            <text:p>0.8278867102</text:p>
          </table:table-cell>
          <table:table-cell/>
        </table:table-row>
        <table:table-row table:style-name="ro1">
          <table:table-cell office:value-type="float" office:value="0.119148936170213" calcext:value-type="float">
            <text:p>0.1191489362</text:p>
          </table:table-cell>
          <table:table-cell office:value-type="float" office:value="0.827886710239651" calcext:value-type="float">
            <text:p>0.8278867102</text:p>
          </table:table-cell>
          <table:table-cell/>
        </table:table-row>
        <table:table-row table:style-name="ro1">
          <table:table-cell office:value-type="float" office:value="0.119503546099291" calcext:value-type="float">
            <text:p>0.1195035461</text:p>
          </table:table-cell>
          <table:table-cell office:value-type="float" office:value="0.836601307189543" calcext:value-type="float">
            <text:p>0.8366013072</text:p>
          </table:table-cell>
          <table:table-cell/>
        </table:table-row>
        <table:table-row table:style-name="ro1">
          <table:table-cell office:value-type="float" office:value="0.119858156028369" calcext:value-type="float">
            <text:p>0.119858156</text:p>
          </table:table-cell>
          <table:table-cell office:value-type="float" office:value="0.838779956427015" calcext:value-type="float">
            <text:p>0.8387799564</text:p>
          </table:table-cell>
          <table:table-cell/>
        </table:table-row>
        <table:table-row table:style-name="ro1">
          <table:table-cell office:value-type="float" office:value="0.121276595744681" calcext:value-type="float">
            <text:p>0.1212765957</text:p>
          </table:table-cell>
          <table:table-cell office:value-type="float" office:value="0.832244008714597" calcext:value-type="float">
            <text:p>0.8322440087</text:p>
          </table:table-cell>
          <table:table-cell/>
        </table:table-row>
        <table:table-row table:style-name="ro1">
          <table:table-cell office:value-type="float" office:value="0.122340425531915" calcext:value-type="float">
            <text:p>0.1223404255</text:p>
          </table:table-cell>
          <table:table-cell office:value-type="float" office:value="0.83442265795207" calcext:value-type="float">
            <text:p>0.834422658</text:p>
          </table:table-cell>
          <table:table-cell/>
        </table:table-row>
        <table:table-row table:style-name="ro1">
          <table:table-cell office:value-type="float" office:value="0.123049645390071" calcext:value-type="float">
            <text:p>0.1230496454</text:p>
          </table:table-cell>
          <table:table-cell office:value-type="float" office:value="0.838779956427015" calcext:value-type="float">
            <text:p>0.8387799564</text:p>
          </table:table-cell>
          <table:table-cell/>
        </table:table-row>
        <table:table-row table:style-name="ro1">
          <table:table-cell office:value-type="float" office:value="0.123049645390071" calcext:value-type="float">
            <text:p>0.1230496454</text:p>
          </table:table-cell>
          <table:table-cell office:value-type="float" office:value="0.845315904139433" calcext:value-type="float">
            <text:p>0.8453159041</text:p>
          </table:table-cell>
          <table:table-cell/>
        </table:table-row>
        <table:table-row table:style-name="ro1">
          <table:table-cell office:value-type="float" office:value="0.125886524822695" calcext:value-type="float">
            <text:p>0.1258865248</text:p>
          </table:table-cell>
          <table:table-cell office:value-type="float" office:value="0.843137254901961" calcext:value-type="float">
            <text:p>0.8431372549</text:p>
          </table:table-cell>
          <table:table-cell/>
        </table:table-row>
        <table:table-row table:style-name="ro1">
          <table:table-cell office:value-type="float" office:value="0.131560283687943" calcext:value-type="float">
            <text:p>0.1315602837</text:p>
          </table:table-cell>
          <table:table-cell office:value-type="float" office:value="0.849673202614379" calcext:value-type="float">
            <text:p>0.8496732026</text:p>
          </table:table-cell>
          <table:table-cell/>
        </table:table-row>
        <table:table-row table:style-name="ro1">
          <table:table-cell office:value-type="float" office:value="0.131914893617021" calcext:value-type="float">
            <text:p>0.1319148936</text:p>
          </table:table-cell>
          <table:table-cell office:value-type="float" office:value="0.849673202614379" calcext:value-type="float">
            <text:p>0.8496732026</text:p>
          </table:table-cell>
          <table:table-cell/>
        </table:table-row>
        <table:table-row table:style-name="ro1">
          <table:table-cell office:value-type="float" office:value="0.133687943262411" calcext:value-type="float">
            <text:p>0.1336879433</text:p>
          </table:table-cell>
          <table:table-cell office:value-type="float" office:value="0.843137254901961" calcext:value-type="float">
            <text:p>0.8431372549</text:p>
          </table:table-cell>
          <table:table-cell/>
        </table:table-row>
        <table:table-row table:style-name="ro1">
          <table:table-cell office:value-type="float" office:value="0.134397163120567" calcext:value-type="float">
            <text:p>0.1343971631</text:p>
          </table:table-cell>
          <table:table-cell office:value-type="float" office:value="0.843137254901961" calcext:value-type="float">
            <text:p>0.8431372549</text:p>
          </table:table-cell>
          <table:table-cell/>
        </table:table-row>
        <table:table-row table:style-name="ro1">
          <table:table-cell office:value-type="float" office:value="0.135106382978723" calcext:value-type="float">
            <text:p>0.135106383</text:p>
          </table:table-cell>
          <table:table-cell office:value-type="float" office:value="0.854030501089325" calcext:value-type="float">
            <text:p>0.8540305011</text:p>
          </table:table-cell>
          <table:table-cell/>
        </table:table-row>
        <table:table-row table:style-name="ro1">
          <table:table-cell office:value-type="float" office:value="0.136879432624113" calcext:value-type="float">
            <text:p>0.1368794326</text:p>
          </table:table-cell>
          <table:table-cell office:value-type="float" office:value="0.85838779956427" calcext:value-type="float">
            <text:p>0.8583877996</text:p>
          </table:table-cell>
          <table:table-cell/>
        </table:table-row>
        <table:table-row table:style-name="ro1">
          <table:table-cell office:value-type="float" office:value="0.13758865248227" calcext:value-type="float">
            <text:p>0.1375886525</text:p>
          </table:table-cell>
          <table:table-cell office:value-type="float" office:value="0.843137254901961" calcext:value-type="float">
            <text:p>0.8431372549</text:p>
          </table:table-cell>
          <table:table-cell/>
        </table:table-row>
        <table:table-row table:style-name="ro1">
          <table:table-cell office:value-type="float" office:value="0.138652482269504" calcext:value-type="float">
            <text:p>0.1386524823</text:p>
          </table:table-cell>
          <table:table-cell office:value-type="float" office:value="0.847494553376906" calcext:value-type="float">
            <text:p>0.8474945534</text:p>
          </table:table-cell>
          <table:table-cell/>
        </table:table-row>
        <table:table-row table:style-name="ro1">
          <table:table-cell office:value-type="float" office:value="0.139007092198582" calcext:value-type="float">
            <text:p>0.1390070922</text:p>
          </table:table-cell>
          <table:table-cell office:value-type="float" office:value="0.847494553376906" calcext:value-type="float">
            <text:p>0.8474945534</text:p>
          </table:table-cell>
          <table:table-cell/>
        </table:table-row>
        <table:table-row table:style-name="ro1">
          <table:table-cell office:value-type="float" office:value="0.140780141843972" calcext:value-type="float">
            <text:p>0.1407801418</text:p>
          </table:table-cell>
          <table:table-cell office:value-type="float" office:value="0.860566448801743" calcext:value-type="float">
            <text:p>0.8605664488</text:p>
          </table:table-cell>
          <table:table-cell/>
        </table:table-row>
        <table:table-row table:style-name="ro1">
          <table:table-cell office:value-type="float" office:value="0.141843971631206" calcext:value-type="float">
            <text:p>0.1418439716</text:p>
          </table:table-cell>
          <table:table-cell office:value-type="float" office:value="0.862745098039216" calcext:value-type="float">
            <text:p>0.862745098</text:p>
          </table:table-cell>
          <table:table-cell/>
        </table:table-row>
        <table:table-row table:style-name="ro1">
          <table:table-cell office:value-type="float" office:value="0.146808510638298" calcext:value-type="float">
            <text:p>0.1468085106</text:p>
          </table:table-cell>
          <table:table-cell office:value-type="float" office:value="0.864923747276688" calcext:value-type="float">
            <text:p>0.8649237473</text:p>
          </table:table-cell>
          <table:table-cell/>
        </table:table-row>
        <table:table-row table:style-name="ro1">
          <table:table-cell office:value-type="float" office:value="0.147163120567376" calcext:value-type="float">
            <text:p>0.1471631206</text:p>
          </table:table-cell>
          <table:table-cell office:value-type="float" office:value="0.864923747276688" calcext:value-type="float">
            <text:p>0.8649237473</text:p>
          </table:table-cell>
          <table:table-cell/>
        </table:table-row>
        <table:table-row table:style-name="ro1">
          <table:table-cell office:value-type="float" office:value="0.147872340425532" calcext:value-type="float">
            <text:p>0.1478723404</text:p>
          </table:table-cell>
          <table:table-cell office:value-type="float" office:value="0.869281045751634" calcext:value-type="float">
            <text:p>0.8692810458</text:p>
          </table:table-cell>
          <table:table-cell/>
        </table:table-row>
        <table:table-row table:style-name="ro1">
          <table:table-cell office:value-type="float" office:value="0.148581560283688" calcext:value-type="float">
            <text:p>0.1485815603</text:p>
          </table:table-cell>
          <table:table-cell office:value-type="float" office:value="0.856209150326797" calcext:value-type="float">
            <text:p>0.8562091503</text:p>
          </table:table-cell>
          <table:table-cell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867102396514161" calcext:value-type="float">
            <text:p>0.8671023965</text:p>
          </table:table-cell>
          <table:table-cell/>
        </table:table-row>
        <table:table-row table:style-name="ro1">
          <table:table-cell office:value-type="float" office:value="0.150354609929078" calcext:value-type="float">
            <text:p>0.1503546099</text:p>
          </table:table-cell>
          <table:table-cell office:value-type="float" office:value="0.869281045751634" calcext:value-type="float">
            <text:p>0.8692810458</text:p>
          </table:table-cell>
          <table:table-cell/>
        </table:table-row>
        <table:table-row table:style-name="ro1">
          <table:table-cell office:value-type="float" office:value="0.152127659574468" calcext:value-type="float">
            <text:p>0.1521276596</text:p>
          </table:table-cell>
          <table:table-cell office:value-type="float" office:value="0.869281045751634" calcext:value-type="float">
            <text:p>0.8692810458</text:p>
          </table:table-cell>
          <table:table-cell/>
        </table:table-row>
        <table:table-row table:style-name="ro1">
          <table:table-cell office:value-type="float" office:value="0.152836879432624" calcext:value-type="float">
            <text:p>0.1528368794</text:p>
          </table:table-cell>
          <table:table-cell office:value-type="float" office:value="0.871459694989107" calcext:value-type="float">
            <text:p>0.871459695</text:p>
          </table:table-cell>
          <table:table-cell/>
        </table:table-row>
        <table:table-row table:style-name="ro1">
          <table:table-cell office:value-type="float" office:value="0.153191489361702" calcext:value-type="float">
            <text:p>0.1531914894</text:p>
          </table:table-cell>
          <table:table-cell office:value-type="float" office:value="0.862745098039216" calcext:value-type="float">
            <text:p>0.862745098</text:p>
          </table:table-cell>
          <table:table-cell/>
        </table:table-row>
        <table:table-row table:style-name="ro1">
          <table:table-cell office:value-type="float" office:value="0.156737588652482" calcext:value-type="float">
            <text:p>0.1567375887</text:p>
          </table:table-cell>
          <table:table-cell office:value-type="float" office:value="0.871459694989107" calcext:value-type="float">
            <text:p>0.871459695</text:p>
          </table:table-cell>
          <table:table-cell/>
        </table:table-row>
        <table:table-row table:style-name="ro1">
          <table:table-cell office:value-type="float" office:value="0.158156028368794" calcext:value-type="float">
            <text:p>0.1581560284</text:p>
          </table:table-cell>
          <table:table-cell office:value-type="float" office:value="0.864923747276688" calcext:value-type="float">
            <text:p>0.8649237473</text:p>
          </table:table-cell>
          <table:table-cell/>
        </table:table-row>
        <table:table-row table:style-name="ro1">
          <table:table-cell office:value-type="float" office:value="0.159929078014184" calcext:value-type="float">
            <text:p>0.159929078</text:p>
          </table:table-cell>
          <table:table-cell office:value-type="float" office:value="0.873638344226579" calcext:value-type="float">
            <text:p>0.8736383442</text:p>
          </table:table-cell>
          <table:table-cell/>
        </table:table-row>
        <table:table-row table:style-name="ro1">
          <table:table-cell office:value-type="float" office:value="0.16063829787234" calcext:value-type="float">
            <text:p>0.1606382979</text:p>
          </table:table-cell>
          <table:table-cell office:value-type="float" office:value="0.875816993464052" calcext:value-type="float">
            <text:p>0.8758169935</text:p>
          </table:table-cell>
          <table:table-cell/>
        </table:table-row>
        <table:table-row table:style-name="ro1">
          <table:table-cell office:value-type="float" office:value="0.160992907801418" calcext:value-type="float">
            <text:p>0.1609929078</text:p>
          </table:table-cell>
          <table:table-cell office:value-type="float" office:value="0.873638344226579" calcext:value-type="float">
            <text:p>0.8736383442</text:p>
          </table:table-cell>
          <table:table-cell/>
        </table:table-row>
        <table:table-row table:style-name="ro1">
          <table:table-cell office:value-type="float" office:value="0.161702127659574" calcext:value-type="float">
            <text:p>0.1617021277</text:p>
          </table:table-cell>
          <table:table-cell office:value-type="float" office:value="0.875816993464052" calcext:value-type="float">
            <text:p>0.8758169935</text:p>
          </table:table-cell>
          <table:table-cell/>
        </table:table-row>
        <table:table-row table:style-name="ro1">
          <table:table-cell office:value-type="float" office:value="0.166312056737589" calcext:value-type="float">
            <text:p>0.1663120567</text:p>
          </table:table-cell>
          <table:table-cell office:value-type="float" office:value="0.873638344226579" calcext:value-type="float">
            <text:p>0.8736383442</text:p>
          </table:table-cell>
          <table:table-cell/>
        </table:table-row>
        <table:table-row table:style-name="ro1">
          <table:table-cell office:value-type="float" office:value="0.168439716312057" calcext:value-type="float">
            <text:p>0.1684397163</text:p>
          </table:table-cell>
          <table:table-cell office:value-type="float" office:value="0.880174291938998" calcext:value-type="float">
            <text:p>0.8801742919</text:p>
          </table:table-cell>
          <table:table-cell/>
        </table:table-row>
        <table:table-row table:style-name="ro1">
          <table:table-cell office:value-type="float" office:value="0.170567375886525" calcext:value-type="float">
            <text:p>0.1705673759</text:p>
          </table:table-cell>
          <table:table-cell office:value-type="float" office:value="0.880174291938998" calcext:value-type="float">
            <text:p>0.8801742919</text:p>
          </table:table-cell>
          <table:table-cell/>
        </table:table-row>
        <table:table-row table:style-name="ro1">
          <table:table-cell office:value-type="float" office:value="0.170921985815603" calcext:value-type="float">
            <text:p>0.1709219858</text:p>
          </table:table-cell>
          <table:table-cell office:value-type="float" office:value="0.877995642701525" calcext:value-type="float">
            <text:p>0.8779956427</text:p>
          </table:table-cell>
          <table:table-cell/>
        </table:table-row>
        <table:table-row table:style-name="ro1">
          <table:table-cell office:value-type="float" office:value="0.170921985815603" calcext:value-type="float">
            <text:p>0.1709219858</text:p>
          </table:table-cell>
          <table:table-cell office:value-type="float" office:value="0.880174291938998" calcext:value-type="float">
            <text:p>0.8801742919</text:p>
          </table:table-cell>
          <table:table-cell/>
        </table:table-row>
        <table:table-row table:style-name="ro1">
          <table:table-cell office:value-type="float" office:value="0.171276595744681" calcext:value-type="float">
            <text:p>0.1712765957</text:p>
          </table:table-cell>
          <table:table-cell office:value-type="float" office:value="0.880174291938998" calcext:value-type="float">
            <text:p>0.8801742919</text:p>
          </table:table-cell>
          <table:table-cell/>
        </table:table-row>
        <table:table-row table:style-name="ro1">
          <table:table-cell office:value-type="float" office:value="0.171631205673759" calcext:value-type="float">
            <text:p>0.1716312057</text:p>
          </table:table-cell>
          <table:table-cell office:value-type="float" office:value="0.880174291938998" calcext:value-type="float">
            <text:p>0.8801742919</text:p>
          </table:table-cell>
          <table:table-cell/>
        </table:table-row>
        <table:table-row table:style-name="ro1">
          <table:table-cell office:value-type="float" office:value="0.174822695035461" calcext:value-type="float">
            <text:p>0.174822695</text:p>
          </table:table-cell>
          <table:table-cell office:value-type="float" office:value="0.880174291938998" calcext:value-type="float">
            <text:p>0.8801742919</text:p>
          </table:table-cell>
          <table:table-cell/>
        </table:table-row>
        <table:table-row table:style-name="ro1">
          <table:table-cell office:value-type="float" office:value="0.174822695035461" calcext:value-type="float">
            <text:p>0.174822695</text:p>
          </table:table-cell>
          <table:table-cell office:value-type="float" office:value="0.882352941176471" calcext:value-type="float">
            <text:p>0.8823529412</text:p>
          </table:table-cell>
          <table:table-cell/>
        </table:table-row>
        <table:table-row table:style-name="ro1">
          <table:table-cell office:value-type="float" office:value="0.176241134751773" calcext:value-type="float">
            <text:p>0.1762411348</text:p>
          </table:table-cell>
          <table:table-cell office:value-type="float" office:value="0.880174291938998" calcext:value-type="float">
            <text:p>0.8801742919</text:p>
          </table:table-cell>
          <table:table-cell/>
        </table:table-row>
        <table:table-row table:style-name="ro1">
          <table:table-cell office:value-type="float" office:value="0.179078014184397" calcext:value-type="float">
            <text:p>0.1790780142</text:p>
          </table:table-cell>
          <table:table-cell office:value-type="float" office:value="0.884531590413943" calcext:value-type="float">
            <text:p>0.8845315904</text:p>
          </table:table-cell>
          <table:table-cell/>
        </table:table-row>
        <table:table-row table:style-name="ro1">
          <table:table-cell office:value-type="float" office:value="0.180496453900709" calcext:value-type="float">
            <text:p>0.1804964539</text:p>
          </table:table-cell>
          <table:table-cell office:value-type="float" office:value="0.880174291938998" calcext:value-type="float">
            <text:p>0.8801742919</text:p>
          </table:table-cell>
          <table:table-cell/>
        </table:table-row>
        <table:table-row table:style-name="ro1">
          <table:table-cell office:value-type="float" office:value="0.181205673758865" calcext:value-type="float">
            <text:p>0.1812056738</text:p>
          </table:table-cell>
          <table:table-cell office:value-type="float" office:value="0.884531590413943" calcext:value-type="float">
            <text:p>0.8845315904</text:p>
          </table:table-cell>
          <table:table-cell/>
        </table:table-row>
        <table:table-row table:style-name="ro1">
          <table:table-cell office:value-type="float" office:value="0.184042553191489" calcext:value-type="float">
            <text:p>0.1840425532</text:p>
          </table:table-cell>
          <table:table-cell office:value-type="float" office:value="0.880174291938998" calcext:value-type="float">
            <text:p>0.8801742919</text:p>
          </table:table-cell>
          <table:table-cell/>
        </table:table-row>
        <table:table-row table:style-name="ro1">
          <table:table-cell office:value-type="float" office:value="0.184397163120567" calcext:value-type="float">
            <text:p>0.1843971631</text:p>
          </table:table-cell>
          <table:table-cell office:value-type="float" office:value="0.880174291938998" calcext:value-type="float">
            <text:p>0.8801742919</text:p>
          </table:table-cell>
          <table:table-cell/>
        </table:table-row>
        <table:table-row table:style-name="ro1">
          <table:table-cell office:value-type="float" office:value="0.184751773049645" calcext:value-type="float">
            <text:p>0.184751773</text:p>
          </table:table-cell>
          <table:table-cell office:value-type="float" office:value="0.880174291938998" calcext:value-type="float">
            <text:p>0.8801742919</text:p>
          </table:table-cell>
          <table:table-cell/>
        </table:table-row>
        <table:table-row table:style-name="ro1">
          <table:table-cell office:value-type="float" office:value="0.186170212765957" calcext:value-type="float">
            <text:p>0.1861702128</text:p>
          </table:table-cell>
          <table:table-cell office:value-type="float" office:value="0.882352941176471" calcext:value-type="float">
            <text:p>0.8823529412</text:p>
          </table:table-cell>
          <table:table-cell/>
        </table:table-row>
        <table:table-row table:style-name="ro1">
          <table:table-cell office:value-type="float" office:value="0.187943262411347" calcext:value-type="float">
            <text:p>0.1879432624</text:p>
          </table:table-cell>
          <table:table-cell office:value-type="float" office:value="0.882352941176471" calcext:value-type="float">
            <text:p>0.8823529412</text:p>
          </table:table-cell>
          <table:table-cell/>
        </table:table-row>
        <table:table-row table:style-name="ro1">
          <table:table-cell office:value-type="float" office:value="0.188652482269504" calcext:value-type="float">
            <text:p>0.1886524823</text:p>
          </table:table-cell>
          <table:table-cell office:value-type="float" office:value="0.884531590413943" calcext:value-type="float">
            <text:p>0.8845315904</text:p>
          </table:table-cell>
          <table:table-cell/>
        </table:table-row>
        <table:table-row table:style-name="ro1">
          <table:table-cell office:value-type="float" office:value="0.191489361702128" calcext:value-type="float">
            <text:p>0.1914893617</text:p>
          </table:table-cell>
          <table:table-cell office:value-type="float" office:value="0.888888888888889" calcext:value-type="float">
            <text:p>0.8888888889</text:p>
          </table:table-cell>
          <table:table-cell/>
        </table:table-row>
        <table:table-row table:style-name="ro1">
          <table:table-cell office:value-type="float" office:value="0.196099290780142" calcext:value-type="float">
            <text:p>0.1960992908</text:p>
          </table:table-cell>
          <table:table-cell office:value-type="float" office:value="0.886710239651416" calcext:value-type="float">
            <text:p>0.8867102397</text:p>
          </table:table-cell>
          <table:table-cell/>
        </table:table-row>
        <table:table-row table:style-name="ro1">
          <table:table-cell office:value-type="float" office:value="0.196099290780142" calcext:value-type="float">
            <text:p>0.1960992908</text:p>
          </table:table-cell>
          <table:table-cell office:value-type="float" office:value="0.888888888888889" calcext:value-type="float">
            <text:p>0.8888888889</text:p>
          </table:table-cell>
          <table:table-cell/>
        </table:table-row>
        <table:table-row table:style-name="ro1">
          <table:table-cell office:value-type="float" office:value="0.196808510638298" calcext:value-type="float">
            <text:p>0.1968085106</text:p>
          </table:table-cell>
          <table:table-cell office:value-type="float" office:value="0.886710239651416" calcext:value-type="float">
            <text:p>0.8867102397</text:p>
          </table:table-cell>
          <table:table-cell/>
        </table:table-row>
        <table:table-row table:style-name="ro1">
          <table:table-cell office:value-type="float" office:value="0.197517730496454" calcext:value-type="float">
            <text:p>0.1975177305</text:p>
          </table:table-cell>
          <table:table-cell office:value-type="float" office:value="0.891067538126362" calcext:value-type="float">
            <text:p>0.8910675381</text:p>
          </table:table-cell>
          <table:table-cell/>
        </table:table-row>
        <table:table-row table:style-name="ro1">
          <table:table-cell office:value-type="float" office:value="0.19822695035461" calcext:value-type="float">
            <text:p>0.1982269504</text:p>
          </table:table-cell>
          <table:table-cell office:value-type="float" office:value="0.891067538126362" calcext:value-type="float">
            <text:p>0.8910675381</text:p>
          </table:table-cell>
          <table:table-cell/>
        </table:table-row>
        <table:table-row table:style-name="ro1">
          <table:table-cell office:value-type="float" office:value="0.202127659574468" calcext:value-type="float">
            <text:p>0.2021276596</text:p>
          </table:table-cell>
          <table:table-cell office:value-type="float" office:value="0.891067538126362" calcext:value-type="float">
            <text:p>0.8910675381</text:p>
          </table:table-cell>
          <table:table-cell/>
        </table:table-row>
        <table:table-row table:style-name="ro1">
          <table:table-cell office:value-type="float" office:value="0.203191489361702" calcext:value-type="float">
            <text:p>0.2031914894</text:p>
          </table:table-cell>
          <table:table-cell office:value-type="float" office:value="0.895424836601307" calcext:value-type="float">
            <text:p>0.8954248366</text:p>
          </table:table-cell>
          <table:table-cell/>
        </table:table-row>
        <table:table-row table:style-name="ro1">
          <table:table-cell office:value-type="float" office:value="0.206382978723404" calcext:value-type="float">
            <text:p>0.2063829787</text:p>
          </table:table-cell>
          <table:table-cell office:value-type="float" office:value="0.895424836601307" calcext:value-type="float">
            <text:p>0.8954248366</text:p>
          </table:table-cell>
          <table:table-cell/>
        </table:table-row>
        <table:table-row table:style-name="ro1">
          <table:table-cell office:value-type="float" office:value="0.20709219858156" calcext:value-type="float">
            <text:p>0.2070921986</text:p>
          </table:table-cell>
          <table:table-cell office:value-type="float" office:value="0.895424836601307" calcext:value-type="float">
            <text:p>0.8954248366</text:p>
          </table:table-cell>
          <table:table-cell/>
        </table:table-row>
        <table:table-row table:style-name="ro1">
          <table:table-cell office:value-type="float" office:value="0.207446808510638" calcext:value-type="float">
            <text:p>0.2074468085</text:p>
          </table:table-cell>
          <table:table-cell office:value-type="float" office:value="0.895424836601307" calcext:value-type="float">
            <text:p>0.8954248366</text:p>
          </table:table-cell>
          <table:table-cell/>
        </table:table-row>
        <table:table-row table:style-name="ro1">
          <table:table-cell office:value-type="float" office:value="0.209574468085106" calcext:value-type="float">
            <text:p>0.2095744681</text:p>
          </table:table-cell>
          <table:table-cell office:value-type="float" office:value="0.901960784313726" calcext:value-type="float">
            <text:p>0.9019607843</text:p>
          </table:table-cell>
          <table:table-cell/>
        </table:table-row>
        <table:table-row table:style-name="ro1">
          <table:table-cell office:value-type="float" office:value="0.209929078014184" calcext:value-type="float">
            <text:p>0.209929078</text:p>
          </table:table-cell>
          <table:table-cell office:value-type="float" office:value="0.89760348583878" calcext:value-type="float">
            <text:p>0.8976034858</text:p>
          </table:table-cell>
          <table:table-cell/>
        </table:table-row>
        <table:table-row table:style-name="ro1">
          <table:table-cell office:value-type="float" office:value="0.210283687943262" calcext:value-type="float">
            <text:p>0.2102836879</text:p>
          </table:table-cell>
          <table:table-cell office:value-type="float" office:value="0.89760348583878" calcext:value-type="float">
            <text:p>0.8976034858</text:p>
          </table:table-cell>
          <table:table-cell/>
        </table:table-row>
        <table:table-row table:style-name="ro1">
          <table:table-cell office:value-type="float" office:value="0.211347517730496" calcext:value-type="float">
            <text:p>0.2113475177</text:p>
          </table:table-cell>
          <table:table-cell office:value-type="float" office:value="0.901960784313726" calcext:value-type="float">
            <text:p>0.9019607843</text:p>
          </table:table-cell>
          <table:table-cell/>
        </table:table-row>
        <table:table-row table:style-name="ro1">
          <table:table-cell office:value-type="float" office:value="0.212765957446808" calcext:value-type="float">
            <text:p>0.2127659574</text:p>
          </table:table-cell>
          <table:table-cell office:value-type="float" office:value="0.901960784313726" calcext:value-type="float">
            <text:p>0.9019607843</text:p>
          </table:table-cell>
          <table:table-cell/>
        </table:table-row>
        <table:table-row table:style-name="ro1">
          <table:table-cell office:value-type="float" office:value="0.223758865248227" calcext:value-type="float">
            <text:p>0.2237588652</text:p>
          </table:table-cell>
          <table:table-cell office:value-type="float" office:value="0.904139433551198" calcext:value-type="float">
            <text:p>0.9041394336</text:p>
          </table:table-cell>
          <table:table-cell/>
        </table:table-row>
        <table:table-row table:style-name="ro1">
          <table:table-cell office:value-type="float" office:value="0.223758865248227" calcext:value-type="float">
            <text:p>0.2237588652</text:p>
          </table:table-cell>
          <table:table-cell office:value-type="float" office:value="0.908496732026144" calcext:value-type="float">
            <text:p>0.908496732</text:p>
          </table:table-cell>
          <table:table-cell/>
        </table:table-row>
        <table:table-row table:style-name="ro1">
          <table:table-cell office:value-type="float" office:value="0.225886524822695" calcext:value-type="float">
            <text:p>0.2258865248</text:p>
          </table:table-cell>
          <table:table-cell office:value-type="float" office:value="0.908496732026144" calcext:value-type="float">
            <text:p>0.908496732</text:p>
          </table:table-cell>
          <table:table-cell/>
        </table:table-row>
        <table:table-row table:style-name="ro1">
          <table:table-cell office:value-type="float" office:value="0.227659574468085" calcext:value-type="float">
            <text:p>0.2276595745</text:p>
          </table:table-cell>
          <table:table-cell office:value-type="float" office:value="0.908496732026144" calcext:value-type="float">
            <text:p>0.908496732</text:p>
          </table:table-cell>
          <table:table-cell/>
        </table:table-row>
        <table:table-row table:style-name="ro1">
          <table:table-cell office:value-type="float" office:value="0.229787234042553" calcext:value-type="float">
            <text:p>0.229787234</text:p>
          </table:table-cell>
          <table:table-cell office:value-type="float" office:value="0.908496732026144" calcext:value-type="float">
            <text:p>0.908496732</text:p>
          </table:table-cell>
          <table:table-cell/>
        </table:table-row>
        <table:table-row table:style-name="ro1">
          <table:table-cell office:value-type="float" office:value="0.231205673758865" calcext:value-type="float">
            <text:p>0.2312056738</text:p>
          </table:table-cell>
          <table:table-cell office:value-type="float" office:value="0.908496732026144" calcext:value-type="float">
            <text:p>0.908496732</text:p>
          </table:table-cell>
          <table:table-cell/>
        </table:table-row>
        <table:table-row table:style-name="ro1">
          <table:table-cell office:value-type="float" office:value="0.232978723404255" calcext:value-type="float">
            <text:p>0.2329787234</text:p>
          </table:table-cell>
          <table:table-cell office:value-type="float" office:value="0.908496732026144" calcext:value-type="float">
            <text:p>0.908496732</text:p>
          </table:table-cell>
          <table:table-cell/>
        </table:table-row>
        <table:table-row table:style-name="ro1">
          <table:table-cell office:value-type="float" office:value="0.234751773049645" calcext:value-type="float">
            <text:p>0.234751773</text:p>
          </table:table-cell>
          <table:table-cell office:value-type="float" office:value="0.908496732026144" calcext:value-type="float">
            <text:p>0.908496732</text:p>
          </table:table-cell>
          <table:table-cell/>
        </table:table-row>
        <table:table-row table:style-name="ro1">
          <table:table-cell office:value-type="float" office:value="0.236170212765957" calcext:value-type="float">
            <text:p>0.2361702128</text:p>
          </table:table-cell>
          <table:table-cell office:value-type="float" office:value="0.912854030501089" calcext:value-type="float">
            <text:p>0.9128540305</text:p>
          </table:table-cell>
          <table:table-cell/>
        </table:table-row>
        <table:table-row table:style-name="ro1">
          <table:table-cell office:value-type="float" office:value="0.237588652482269" calcext:value-type="float">
            <text:p>0.2375886525</text:p>
          </table:table-cell>
          <table:table-cell office:value-type="float" office:value="0.910675381263617" calcext:value-type="float">
            <text:p>0.9106753813</text:p>
          </table:table-cell>
          <table:table-cell/>
        </table:table-row>
        <table:table-row table:style-name="ro1">
          <table:table-cell office:value-type="float" office:value="0.24113475177305" calcext:value-type="float">
            <text:p>0.2411347518</text:p>
          </table:table-cell>
          <table:table-cell office:value-type="float" office:value="0.912854030501089" calcext:value-type="float">
            <text:p>0.9128540305</text:p>
          </table:table-cell>
          <table:table-cell/>
        </table:table-row>
        <table:table-row table:style-name="ro1">
          <table:table-cell office:value-type="float" office:value="0.243971631205674" calcext:value-type="float">
            <text:p>0.2439716312</text:p>
          </table:table-cell>
          <table:table-cell office:value-type="float" office:value="0.912854030501089" calcext:value-type="float">
            <text:p>0.9128540305</text:p>
          </table:table-cell>
          <table:table-cell/>
        </table:table-row>
        <table:table-row table:style-name="ro1">
          <table:table-cell office:value-type="float" office:value="0.248581560283688" calcext:value-type="float">
            <text:p>0.2485815603</text:p>
          </table:table-cell>
          <table:table-cell office:value-type="float" office:value="0.917211328976035" calcext:value-type="float">
            <text:p>0.917211329</text:p>
          </table:table-cell>
          <table:table-cell/>
        </table:table-row>
        <table:table-row table:style-name="ro1">
          <table:table-cell office:value-type="float" office:value="0.248936170212766" calcext:value-type="float">
            <text:p>0.2489361702</text:p>
          </table:table-cell>
          <table:table-cell office:value-type="float" office:value="0.917211328976035" calcext:value-type="float">
            <text:p>0.917211329</text:p>
          </table:table-cell>
          <table:table-cell/>
        </table:table-row>
        <table:table-row table:style-name="ro1">
          <table:table-cell office:value-type="float" office:value="0.249645390070922" calcext:value-type="float">
            <text:p>0.2496453901</text:p>
          </table:table-cell>
          <table:table-cell office:value-type="float" office:value="0.915032679738562" calcext:value-type="float">
            <text:p>0.9150326797</text:p>
          </table:table-cell>
          <table:table-cell/>
        </table:table-row>
        <table:table-row table:style-name="ro1">
          <table:table-cell office:value-type="float" office:value="0.25177304964539" calcext:value-type="float">
            <text:p>0.2517730496</text:p>
          </table:table-cell>
          <table:table-cell office:value-type="float" office:value="0.917211328976035" calcext:value-type="float">
            <text:p>0.917211329</text:p>
          </table:table-cell>
          <table:table-cell/>
        </table:table-row>
        <table:table-row table:style-name="ro1">
          <table:table-cell office:value-type="float" office:value="0.254255319148936" calcext:value-type="float">
            <text:p>0.2542553191</text:p>
          </table:table-cell>
          <table:table-cell office:value-type="float" office:value="0.917211328976035" calcext:value-type="float">
            <text:p>0.917211329</text:p>
          </table:table-cell>
          <table:table-cell/>
        </table:table-row>
        <table:table-row table:style-name="ro1">
          <table:table-cell office:value-type="float" office:value="0.256028368794326" calcext:value-type="float">
            <text:p>0.2560283688</text:p>
          </table:table-cell>
          <table:table-cell office:value-type="float" office:value="0.919389978213508" calcext:value-type="float">
            <text:p>0.9193899782</text:p>
          </table:table-cell>
          <table:table-cell/>
        </table:table-row>
        <table:table-row table:style-name="ro1">
          <table:table-cell office:value-type="float" office:value="0.256737588652482" calcext:value-type="float">
            <text:p>0.2567375887</text:p>
          </table:table-cell>
          <table:table-cell office:value-type="float" office:value="0.92156862745098" calcext:value-type="float">
            <text:p>0.9215686275</text:p>
          </table:table-cell>
          <table:table-cell/>
        </table:table-row>
        <table:table-row table:style-name="ro1">
          <table:table-cell office:value-type="float" office:value="0.25709219858156" calcext:value-type="float">
            <text:p>0.2570921986</text:p>
          </table:table-cell>
          <table:table-cell office:value-type="float" office:value="0.917211328976035" calcext:value-type="float">
            <text:p>0.917211329</text:p>
          </table:table-cell>
          <table:table-cell/>
        </table:table-row>
        <table:table-row table:style-name="ro1">
          <table:table-cell office:value-type="float" office:value="0.25886524822695" calcext:value-type="float">
            <text:p>0.2588652482</text:p>
          </table:table-cell>
          <table:table-cell office:value-type="float" office:value="0.92156862745098" calcext:value-type="float">
            <text:p>0.9215686275</text:p>
          </table:table-cell>
          <table:table-cell/>
        </table:table-row>
        <table:table-row table:style-name="ro1">
          <table:table-cell office:value-type="float" office:value="0.262765957446808" calcext:value-type="float">
            <text:p>0.2627659574</text:p>
          </table:table-cell>
          <table:table-cell office:value-type="float" office:value="0.923747276688453" calcext:value-type="float">
            <text:p>0.9237472767</text:p>
          </table:table-cell>
          <table:table-cell/>
        </table:table-row>
        <table:table-row table:style-name="ro1">
          <table:table-cell office:value-type="float" office:value="0.264893617021277" calcext:value-type="float">
            <text:p>0.264893617</text:p>
          </table:table-cell>
          <table:table-cell office:value-type="float" office:value="0.919389978213508" calcext:value-type="float">
            <text:p>0.9193899782</text:p>
          </table:table-cell>
          <table:table-cell/>
        </table:table-row>
        <table:table-row table:style-name="ro1">
          <table:table-cell office:value-type="float" office:value="0.265248226950355" calcext:value-type="float">
            <text:p>0.265248227</text:p>
          </table:table-cell>
          <table:table-cell office:value-type="float" office:value="0.919389978213508" calcext:value-type="float">
            <text:p>0.9193899782</text:p>
          </table:table-cell>
          <table:table-cell/>
        </table:table-row>
        <table:table-row table:style-name="ro1">
          <table:table-cell office:value-type="float" office:value="0.266312056737589" calcext:value-type="float">
            <text:p>0.2663120567</text:p>
          </table:table-cell>
          <table:table-cell office:value-type="float" office:value="0.925925925925926" calcext:value-type="float">
            <text:p>0.9259259259</text:p>
          </table:table-cell>
          <table:table-cell/>
        </table:table-row>
        <table:table-row table:style-name="ro1">
          <table:table-cell office:value-type="float" office:value="0.266666666666667" calcext:value-type="float">
            <text:p>0.2666666667</text:p>
          </table:table-cell>
          <table:table-cell office:value-type="float" office:value="0.92156862745098" calcext:value-type="float">
            <text:p>0.9215686275</text:p>
          </table:table-cell>
          <table:table-cell/>
        </table:table-row>
        <table:table-row table:style-name="ro1">
          <table:table-cell office:value-type="float" office:value="0.271276595744681" calcext:value-type="float">
            <text:p>0.2712765957</text:p>
          </table:table-cell>
          <table:table-cell office:value-type="float" office:value="0.92156862745098" calcext:value-type="float">
            <text:p>0.9215686275</text:p>
          </table:table-cell>
          <table:table-cell/>
        </table:table-row>
        <table:table-row table:style-name="ro1">
          <table:table-cell office:value-type="float" office:value="0.272695035460993" calcext:value-type="float">
            <text:p>0.2726950355</text:p>
          </table:table-cell>
          <table:table-cell office:value-type="float" office:value="0.923747276688453" calcext:value-type="float">
            <text:p>0.9237472767</text:p>
          </table:table-cell>
          <table:table-cell/>
        </table:table-row>
        <table:table-row table:style-name="ro1">
          <table:table-cell office:value-type="float" office:value="0.273758865248227" calcext:value-type="float">
            <text:p>0.2737588652</text:p>
          </table:table-cell>
          <table:table-cell office:value-type="float" office:value="0.923747276688453" calcext:value-type="float">
            <text:p>0.9237472767</text:p>
          </table:table-cell>
          <table:table-cell/>
        </table:table-row>
        <table:table-row table:style-name="ro1">
          <table:table-cell office:value-type="float" office:value="0.275177304964539" calcext:value-type="float">
            <text:p>0.275177305</text:p>
          </table:table-cell>
          <table:table-cell office:value-type="float" office:value="0.925925925925926" calcext:value-type="float">
            <text:p>0.9259259259</text:p>
          </table:table-cell>
          <table:table-cell/>
        </table:table-row>
        <table:table-row table:style-name="ro1">
          <table:table-cell office:value-type="float" office:value="0.276595744680851" calcext:value-type="float">
            <text:p>0.2765957447</text:p>
          </table:table-cell>
          <table:table-cell office:value-type="float" office:value="0.928104575163399" calcext:value-type="float">
            <text:p>0.9281045752</text:p>
          </table:table-cell>
          <table:table-cell/>
        </table:table-row>
        <table:table-row table:style-name="ro1">
          <table:table-cell office:value-type="float" office:value="0.276950354609929" calcext:value-type="float">
            <text:p>0.2769503546</text:p>
          </table:table-cell>
          <table:table-cell office:value-type="float" office:value="0.925925925925926" calcext:value-type="float">
            <text:p>0.9259259259</text:p>
          </table:table-cell>
          <table:table-cell/>
        </table:table-row>
        <table:table-row table:style-name="ro1">
          <table:table-cell office:value-type="float" office:value="0.279432624113475" calcext:value-type="float">
            <text:p>0.2794326241</text:p>
          </table:table-cell>
          <table:table-cell office:value-type="float" office:value="0.923747276688453" calcext:value-type="float">
            <text:p>0.9237472767</text:p>
          </table:table-cell>
          <table:table-cell/>
        </table:table-row>
        <table:table-row table:style-name="ro1">
          <table:table-cell office:value-type="float" office:value="0.279432624113475" calcext:value-type="float">
            <text:p>0.2794326241</text:p>
          </table:table-cell>
          <table:table-cell office:value-type="float" office:value="0.923747276688453" calcext:value-type="float">
            <text:p>0.9237472767</text:p>
          </table:table-cell>
          <table:table-cell/>
        </table:table-row>
        <table:table-row table:style-name="ro1">
          <table:table-cell office:value-type="float" office:value="0.280496453900709" calcext:value-type="float">
            <text:p>0.2804964539</text:p>
          </table:table-cell>
          <table:table-cell office:value-type="float" office:value="0.923747276688453" calcext:value-type="float">
            <text:p>0.9237472767</text:p>
          </table:table-cell>
          <table:table-cell/>
        </table:table-row>
        <table:table-row table:style-name="ro1">
          <table:table-cell office:value-type="float" office:value="0.284397163120567" calcext:value-type="float">
            <text:p>0.2843971631</text:p>
          </table:table-cell>
          <table:table-cell office:value-type="float" office:value="0.930283224400871" calcext:value-type="float">
            <text:p>0.9302832244</text:p>
          </table:table-cell>
          <table:table-cell/>
        </table:table-row>
        <table:table-row table:style-name="ro1">
          <table:table-cell office:value-type="float" office:value="0.286170212765957" calcext:value-type="float">
            <text:p>0.2861702128</text:p>
          </table:table-cell>
          <table:table-cell office:value-type="float" office:value="0.925925925925926" calcext:value-type="float">
            <text:p>0.9259259259</text:p>
          </table:table-cell>
          <table:table-cell/>
        </table:table-row>
        <table:table-row table:style-name="ro1">
          <table:table-cell office:value-type="float" office:value="0.287943262411348" calcext:value-type="float">
            <text:p>0.2879432624</text:p>
          </table:table-cell>
          <table:table-cell office:value-type="float" office:value="0.930283224400871" calcext:value-type="float">
            <text:p>0.9302832244</text:p>
          </table:table-cell>
          <table:table-cell/>
        </table:table-row>
        <table:table-row table:style-name="ro1">
          <table:table-cell office:value-type="float" office:value="0.288652482269503" calcext:value-type="float">
            <text:p>0.2886524823</text:p>
          </table:table-cell>
          <table:table-cell office:value-type="float" office:value="0.928104575163399" calcext:value-type="float">
            <text:p>0.9281045752</text:p>
          </table:table-cell>
          <table:table-cell/>
        </table:table-row>
        <table:table-row table:style-name="ro1">
          <table:table-cell office:value-type="float" office:value="0.289007092198582" calcext:value-type="float">
            <text:p>0.2890070922</text:p>
          </table:table-cell>
          <table:table-cell office:value-type="float" office:value="0.928104575163399" calcext:value-type="float">
            <text:p>0.9281045752</text:p>
          </table:table-cell>
          <table:table-cell/>
        </table:table-row>
        <table:table-row table:style-name="ro1">
          <table:table-cell office:value-type="float" office:value="0.293262411347518" calcext:value-type="float">
            <text:p>0.2932624113</text:p>
          </table:table-cell>
          <table:table-cell office:value-type="float" office:value="0.928104575163399" calcext:value-type="float">
            <text:p>0.9281045752</text:p>
          </table:table-cell>
          <table:table-cell/>
        </table:table-row>
        <table:table-row table:style-name="ro1">
          <table:table-cell office:value-type="float" office:value="0.293617021276596" calcext:value-type="float">
            <text:p>0.2936170213</text:p>
          </table:table-cell>
          <table:table-cell office:value-type="float" office:value="0.930283224400871" calcext:value-type="float">
            <text:p>0.9302832244</text:p>
          </table:table-cell>
          <table:table-cell/>
        </table:table-row>
        <table:table-row table:style-name="ro1">
          <table:table-cell office:value-type="float" office:value="0.293971631205674" calcext:value-type="float">
            <text:p>0.2939716312</text:p>
          </table:table-cell>
          <table:table-cell office:value-type="float" office:value="0.930283224400871" calcext:value-type="float">
            <text:p>0.9302832244</text:p>
          </table:table-cell>
          <table:table-cell/>
        </table:table-row>
        <table:table-row table:style-name="ro1">
          <table:table-cell office:value-type="float" office:value="0.295035460992908" calcext:value-type="float">
            <text:p>0.295035461</text:p>
          </table:table-cell>
          <table:table-cell office:value-type="float" office:value="0.930283224400871" calcext:value-type="float">
            <text:p>0.9302832244</text:p>
          </table:table-cell>
          <table:table-cell/>
        </table:table-row>
        <table:table-row table:style-name="ro1">
          <table:table-cell office:value-type="float" office:value="0.298581560283688" calcext:value-type="float">
            <text:p>0.2985815603</text:p>
          </table:table-cell>
          <table:table-cell office:value-type="float" office:value="0.930283224400871" calcext:value-type="float">
            <text:p>0.9302832244</text:p>
          </table:table-cell>
          <table:table-cell/>
        </table:table-row>
        <table:table-row table:style-name="ro1">
          <table:table-cell office:value-type="float" office:value="0.298936170212766" calcext:value-type="float">
            <text:p>0.2989361702</text:p>
          </table:table-cell>
          <table:table-cell office:value-type="float" office:value="0.928104575163399" calcext:value-type="float">
            <text:p>0.9281045752</text:p>
          </table:table-cell>
          <table:table-cell/>
        </table:table-row>
        <table:table-row table:style-name="ro1">
          <table:table-cell office:value-type="float" office:value="0.303900709219858" calcext:value-type="float">
            <text:p>0.3039007092</text:p>
          </table:table-cell>
          <table:table-cell office:value-type="float" office:value="0.932461873638344" calcext:value-type="float">
            <text:p>0.9324618736</text:p>
          </table:table-cell>
          <table:table-cell/>
        </table:table-row>
        <table:table-row table:style-name="ro1">
          <table:table-cell office:value-type="float" office:value="0.306737588652482" calcext:value-type="float">
            <text:p>0.3067375887</text:p>
          </table:table-cell>
          <table:table-cell office:value-type="float" office:value="0.932461873638344" calcext:value-type="float">
            <text:p>0.9324618736</text:p>
          </table:table-cell>
          <table:table-cell/>
        </table:table-row>
        <table:table-row table:style-name="ro1">
          <table:table-cell office:value-type="float" office:value="0.306737588652482" calcext:value-type="float">
            <text:p>0.3067375887</text:p>
          </table:table-cell>
          <table:table-cell office:value-type="float" office:value="0.934640522875817" calcext:value-type="float">
            <text:p>0.9346405229</text:p>
          </table:table-cell>
          <table:table-cell/>
        </table:table-row>
        <table:table-row table:style-name="ro1">
          <table:table-cell office:value-type="float" office:value="0.308156028368794" calcext:value-type="float">
            <text:p>0.3081560284</text:p>
          </table:table-cell>
          <table:table-cell office:value-type="float" office:value="0.93681917211329" calcext:value-type="float">
            <text:p>0.9368191721</text:p>
          </table:table-cell>
          <table:table-cell/>
        </table:table-row>
        <table:table-row table:style-name="ro1">
          <table:table-cell office:value-type="float" office:value="0.310283687943262" calcext:value-type="float">
            <text:p>0.3102836879</text:p>
          </table:table-cell>
          <table:table-cell office:value-type="float" office:value="0.934640522875817" calcext:value-type="float">
            <text:p>0.9346405229</text:p>
          </table:table-cell>
          <table:table-cell/>
        </table:table-row>
        <table:table-row table:style-name="ro1">
          <table:table-cell office:value-type="float" office:value="0.314539007092199" calcext:value-type="float">
            <text:p>0.3145390071</text:p>
          </table:table-cell>
          <table:table-cell office:value-type="float" office:value="0.938997821350762" calcext:value-type="float">
            <text:p>0.9389978214</text:p>
          </table:table-cell>
          <table:table-cell/>
        </table:table-row>
        <table:table-row table:style-name="ro1">
          <table:table-cell office:value-type="float" office:value="0.317375886524823" calcext:value-type="float">
            <text:p>0.3173758865</text:p>
          </table:table-cell>
          <table:table-cell office:value-type="float" office:value="0.938997821350762" calcext:value-type="float">
            <text:p>0.9389978214</text:p>
          </table:table-cell>
          <table:table-cell/>
        </table:table-row>
        <table:table-row table:style-name="ro1">
          <table:table-cell office:value-type="float" office:value="0.318439716312057" calcext:value-type="float">
            <text:p>0.3184397163</text:p>
          </table:table-cell>
          <table:table-cell office:value-type="float" office:value="0.941176470588235" calcext:value-type="float">
            <text:p>0.9411764706</text:p>
          </table:table-cell>
          <table:table-cell/>
        </table:table-row>
        <table:table-row table:style-name="ro1">
          <table:table-cell office:value-type="float" office:value="0.319503546099291" calcext:value-type="float">
            <text:p>0.3195035461</text:p>
          </table:table-cell>
          <table:table-cell office:value-type="float" office:value="0.941176470588235" calcext:value-type="float">
            <text:p>0.9411764706</text:p>
          </table:table-cell>
          <table:table-cell/>
        </table:table-row>
        <table:table-row table:style-name="ro1">
          <table:table-cell office:value-type="float" office:value="0.320921985815603" calcext:value-type="float">
            <text:p>0.3209219858</text:p>
          </table:table-cell>
          <table:table-cell office:value-type="float" office:value="0.941176470588235" calcext:value-type="float">
            <text:p>0.9411764706</text:p>
          </table:table-cell>
          <table:table-cell/>
        </table:table-row>
        <table:table-row table:style-name="ro1">
          <table:table-cell office:value-type="float" office:value="0.324468085106383" calcext:value-type="float">
            <text:p>0.3244680851</text:p>
          </table:table-cell>
          <table:table-cell office:value-type="float" office:value="0.947712418300653" calcext:value-type="float">
            <text:p>0.9477124183</text:p>
          </table:table-cell>
          <table:table-cell/>
        </table:table-row>
        <table:table-row table:style-name="ro1">
          <table:table-cell office:value-type="float" office:value="0.325886524822695" calcext:value-type="float">
            <text:p>0.3258865248</text:p>
          </table:table-cell>
          <table:table-cell office:value-type="float" office:value="0.943355119825708" calcext:value-type="float">
            <text:p>0.9433551198</text:p>
          </table:table-cell>
          <table:table-cell/>
        </table:table-row>
        <table:table-row table:style-name="ro1">
          <table:table-cell office:value-type="float" office:value="0.327659574468085" calcext:value-type="float">
            <text:p>0.3276595745</text:p>
          </table:table-cell>
          <table:table-cell office:value-type="float" office:value="0.945533769063181" calcext:value-type="float">
            <text:p>0.9455337691</text:p>
          </table:table-cell>
          <table:table-cell/>
        </table:table-row>
        <table:table-row table:style-name="ro1">
          <table:table-cell office:value-type="float" office:value="0.328723404255319" calcext:value-type="float">
            <text:p>0.3287234043</text:p>
          </table:table-cell>
          <table:table-cell office:value-type="float" office:value="0.952069716775599" calcext:value-type="float">
            <text:p>0.9520697168</text:p>
          </table:table-cell>
          <table:table-cell/>
        </table:table-row>
        <table:table-row table:style-name="ro1">
          <table:table-cell office:value-type="float" office:value="0.331560283687943" calcext:value-type="float">
            <text:p>0.3315602837</text:p>
          </table:table-cell>
          <table:table-cell office:value-type="float" office:value="0.947712418300653" calcext:value-type="float">
            <text:p>0.9477124183</text:p>
          </table:table-cell>
          <table:table-cell/>
        </table:table-row>
        <table:table-row table:style-name="ro1">
          <table:table-cell office:value-type="float" office:value="0.331560283687943" calcext:value-type="float">
            <text:p>0.3315602837</text:p>
          </table:table-cell>
          <table:table-cell office:value-type="float" office:value="0.947712418300653" calcext:value-type="float">
            <text:p>0.9477124183</text:p>
          </table:table-cell>
          <table:table-cell/>
        </table:table-row>
        <table:table-row table:style-name="ro1">
          <table:table-cell office:value-type="float" office:value="0.334751773049645" calcext:value-type="float">
            <text:p>0.334751773</text:p>
          </table:table-cell>
          <table:table-cell office:value-type="float" office:value="0.952069716775599" calcext:value-type="float">
            <text:p>0.9520697168</text:p>
          </table:table-cell>
          <table:table-cell/>
        </table:table-row>
        <table:table-row table:style-name="ro1">
          <table:table-cell office:value-type="float" office:value="0.335815602836879" calcext:value-type="float">
            <text:p>0.3358156028</text:p>
          </table:table-cell>
          <table:table-cell office:value-type="float" office:value="0.949891067538126" calcext:value-type="float">
            <text:p>0.9498910675</text:p>
          </table:table-cell>
          <table:table-cell/>
        </table:table-row>
        <table:table-row table:style-name="ro1">
          <table:table-cell office:value-type="float" office:value="0.336170212765957" calcext:value-type="float">
            <text:p>0.3361702128</text:p>
          </table:table-cell>
          <table:table-cell office:value-type="float" office:value="0.949891067538126" calcext:value-type="float">
            <text:p>0.9498910675</text:p>
          </table:table-cell>
          <table:table-cell/>
        </table:table-row>
        <table:table-row table:style-name="ro1">
          <table:table-cell office:value-type="float" office:value="0.338652482269504" calcext:value-type="float">
            <text:p>0.3386524823</text:p>
          </table:table-cell>
          <table:table-cell office:value-type="float" office:value="0.949891067538126" calcext:value-type="float">
            <text:p>0.9498910675</text:p>
          </table:table-cell>
          <table:table-cell/>
        </table:table-row>
        <table:table-row table:style-name="ro1">
          <table:table-cell office:value-type="float" office:value="0.339716312056738" calcext:value-type="float">
            <text:p>0.3397163121</text:p>
          </table:table-cell>
          <table:table-cell office:value-type="float" office:value="0.952069716775599" calcext:value-type="float">
            <text:p>0.9520697168</text:p>
          </table:table-cell>
          <table:table-cell/>
        </table:table-row>
        <table:table-row table:style-name="ro1">
          <table:table-cell office:value-type="float" office:value="0.342553191489362" calcext:value-type="float">
            <text:p>0.3425531915</text:p>
          </table:table-cell>
          <table:table-cell office:value-type="float" office:value="0.956427015250545" calcext:value-type="float">
            <text:p>0.9564270153</text:p>
          </table:table-cell>
          <table:table-cell/>
        </table:table-row>
        <table:table-row table:style-name="ro1">
          <table:table-cell office:value-type="float" office:value="0.343262411347518" calcext:value-type="float">
            <text:p>0.3432624113</text:p>
          </table:table-cell>
          <table:table-cell office:value-type="float" office:value="0.954248366013072" calcext:value-type="float">
            <text:p>0.954248366</text:p>
          </table:table-cell>
          <table:table-cell/>
        </table:table-row>
        <table:table-row table:style-name="ro1">
          <table:table-cell office:value-type="float" office:value="0.343617021276596" calcext:value-type="float">
            <text:p>0.3436170213</text:p>
          </table:table-cell>
          <table:table-cell office:value-type="float" office:value="0.952069716775599" calcext:value-type="float">
            <text:p>0.9520697168</text:p>
          </table:table-cell>
          <table:table-cell/>
        </table:table-row>
        <table:table-row table:style-name="ro1">
          <table:table-cell office:value-type="float" office:value="0.346808510638298" calcext:value-type="float">
            <text:p>0.3468085106</text:p>
          </table:table-cell>
          <table:table-cell office:value-type="float" office:value="0.954248366013072" calcext:value-type="float">
            <text:p>0.954248366</text:p>
          </table:table-cell>
          <table:table-cell/>
        </table:table-row>
        <table:table-row table:style-name="ro1">
          <table:table-cell office:value-type="float" office:value="0.34822695035461" calcext:value-type="float">
            <text:p>0.3482269504</text:p>
          </table:table-cell>
          <table:table-cell office:value-type="float" office:value="0.956427015250545" calcext:value-type="float">
            <text:p>0.9564270153</text:p>
          </table:table-cell>
          <table:table-cell/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956427015250545" calcext:value-type="float">
            <text:p>0.9564270153</text:p>
          </table:table-cell>
          <table:table-cell/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958605664488017" calcext:value-type="float">
            <text:p>0.9586056645</text:p>
          </table:table-cell>
          <table:table-cell/>
        </table:table-row>
        <table:table-row table:style-name="ro1">
          <table:table-cell office:value-type="float" office:value="0.354255319148936" calcext:value-type="float">
            <text:p>0.3542553191</text:p>
          </table:table-cell>
          <table:table-cell office:value-type="float" office:value="0.956427015250545" calcext:value-type="float">
            <text:p>0.9564270153</text:p>
          </table:table-cell>
          <table:table-cell/>
        </table:table-row>
        <table:table-row table:style-name="ro1">
          <table:table-cell office:value-type="float" office:value="0.354609929078014" calcext:value-type="float">
            <text:p>0.3546099291</text:p>
          </table:table-cell>
          <table:table-cell office:value-type="float" office:value="0.956427015250545" calcext:value-type="float">
            <text:p>0.9564270153</text:p>
          </table:table-cell>
          <table:table-cell/>
        </table:table-row>
        <table:table-row table:style-name="ro1">
          <table:table-cell office:value-type="float" office:value="0.354964539007092" calcext:value-type="float">
            <text:p>0.354964539</text:p>
          </table:table-cell>
          <table:table-cell office:value-type="float" office:value="0.958605664488017" calcext:value-type="float">
            <text:p>0.9586056645</text:p>
          </table:table-cell>
          <table:table-cell/>
        </table:table-row>
        <table:table-row table:style-name="ro1">
          <table:table-cell office:value-type="float" office:value="0.356028368794326" calcext:value-type="float">
            <text:p>0.3560283688</text:p>
          </table:table-cell>
          <table:table-cell office:value-type="float" office:value="0.958605664488017" calcext:value-type="float">
            <text:p>0.9586056645</text:p>
          </table:table-cell>
          <table:table-cell/>
        </table:table-row>
        <table:table-row table:style-name="ro1">
          <table:table-cell office:value-type="float" office:value="0.358156028368794" calcext:value-type="float">
            <text:p>0.3581560284</text:p>
          </table:table-cell>
          <table:table-cell office:value-type="float" office:value="0.958605664488017" calcext:value-type="float">
            <text:p>0.9586056645</text:p>
          </table:table-cell>
          <table:table-cell/>
        </table:table-row>
        <table:table-row table:style-name="ro1">
          <table:table-cell office:value-type="float" office:value="0.363829787234043" calcext:value-type="float">
            <text:p>0.3638297872</text:p>
          </table:table-cell>
          <table:table-cell office:value-type="float" office:value="0.956427015250545" calcext:value-type="float">
            <text:p>0.9564270153</text:p>
          </table:table-cell>
          <table:table-cell/>
        </table:table-row>
        <table:table-row table:style-name="ro1">
          <table:table-cell office:value-type="float" office:value="0.367730496453901" calcext:value-type="float">
            <text:p>0.3677304965</text:p>
          </table:table-cell>
          <table:table-cell office:value-type="float" office:value="0.958605664488017" calcext:value-type="float">
            <text:p>0.9586056645</text:p>
          </table:table-cell>
          <table:table-cell/>
        </table:table-row>
        <table:table-row table:style-name="ro1">
          <table:table-cell office:value-type="float" office:value="0.368085106382979" calcext:value-type="float">
            <text:p>0.3680851064</text:p>
          </table:table-cell>
          <table:table-cell office:value-type="float" office:value="0.96078431372549" calcext:value-type="float">
            <text:p>0.9607843137</text:p>
          </table:table-cell>
          <table:table-cell/>
        </table:table-row>
        <table:table-row table:style-name="ro1">
          <table:table-cell office:value-type="float" office:value="0.368439716312057" calcext:value-type="float">
            <text:p>0.3684397163</text:p>
          </table:table-cell>
          <table:table-cell office:value-type="float" office:value="0.96078431372549" calcext:value-type="float">
            <text:p>0.9607843137</text:p>
          </table:table-cell>
          <table:table-cell/>
        </table:table-row>
        <table:table-row table:style-name="ro1">
          <table:table-cell office:value-type="float" office:value="0.369858156028369" calcext:value-type="float">
            <text:p>0.369858156</text:p>
          </table:table-cell>
          <table:table-cell office:value-type="float" office:value="0.96078431372549" calcext:value-type="float">
            <text:p>0.9607843137</text:p>
          </table:table-cell>
          <table:table-cell/>
        </table:table-row>
        <table:table-row table:style-name="ro1">
          <table:table-cell office:value-type="float" office:value="0.371985815602837" calcext:value-type="float">
            <text:p>0.3719858156</text:p>
          </table:table-cell>
          <table:table-cell office:value-type="float" office:value="0.958605664488017" calcext:value-type="float">
            <text:p>0.9586056645</text:p>
          </table:table-cell>
          <table:table-cell/>
        </table:table-row>
        <table:table-row table:style-name="ro1">
          <table:table-cell office:value-type="float" office:value="0.372340425531915" calcext:value-type="float">
            <text:p>0.3723404255</text:p>
          </table:table-cell>
          <table:table-cell office:value-type="float" office:value="0.958605664488017" calcext:value-type="float">
            <text:p>0.9586056645</text:p>
          </table:table-cell>
          <table:table-cell/>
        </table:table-row>
        <table:table-row table:style-name="ro1">
          <table:table-cell office:value-type="float" office:value="0.373049645390071" calcext:value-type="float">
            <text:p>0.3730496454</text:p>
          </table:table-cell>
          <table:table-cell office:value-type="float" office:value="0.958605664488017" calcext:value-type="float">
            <text:p>0.9586056645</text:p>
          </table:table-cell>
          <table:table-cell/>
        </table:table-row>
        <table:table-row table:style-name="ro1">
          <table:table-cell office:value-type="float" office:value="0.373404255319149" calcext:value-type="float">
            <text:p>0.3734042553</text:p>
          </table:table-cell>
          <table:table-cell office:value-type="float" office:value="0.958605664488017" calcext:value-type="float">
            <text:p>0.9586056645</text:p>
          </table:table-cell>
          <table:table-cell/>
        </table:table-row>
        <table:table-row table:style-name="ro1">
          <table:table-cell office:value-type="float" office:value="0.379432624113475" calcext:value-type="float">
            <text:p>0.3794326241</text:p>
          </table:table-cell>
          <table:table-cell office:value-type="float" office:value="0.958605664488017" calcext:value-type="float">
            <text:p>0.9586056645</text:p>
          </table:table-cell>
          <table:table-cell/>
        </table:table-row>
        <table:table-row table:style-name="ro1">
          <table:table-cell office:value-type="float" office:value="0.380851063829787" calcext:value-type="float">
            <text:p>0.3808510638</text:p>
          </table:table-cell>
          <table:table-cell office:value-type="float" office:value="0.958605664488017" calcext:value-type="float">
            <text:p>0.9586056645</text:p>
          </table:table-cell>
          <table:table-cell/>
        </table:table-row>
        <table:table-row table:style-name="ro1">
          <table:table-cell office:value-type="float" office:value="0.382269503546099" calcext:value-type="float">
            <text:p>0.3822695035</text:p>
          </table:table-cell>
          <table:table-cell office:value-type="float" office:value="0.958605664488017" calcext:value-type="float">
            <text:p>0.9586056645</text:p>
          </table:table-cell>
          <table:table-cell/>
        </table:table-row>
        <table:table-row table:style-name="ro1">
          <table:table-cell office:value-type="float" office:value="0.383687943262411" calcext:value-type="float">
            <text:p>0.3836879433</text:p>
          </table:table-cell>
          <table:table-cell office:value-type="float" office:value="0.958605664488017" calcext:value-type="float">
            <text:p>0.9586056645</text:p>
          </table:table-cell>
          <table:table-cell/>
        </table:table-row>
        <table:table-row table:style-name="ro1">
          <table:table-cell office:value-type="float" office:value="0.385815602836879" calcext:value-type="float">
            <text:p>0.3858156028</text:p>
          </table:table-cell>
          <table:table-cell office:value-type="float" office:value="0.96078431372549" calcext:value-type="float">
            <text:p>0.9607843137</text:p>
          </table:table-cell>
          <table:table-cell/>
        </table:table-row>
        <table:table-row table:style-name="ro1">
          <table:table-cell office:value-type="float" office:value="0.387588652482269" calcext:value-type="float">
            <text:p>0.3875886525</text:p>
          </table:table-cell>
          <table:table-cell office:value-type="float" office:value="0.96078431372549" calcext:value-type="float">
            <text:p>0.9607843137</text:p>
          </table:table-cell>
          <table:table-cell/>
        </table:table-row>
        <table:table-row table:style-name="ro1">
          <table:table-cell office:value-type="float" office:value="0.388297872340425" calcext:value-type="float">
            <text:p>0.3882978723</text:p>
          </table:table-cell>
          <table:table-cell office:value-type="float" office:value="0.96078431372549" calcext:value-type="float">
            <text:p>0.9607843137</text:p>
          </table:table-cell>
          <table:table-cell/>
        </table:table-row>
        <table:table-row table:style-name="ro1">
          <table:table-cell office:value-type="float" office:value="0.388652482269504" calcext:value-type="float">
            <text:p>0.3886524823</text:p>
          </table:table-cell>
          <table:table-cell office:value-type="float" office:value="0.962962962962963" calcext:value-type="float">
            <text:p>0.962962963</text:p>
          </table:table-cell>
          <table:table-cell/>
        </table:table-row>
        <table:table-row table:style-name="ro1">
          <table:table-cell office:value-type="float" office:value="0.391489361702128" calcext:value-type="float">
            <text:p>0.3914893617</text:p>
          </table:table-cell>
          <table:table-cell office:value-type="float" office:value="0.96078431372549" calcext:value-type="float">
            <text:p>0.9607843137</text:p>
          </table:table-cell>
          <table:table-cell/>
        </table:table-row>
        <table:table-row table:style-name="ro1">
          <table:table-cell office:value-type="float" office:value="0.396808510638298" calcext:value-type="float">
            <text:p>0.3968085106</text:p>
          </table:table-cell>
          <table:table-cell office:value-type="float" office:value="0.962962962962963" calcext:value-type="float">
            <text:p>0.962962963</text:p>
          </table:table-cell>
          <table:table-cell/>
        </table:table-row>
        <table:table-row table:style-name="ro1">
          <table:table-cell office:value-type="float" office:value="0.397517730496454" calcext:value-type="float">
            <text:p>0.3975177305</text:p>
          </table:table-cell>
          <table:table-cell office:value-type="float" office:value="0.96078431372549" calcext:value-type="float">
            <text:p>0.9607843137</text:p>
          </table:table-cell>
          <table:table-cell/>
        </table:table-row>
        <table:table-row table:style-name="ro1">
          <table:table-cell office:value-type="float" office:value="0.401063829787234" calcext:value-type="float">
            <text:p>0.4010638298</text:p>
          </table:table-cell>
          <table:table-cell office:value-type="float" office:value="0.96078431372549" calcext:value-type="float">
            <text:p>0.9607843137</text:p>
          </table:table-cell>
          <table:table-cell/>
        </table:table-row>
        <table:table-row table:style-name="ro1">
          <table:table-cell office:value-type="float" office:value="0.401418439716312" calcext:value-type="float">
            <text:p>0.4014184397</text:p>
          </table:table-cell>
          <table:table-cell office:value-type="float" office:value="0.962962962962963" calcext:value-type="float">
            <text:p>0.962962963</text:p>
          </table:table-cell>
          <table:table-cell/>
        </table:table-row>
        <table:table-row table:style-name="ro1">
          <table:table-cell office:value-type="float" office:value="0.407801418439716" calcext:value-type="float">
            <text:p>0.4078014184</text:p>
          </table:table-cell>
          <table:table-cell office:value-type="float" office:value="0.962962962962963" calcext:value-type="float">
            <text:p>0.962962963</text:p>
          </table:table-cell>
          <table:table-cell/>
        </table:table-row>
        <table:table-row table:style-name="ro1">
          <table:table-cell office:value-type="float" office:value="0.408510638297872" calcext:value-type="float">
            <text:p>0.4085106383</text:p>
          </table:table-cell>
          <table:table-cell office:value-type="float" office:value="0.962962962962963" calcext:value-type="float">
            <text:p>0.962962963</text:p>
          </table:table-cell>
          <table:table-cell/>
        </table:table-row>
        <table:table-row table:style-name="ro1">
          <table:table-cell office:value-type="float" office:value="0.41063829787234" calcext:value-type="float">
            <text:p>0.4106382979</text:p>
          </table:table-cell>
          <table:table-cell office:value-type="float" office:value="0.96078431372549" calcext:value-type="float">
            <text:p>0.9607843137</text:p>
          </table:table-cell>
          <table:table-cell/>
        </table:table-row>
        <table:table-row table:style-name="ro1">
          <table:table-cell office:value-type="float" office:value="0.41063829787234" calcext:value-type="float">
            <text:p>0.4106382979</text:p>
          </table:table-cell>
          <table:table-cell office:value-type="float" office:value="0.962962962962963" calcext:value-type="float">
            <text:p>0.962962963</text:p>
          </table:table-cell>
          <table:table-cell/>
        </table:table-row>
        <table:table-row table:style-name="ro1">
          <table:table-cell office:value-type="float" office:value="0.41063829787234" calcext:value-type="float">
            <text:p>0.4106382979</text:p>
          </table:table-cell>
          <table:table-cell office:value-type="float" office:value="0.962962962962963" calcext:value-type="float">
            <text:p>0.962962963</text:p>
          </table:table-cell>
          <table:table-cell/>
        </table:table-row>
        <table:table-row table:style-name="ro1">
          <table:table-cell office:value-type="float" office:value="0.412056737588653" calcext:value-type="float">
            <text:p>0.4120567376</text:p>
          </table:table-cell>
          <table:table-cell office:value-type="float" office:value="0.962962962962963" calcext:value-type="float">
            <text:p>0.962962963</text:p>
          </table:table-cell>
          <table:table-cell/>
        </table:table-row>
        <table:table-row table:style-name="ro1">
          <table:table-cell office:value-type="float" office:value="0.413829787234043" calcext:value-type="float">
            <text:p>0.4138297872</text:p>
          </table:table-cell>
          <table:table-cell office:value-type="float" office:value="0.96078431372549" calcext:value-type="float">
            <text:p>0.9607843137</text:p>
          </table:table-cell>
          <table:table-cell/>
        </table:table-row>
        <table:table-row table:style-name="ro1">
          <table:table-cell office:value-type="float" office:value="0.421631205673759" calcext:value-type="float">
            <text:p>0.4216312057</text:p>
          </table:table-cell>
          <table:table-cell office:value-type="float" office:value="0.962962962962963" calcext:value-type="float">
            <text:p>0.962962963</text:p>
          </table:table-cell>
          <table:table-cell/>
        </table:table-row>
        <table:table-row table:style-name="ro1">
          <table:table-cell office:value-type="float" office:value="0.423758865248227" calcext:value-type="float">
            <text:p>0.4237588652</text:p>
          </table:table-cell>
          <table:table-cell office:value-type="float" office:value="0.962962962962963" calcext:value-type="float">
            <text:p>0.962962963</text:p>
          </table:table-cell>
          <table:table-cell/>
        </table:table-row>
        <table:table-row table:style-name="ro1">
          <table:table-cell office:value-type="float" office:value="0.423758865248227" calcext:value-type="float">
            <text:p>0.4237588652</text:p>
          </table:table-cell>
          <table:table-cell office:value-type="float" office:value="0.965141612200436" calcext:value-type="float">
            <text:p>0.9651416122</text:p>
          </table:table-cell>
          <table:table-cell/>
        </table:table-row>
        <table:table-row table:style-name="ro1">
          <table:table-cell office:value-type="float" office:value="0.424113475177305" calcext:value-type="float">
            <text:p>0.4241134752</text:p>
          </table:table-cell>
          <table:table-cell office:value-type="float" office:value="0.962962962962963" calcext:value-type="float">
            <text:p>0.962962963</text:p>
          </table:table-cell>
          <table:table-cell/>
        </table:table-row>
        <table:table-row table:style-name="ro1">
          <table:table-cell office:value-type="float" office:value="0.425531914893617" calcext:value-type="float">
            <text:p>0.4255319149</text:p>
          </table:table-cell>
          <table:table-cell office:value-type="float" office:value="0.962962962962963" calcext:value-type="float">
            <text:p>0.962962963</text:p>
          </table:table-cell>
          <table:table-cell/>
        </table:table-row>
        <table:table-row table:style-name="ro1">
          <table:table-cell office:value-type="float" office:value="0.425531914893617" calcext:value-type="float">
            <text:p>0.4255319149</text:p>
          </table:table-cell>
          <table:table-cell office:value-type="float" office:value="0.965141612200436" calcext:value-type="float">
            <text:p>0.9651416122</text:p>
          </table:table-cell>
          <table:table-cell/>
        </table:table-row>
        <table:table-row table:style-name="ro1">
          <table:table-cell office:value-type="float" office:value="0.426241134751773" calcext:value-type="float">
            <text:p>0.4262411348</text:p>
          </table:table-cell>
          <table:table-cell office:value-type="float" office:value="0.965141612200436" calcext:value-type="float">
            <text:p>0.9651416122</text:p>
          </table:table-cell>
          <table:table-cell/>
        </table:table-row>
        <table:table-row table:style-name="ro1">
          <table:table-cell office:value-type="float" office:value="0.426595744680851" calcext:value-type="float">
            <text:p>0.4265957447</text:p>
          </table:table-cell>
          <table:table-cell office:value-type="float" office:value="0.962962962962963" calcext:value-type="float">
            <text:p>0.962962963</text:p>
          </table:table-cell>
          <table:table-cell/>
        </table:table-row>
        <table:table-row table:style-name="ro1">
          <table:table-cell office:value-type="float" office:value="0.427659574468085" calcext:value-type="float">
            <text:p>0.4276595745</text:p>
          </table:table-cell>
          <table:table-cell office:value-type="float" office:value="0.965141612200436" calcext:value-type="float">
            <text:p>0.9651416122</text:p>
          </table:table-cell>
          <table:table-cell/>
        </table:table-row>
        <table:table-row table:style-name="ro1">
          <table:table-cell office:value-type="float" office:value="0.428368794326241" calcext:value-type="float">
            <text:p>0.4283687943</text:p>
          </table:table-cell>
          <table:table-cell office:value-type="float" office:value="0.967320261437908" calcext:value-type="float">
            <text:p>0.9673202614</text:p>
          </table:table-cell>
          <table:table-cell/>
        </table:table-row>
        <table:table-row table:style-name="ro1">
          <table:table-cell office:value-type="float" office:value="0.430496453900709" calcext:value-type="float">
            <text:p>0.4304964539</text:p>
          </table:table-cell>
          <table:table-cell office:value-type="float" office:value="0.962962962962963" calcext:value-type="float">
            <text:p>0.962962963</text:p>
          </table:table-cell>
          <table:table-cell/>
        </table:table-row>
        <table:table-row table:style-name="ro1">
          <table:table-cell office:value-type="float" office:value="0.431560283687943" calcext:value-type="float">
            <text:p>0.4315602837</text:p>
          </table:table-cell>
          <table:table-cell office:value-type="float" office:value="0.967320261437908" calcext:value-type="float">
            <text:p>0.9673202614</text:p>
          </table:table-cell>
          <table:table-cell/>
        </table:table-row>
        <table:table-row table:style-name="ro1">
          <table:table-cell office:value-type="float" office:value="0.432978723404255" calcext:value-type="float">
            <text:p>0.4329787234</text:p>
          </table:table-cell>
          <table:table-cell office:value-type="float" office:value="0.962962962962963" calcext:value-type="float">
            <text:p>0.962962963</text:p>
          </table:table-cell>
          <table:table-cell/>
        </table:table-row>
        <table:table-row table:style-name="ro1">
          <table:table-cell office:value-type="float" office:value="0.437588652482269" calcext:value-type="float">
            <text:p>0.4375886525</text:p>
          </table:table-cell>
          <table:table-cell office:value-type="float" office:value="0.965141612200436" calcext:value-type="float">
            <text:p>0.9651416122</text:p>
          </table:table-cell>
          <table:table-cell/>
        </table:table-row>
        <table:table-row table:style-name="ro1">
          <table:table-cell office:value-type="float" office:value="0.442198581560284" calcext:value-type="float">
            <text:p>0.4421985816</text:p>
          </table:table-cell>
          <table:table-cell office:value-type="float" office:value="0.965141612200436" calcext:value-type="float">
            <text:p>0.9651416122</text:p>
          </table:table-cell>
          <table:table-cell/>
        </table:table-row>
        <table:table-row table:style-name="ro1">
          <table:table-cell office:value-type="float" office:value="0.443971631205674" calcext:value-type="float">
            <text:p>0.4439716312</text:p>
          </table:table-cell>
          <table:table-cell office:value-type="float" office:value="0.965141612200436" calcext:value-type="float">
            <text:p>0.9651416122</text:p>
          </table:table-cell>
          <table:table-cell/>
        </table:table-row>
        <table:table-row table:style-name="ro1">
          <table:table-cell office:value-type="float" office:value="0.446099290780142" calcext:value-type="float">
            <text:p>0.4460992908</text:p>
          </table:table-cell>
          <table:table-cell office:value-type="float" office:value="0.965141612200436" calcext:value-type="float">
            <text:p>0.9651416122</text:p>
          </table:table-cell>
          <table:table-cell/>
        </table:table-row>
        <table:table-row table:style-name="ro1">
          <table:table-cell office:value-type="float" office:value="0.446099290780142" calcext:value-type="float">
            <text:p>0.4460992908</text:p>
          </table:table-cell>
          <table:table-cell office:value-type="float" office:value="0.967320261437908" calcext:value-type="float">
            <text:p>0.9673202614</text:p>
          </table:table-cell>
          <table:table-cell/>
        </table:table-row>
        <table:table-row table:style-name="ro1">
          <table:table-cell office:value-type="float" office:value="0.446808510638298" calcext:value-type="float">
            <text:p>0.4468085106</text:p>
          </table:table-cell>
          <table:table-cell office:value-type="float" office:value="0.965141612200436" calcext:value-type="float">
            <text:p>0.9651416122</text:p>
          </table:table-cell>
          <table:table-cell/>
        </table:table-row>
        <table:table-row table:style-name="ro1">
          <table:table-cell office:value-type="float" office:value="0.44822695035461" calcext:value-type="float">
            <text:p>0.4482269504</text:p>
          </table:table-cell>
          <table:table-cell office:value-type="float" office:value="0.965141612200436" calcext:value-type="float">
            <text:p>0.9651416122</text:p>
          </table:table-cell>
          <table:table-cell/>
        </table:table-row>
        <table:table-row table:style-name="ro1">
          <table:table-cell office:value-type="float" office:value="0.450354609929078" calcext:value-type="float">
            <text:p>0.4503546099</text:p>
          </table:table-cell>
          <table:table-cell office:value-type="float" office:value="0.965141612200436" calcext:value-type="float">
            <text:p>0.9651416122</text:p>
          </table:table-cell>
          <table:table-cell/>
        </table:table-row>
        <table:table-row table:style-name="ro1">
          <table:table-cell office:value-type="float" office:value="0.453191489361702" calcext:value-type="float">
            <text:p>0.4531914894</text:p>
          </table:table-cell>
          <table:table-cell office:value-type="float" office:value="0.965141612200436" calcext:value-type="float">
            <text:p>0.9651416122</text:p>
          </table:table-cell>
          <table:table-cell/>
        </table:table-row>
        <table:table-row table:style-name="ro1">
          <table:table-cell office:value-type="float" office:value="0.454609929078014" calcext:value-type="float">
            <text:p>0.4546099291</text:p>
          </table:table-cell>
          <table:table-cell office:value-type="float" office:value="0.965141612200436" calcext:value-type="float">
            <text:p>0.9651416122</text:p>
          </table:table-cell>
          <table:table-cell/>
        </table:table-row>
        <table:table-row table:style-name="ro1">
          <table:table-cell office:value-type="float" office:value="0.45886524822695" calcext:value-type="float">
            <text:p>0.4588652482</text:p>
          </table:table-cell>
          <table:table-cell office:value-type="float" office:value="0.965141612200436" calcext:value-type="float">
            <text:p>0.9651416122</text:p>
          </table:table-cell>
          <table:table-cell/>
        </table:table-row>
        <table:table-row table:style-name="ro1">
          <table:table-cell office:value-type="float" office:value="0.461347517730497" calcext:value-type="float">
            <text:p>0.4613475177</text:p>
          </table:table-cell>
          <table:table-cell office:value-type="float" office:value="0.967320261437908" calcext:value-type="float">
            <text:p>0.9673202614</text:p>
          </table:table-cell>
          <table:table-cell/>
        </table:table-row>
        <table:table-row table:style-name="ro1">
          <table:table-cell office:value-type="float" office:value="0.462411347517731" calcext:value-type="float">
            <text:p>0.4624113475</text:p>
          </table:table-cell>
          <table:table-cell office:value-type="float" office:value="0.967320261437908" calcext:value-type="float">
            <text:p>0.9673202614</text:p>
          </table:table-cell>
          <table:table-cell/>
        </table:table-row>
        <table:table-row table:style-name="ro1">
          <table:table-cell office:value-type="float" office:value="0.465248226950355" calcext:value-type="float">
            <text:p>0.465248227</text:p>
          </table:table-cell>
          <table:table-cell office:value-type="float" office:value="0.965141612200436" calcext:value-type="float">
            <text:p>0.9651416122</text:p>
          </table:table-cell>
          <table:table-cell/>
        </table:table-row>
        <table:table-row table:style-name="ro1">
          <table:table-cell office:value-type="float" office:value="0.470212765957447" calcext:value-type="float">
            <text:p>0.470212766</text:p>
          </table:table-cell>
          <table:table-cell office:value-type="float" office:value="0.965141612200436" calcext:value-type="float">
            <text:p>0.9651416122</text:p>
          </table:table-cell>
          <table:table-cell/>
        </table:table-row>
        <table:table-row table:style-name="ro1">
          <table:table-cell office:value-type="float" office:value="0.470567375886525" calcext:value-type="float">
            <text:p>0.4705673759</text:p>
          </table:table-cell>
          <table:table-cell office:value-type="float" office:value="0.965141612200436" calcext:value-type="float">
            <text:p>0.9651416122</text:p>
          </table:table-cell>
          <table:table-cell/>
        </table:table-row>
        <table:table-row table:style-name="ro1">
          <table:table-cell office:value-type="float" office:value="0.475531914893617" calcext:value-type="float">
            <text:p>0.4755319149</text:p>
          </table:table-cell>
          <table:table-cell office:value-type="float" office:value="0.967320261437908" calcext:value-type="float">
            <text:p>0.9673202614</text:p>
          </table:table-cell>
          <table:table-cell/>
        </table:table-row>
        <table:table-row table:style-name="ro1">
          <table:table-cell office:value-type="float" office:value="0.476950354609929" calcext:value-type="float">
            <text:p>0.4769503546</text:p>
          </table:table-cell>
          <table:table-cell office:value-type="float" office:value="0.967320261437908" calcext:value-type="float">
            <text:p>0.9673202614</text:p>
          </table:table-cell>
          <table:table-cell/>
        </table:table-row>
        <table:table-row table:style-name="ro1">
          <table:table-cell office:value-type="float" office:value="0.478014184397163" calcext:value-type="float">
            <text:p>0.4780141844</text:p>
          </table:table-cell>
          <table:table-cell office:value-type="float" office:value="0.967320261437908" calcext:value-type="float">
            <text:p>0.9673202614</text:p>
          </table:table-cell>
          <table:table-cell/>
        </table:table-row>
        <table:table-row table:style-name="ro1">
          <table:table-cell office:value-type="float" office:value="0.478368794326241" calcext:value-type="float">
            <text:p>0.4783687943</text:p>
          </table:table-cell>
          <table:table-cell office:value-type="float" office:value="0.969498910675381" calcext:value-type="float">
            <text:p>0.9694989107</text:p>
          </table:table-cell>
          <table:table-cell/>
        </table:table-row>
        <table:table-row table:style-name="ro1">
          <table:table-cell office:value-type="float" office:value="0.478723404255319" calcext:value-type="float">
            <text:p>0.4787234043</text:p>
          </table:table-cell>
          <table:table-cell office:value-type="float" office:value="0.969498910675381" calcext:value-type="float">
            <text:p>0.9694989107</text:p>
          </table:table-cell>
          <table:table-cell/>
        </table:table-row>
        <table:table-row table:style-name="ro1">
          <table:table-cell office:value-type="float" office:value="0.481914893617021" calcext:value-type="float">
            <text:p>0.4819148936</text:p>
          </table:table-cell>
          <table:table-cell office:value-type="float" office:value="0.967320261437908" calcext:value-type="float">
            <text:p>0.9673202614</text:p>
          </table:table-cell>
          <table:table-cell/>
        </table:table-row>
        <table:table-row table:style-name="ro1">
          <table:table-cell office:value-type="float" office:value="0.482624113475177" calcext:value-type="float">
            <text:p>0.4826241135</text:p>
          </table:table-cell>
          <table:table-cell office:value-type="float" office:value="0.969498910675381" calcext:value-type="float">
            <text:p>0.9694989107</text:p>
          </table:table-cell>
          <table:table-cell/>
        </table:table-row>
        <table:table-row table:style-name="ro1">
          <table:table-cell office:value-type="float" office:value="0.489007092198582" calcext:value-type="float">
            <text:p>0.4890070922</text:p>
          </table:table-cell>
          <table:table-cell office:value-type="float" office:value="0.967320261437908" calcext:value-type="float">
            <text:p>0.9673202614</text:p>
          </table:table-cell>
          <table:table-cell/>
        </table:table-row>
        <table:table-row table:style-name="ro1">
          <table:table-cell office:value-type="float" office:value="0.48936170212766" calcext:value-type="float">
            <text:p>0.4893617021</text:p>
          </table:table-cell>
          <table:table-cell office:value-type="float" office:value="0.971677559912854" calcext:value-type="float">
            <text:p>0.9716775599</text:p>
          </table:table-cell>
          <table:table-cell/>
        </table:table-row>
        <table:table-row table:style-name="ro1">
          <table:table-cell office:value-type="float" office:value="0.490070921985816" calcext:value-type="float">
            <text:p>0.490070922</text:p>
          </table:table-cell>
          <table:table-cell office:value-type="float" office:value="0.969498910675381" calcext:value-type="float">
            <text:p>0.9694989107</text:p>
          </table:table-cell>
          <table:table-cell/>
        </table:table-row>
        <table:table-row table:style-name="ro1">
          <table:table-cell office:value-type="float" office:value="0.49290780141844" calcext:value-type="float">
            <text:p>0.4929078014</text:p>
          </table:table-cell>
          <table:table-cell office:value-type="float" office:value="0.969498910675381" calcext:value-type="float">
            <text:p>0.9694989107</text:p>
          </table:table-cell>
          <table:table-cell/>
        </table:table-row>
        <table:table-row table:style-name="ro1">
          <table:table-cell office:value-type="float" office:value="0.493617021276596" calcext:value-type="float">
            <text:p>0.4936170213</text:p>
          </table:table-cell>
          <table:table-cell office:value-type="float" office:value="0.969498910675381" calcext:value-type="float">
            <text:p>0.9694989107</text:p>
          </table:table-cell>
          <table:table-cell/>
        </table:table-row>
        <table:table-row table:style-name="ro1">
          <table:table-cell office:value-type="float" office:value="0.496808510638298" calcext:value-type="float">
            <text:p>0.4968085106</text:p>
          </table:table-cell>
          <table:table-cell office:value-type="float" office:value="0.969498910675381" calcext:value-type="float">
            <text:p>0.9694989107</text:p>
          </table:table-cell>
          <table:table-cell/>
        </table:table-row>
        <table:table-row table:style-name="ro1">
          <table:table-cell office:value-type="float" office:value="0.497517730496454" calcext:value-type="float">
            <text:p>0.4975177305</text:p>
          </table:table-cell>
          <table:table-cell office:value-type="float" office:value="0.969498910675381" calcext:value-type="float">
            <text:p>0.9694989107</text:p>
          </table:table-cell>
          <table:table-cell/>
        </table:table-row>
        <table:table-row table:style-name="ro1">
          <table:table-cell office:value-type="float" office:value="0.499290780141844" calcext:value-type="float">
            <text:p>0.4992907801</text:p>
          </table:table-cell>
          <table:table-cell office:value-type="float" office:value="0.969498910675381" calcext:value-type="float">
            <text:p>0.9694989107</text:p>
          </table:table-cell>
          <table:table-cell/>
        </table:table-row>
        <table:table-row table:style-name="ro1">
          <table:table-cell office:value-type="float" office:value="0.501418439716312" calcext:value-type="float">
            <text:p>0.5014184397</text:p>
          </table:table-cell>
          <table:table-cell office:value-type="float" office:value="0.969498910675381" calcext:value-type="float">
            <text:p>0.9694989107</text:p>
          </table:table-cell>
          <table:table-cell/>
        </table:table-row>
        <table:table-row table:style-name="ro1">
          <table:table-cell office:value-type="float" office:value="0.504964539007092" calcext:value-type="float">
            <text:p>0.504964539</text:p>
          </table:table-cell>
          <table:table-cell office:value-type="float" office:value="0.969498910675381" calcext:value-type="float">
            <text:p>0.9694989107</text:p>
          </table:table-cell>
          <table:table-cell/>
        </table:table-row>
        <table:table-row table:style-name="ro1">
          <table:table-cell office:value-type="float" office:value="0.509574468085106" calcext:value-type="float">
            <text:p>0.5095744681</text:p>
          </table:table-cell>
          <table:table-cell office:value-type="float" office:value="0.971677559912854" calcext:value-type="float">
            <text:p>0.9716775599</text:p>
          </table:table-cell>
          <table:table-cell/>
        </table:table-row>
        <table:table-row table:style-name="ro1">
          <table:table-cell office:value-type="float" office:value="0.510283687943262" calcext:value-type="float">
            <text:p>0.5102836879</text:p>
          </table:table-cell>
          <table:table-cell office:value-type="float" office:value="0.971677559912854" calcext:value-type="float">
            <text:p>0.9716775599</text:p>
          </table:table-cell>
          <table:table-cell/>
        </table:table-row>
        <table:table-row table:style-name="ro1">
          <table:table-cell office:value-type="float" office:value="0.511702127659574" calcext:value-type="float">
            <text:p>0.5117021277</text:p>
          </table:table-cell>
          <table:table-cell office:value-type="float" office:value="0.971677559912854" calcext:value-type="float">
            <text:p>0.9716775599</text:p>
          </table:table-cell>
          <table:table-cell/>
        </table:table-row>
        <table:table-row table:style-name="ro1">
          <table:table-cell office:value-type="float" office:value="0.515602836879433" calcext:value-type="float">
            <text:p>0.5156028369</text:p>
          </table:table-cell>
          <table:table-cell office:value-type="float" office:value="0.971677559912854" calcext:value-type="float">
            <text:p>0.9716775599</text:p>
          </table:table-cell>
          <table:table-cell/>
        </table:table-row>
        <table:table-row table:style-name="ro1">
          <table:table-cell office:value-type="float" office:value="0.517021276595745" calcext:value-type="float">
            <text:p>0.5170212766</text:p>
          </table:table-cell>
          <table:table-cell office:value-type="float" office:value="0.971677559912854" calcext:value-type="float">
            <text:p>0.9716775599</text:p>
          </table:table-cell>
          <table:table-cell/>
        </table:table-row>
        <table:table-row table:style-name="ro1">
          <table:table-cell office:value-type="float" office:value="0.518794326241135" calcext:value-type="float">
            <text:p>0.5187943262</text:p>
          </table:table-cell>
          <table:table-cell office:value-type="float" office:value="0.971677559912854" calcext:value-type="float">
            <text:p>0.9716775599</text:p>
          </table:table-cell>
          <table:table-cell/>
        </table:table-row>
        <table:table-row table:style-name="ro1">
          <table:table-cell office:value-type="float" office:value="0.525177304964539" calcext:value-type="float">
            <text:p>0.525177305</text:p>
          </table:table-cell>
          <table:table-cell office:value-type="float" office:value="0.971677559912854" calcext:value-type="float">
            <text:p>0.9716775599</text:p>
          </table:table-cell>
          <table:table-cell/>
        </table:table-row>
        <table:table-row table:style-name="ro1">
          <table:table-cell office:value-type="float" office:value="0.527304964539007" calcext:value-type="float">
            <text:p>0.5273049645</text:p>
          </table:table-cell>
          <table:table-cell office:value-type="float" office:value="0.971677559912854" calcext:value-type="float">
            <text:p>0.9716775599</text:p>
          </table:table-cell>
          <table:table-cell/>
        </table:table-row>
        <table:table-row table:style-name="ro1">
          <table:table-cell office:value-type="float" office:value="0.530851063829787" calcext:value-type="float">
            <text:p>0.5308510638</text:p>
          </table:table-cell>
          <table:table-cell office:value-type="float" office:value="0.971677559912854" calcext:value-type="float">
            <text:p>0.9716775599</text:p>
          </table:table-cell>
          <table:table-cell/>
        </table:table-row>
        <table:table-row table:style-name="ro1">
          <table:table-cell office:value-type="float" office:value="0.531560283687943" calcext:value-type="float">
            <text:p>0.5315602837</text:p>
          </table:table-cell>
          <table:table-cell office:value-type="float" office:value="0.971677559912854" calcext:value-type="float">
            <text:p>0.9716775599</text:p>
          </table:table-cell>
          <table:table-cell/>
        </table:table-row>
        <table:table-row table:style-name="ro1">
          <table:table-cell office:value-type="float" office:value="0.531914893617021" calcext:value-type="float">
            <text:p>0.5319148936</text:p>
          </table:table-cell>
          <table:table-cell office:value-type="float" office:value="0.971677559912854" calcext:value-type="float">
            <text:p>0.9716775599</text:p>
          </table:table-cell>
          <table:table-cell/>
        </table:table-row>
        <table:table-row table:style-name="ro1">
          <table:table-cell office:value-type="float" office:value="0.534751773049645" calcext:value-type="float">
            <text:p>0.534751773</text:p>
          </table:table-cell>
          <table:table-cell office:value-type="float" office:value="0.971677559912854" calcext:value-type="float">
            <text:p>0.9716775599</text:p>
          </table:table-cell>
          <table:table-cell/>
        </table:table-row>
        <table:table-row table:style-name="ro1">
          <table:table-cell office:value-type="float" office:value="0.540070921985816" calcext:value-type="float">
            <text:p>0.540070922</text:p>
          </table:table-cell>
          <table:table-cell office:value-type="float" office:value="0.971677559912854" calcext:value-type="float">
            <text:p>0.9716775599</text:p>
          </table:table-cell>
          <table:table-cell/>
        </table:table-row>
        <table:table-row table:style-name="ro1">
          <table:table-cell office:value-type="float" office:value="0.54290780141844" calcext:value-type="float">
            <text:p>0.5429078014</text:p>
          </table:table-cell>
          <table:table-cell office:value-type="float" office:value="0.971677559912854" calcext:value-type="float">
            <text:p>0.9716775599</text:p>
          </table:table-cell>
          <table:table-cell/>
        </table:table-row>
        <table:table-row table:style-name="ro1">
          <table:table-cell office:value-type="float" office:value="0.543262411347518" calcext:value-type="float">
            <text:p>0.5432624113</text:p>
          </table:table-cell>
          <table:table-cell office:value-type="float" office:value="0.971677559912854" calcext:value-type="float">
            <text:p>0.9716775599</text:p>
          </table:table-cell>
          <table:table-cell/>
        </table:table-row>
        <table:table-row table:style-name="ro1">
          <table:table-cell office:value-type="float" office:value="0.545744680851064" calcext:value-type="float">
            <text:p>0.5457446809</text:p>
          </table:table-cell>
          <table:table-cell office:value-type="float" office:value="0.971677559912854" calcext:value-type="float">
            <text:p>0.9716775599</text:p>
          </table:table-cell>
          <table:table-cell/>
        </table:table-row>
        <table:table-row table:style-name="ro1">
          <table:table-cell office:value-type="float" office:value="0.54645390070922" calcext:value-type="float">
            <text:p>0.5464539007</text:p>
          </table:table-cell>
          <table:table-cell office:value-type="float" office:value="0.971677559912854" calcext:value-type="float">
            <text:p>0.9716775599</text:p>
          </table:table-cell>
          <table:table-cell/>
        </table:table-row>
        <table:table-row table:style-name="ro1">
          <table:table-cell office:value-type="float" office:value="0.54645390070922" calcext:value-type="float">
            <text:p>0.5464539007</text:p>
          </table:table-cell>
          <table:table-cell office:value-type="float" office:value="0.971677559912854" calcext:value-type="float">
            <text:p>0.9716775599</text:p>
          </table:table-cell>
          <table:table-cell/>
        </table:table-row>
        <table:table-row table:style-name="ro1">
          <table:table-cell office:value-type="float" office:value="0.54822695035461" calcext:value-type="float">
            <text:p>0.5482269504</text:p>
          </table:table-cell>
          <table:table-cell office:value-type="float" office:value="0.971677559912854" calcext:value-type="float">
            <text:p>0.9716775599</text:p>
          </table:table-cell>
          <table:table-cell/>
        </table:table-row>
        <table:table-row table:style-name="ro1">
          <table:table-cell office:value-type="float" office:value="0.550709219858156" calcext:value-type="float">
            <text:p>0.5507092199</text:p>
          </table:table-cell>
          <table:table-cell office:value-type="float" office:value="0.971677559912854" calcext:value-type="float">
            <text:p>0.9716775599</text:p>
          </table:table-cell>
          <table:table-cell/>
        </table:table-row>
        <table:table-row table:style-name="ro1">
          <table:table-cell office:value-type="float" office:value="0.55354609929078" calcext:value-type="float">
            <text:p>0.5535460993</text:p>
          </table:table-cell>
          <table:table-cell office:value-type="float" office:value="0.973856209150327" calcext:value-type="float">
            <text:p>0.9738562092</text:p>
          </table:table-cell>
          <table:table-cell/>
        </table:table-row>
        <table:table-row table:style-name="ro1">
          <table:table-cell office:value-type="float" office:value="0.554609929078014" calcext:value-type="float">
            <text:p>0.5546099291</text:p>
          </table:table-cell>
          <table:table-cell office:value-type="float" office:value="0.971677559912854" calcext:value-type="float">
            <text:p>0.9716775599</text:p>
          </table:table-cell>
          <table:table-cell/>
        </table:table-row>
        <table:table-row table:style-name="ro1">
          <table:table-cell office:value-type="float" office:value="0.556028368794326" calcext:value-type="float">
            <text:p>0.5560283688</text:p>
          </table:table-cell>
          <table:table-cell office:value-type="float" office:value="0.971677559912854" calcext:value-type="float">
            <text:p>0.9716775599</text:p>
          </table:table-cell>
          <table:table-cell/>
        </table:table-row>
        <table:table-row table:style-name="ro1">
          <table:table-cell office:value-type="float" office:value="0.559219858156028" calcext:value-type="float">
            <text:p>0.5592198582</text:p>
          </table:table-cell>
          <table:table-cell office:value-type="float" office:value="0.971677559912854" calcext:value-type="float">
            <text:p>0.9716775599</text:p>
          </table:table-cell>
          <table:table-cell/>
        </table:table-row>
        <table:table-row table:style-name="ro1">
          <table:table-cell office:value-type="float" office:value="0.561702127659575" calcext:value-type="float">
            <text:p>0.5617021277</text:p>
          </table:table-cell>
          <table:table-cell office:value-type="float" office:value="0.973856209150327" calcext:value-type="float">
            <text:p>0.9738562092</text:p>
          </table:table-cell>
          <table:table-cell/>
        </table:table-row>
        <table:table-row table:style-name="ro1">
          <table:table-cell office:value-type="float" office:value="0.569858156028369" calcext:value-type="float">
            <text:p>0.569858156</text:p>
          </table:table-cell>
          <table:table-cell office:value-type="float" office:value="0.973856209150327" calcext:value-type="float">
            <text:p>0.9738562092</text:p>
          </table:table-cell>
          <table:table-cell/>
        </table:table-row>
        <table:table-row table:style-name="ro1">
          <table:table-cell office:value-type="float" office:value="0.571631205673759" calcext:value-type="float">
            <text:p>0.5716312057</text:p>
          </table:table-cell>
          <table:table-cell office:value-type="float" office:value="0.973856209150327" calcext:value-type="float">
            <text:p>0.9738562092</text:p>
          </table:table-cell>
          <table:table-cell/>
        </table:table-row>
        <table:table-row table:style-name="ro1">
          <table:table-cell office:value-type="float" office:value="0.572340425531915" calcext:value-type="float">
            <text:p>0.5723404255</text:p>
          </table:table-cell>
          <table:table-cell office:value-type="float" office:value="0.973856209150327" calcext:value-type="float">
            <text:p>0.9738562092</text:p>
          </table:table-cell>
          <table:table-cell/>
        </table:table-row>
        <table:table-row table:style-name="ro1">
          <table:table-cell office:value-type="float" office:value="0.572340425531915" calcext:value-type="float">
            <text:p>0.5723404255</text:p>
          </table:table-cell>
          <table:table-cell office:value-type="float" office:value="0.973856209150327" calcext:value-type="float">
            <text:p>0.9738562092</text:p>
          </table:table-cell>
          <table:table-cell/>
        </table:table-row>
        <table:table-row table:style-name="ro1">
          <table:table-cell office:value-type="float" office:value="0.579432624113475" calcext:value-type="float">
            <text:p>0.5794326241</text:p>
          </table:table-cell>
          <table:table-cell office:value-type="float" office:value="0.973856209150327" calcext:value-type="float">
            <text:p>0.9738562092</text:p>
          </table:table-cell>
          <table:table-cell/>
        </table:table-row>
        <table:table-row table:style-name="ro1">
          <table:table-cell office:value-type="float" office:value="0.587943262411348" calcext:value-type="float">
            <text:p>0.5879432624</text:p>
          </table:table-cell>
          <table:table-cell office:value-type="float" office:value="0.9760348583878" calcext:value-type="float">
            <text:p>0.9760348584</text:p>
          </table:table-cell>
          <table:table-cell/>
        </table:table-row>
        <table:table-row table:style-name="ro1">
          <table:table-cell office:value-type="float" office:value="0.588652482269503" calcext:value-type="float">
            <text:p>0.5886524823</text:p>
          </table:table-cell>
          <table:table-cell office:value-type="float" office:value="0.9760348583878" calcext:value-type="float">
            <text:p>0.9760348584</text:p>
          </table:table-cell>
          <table:table-cell/>
        </table:table-row>
        <table:table-row table:style-name="ro1">
          <table:table-cell office:value-type="float" office:value="0.593971631205674" calcext:value-type="float">
            <text:p>0.5939716312</text:p>
          </table:table-cell>
          <table:table-cell office:value-type="float" office:value="0.978213507625272" calcext:value-type="float">
            <text:p>0.9782135076</text:p>
          </table:table-cell>
          <table:table-cell/>
        </table:table-row>
        <table:table-row table:style-name="ro1">
          <table:table-cell office:value-type="float" office:value="0.59468085106383" calcext:value-type="float">
            <text:p>0.5946808511</text:p>
          </table:table-cell>
          <table:table-cell office:value-type="float" office:value="0.9760348583878" calcext:value-type="float">
            <text:p>0.9760348584</text:p>
          </table:table-cell>
          <table:table-cell/>
        </table:table-row>
        <table:table-row table:style-name="ro1">
          <table:table-cell office:value-type="float" office:value="0.596099290780142" calcext:value-type="float">
            <text:p>0.5960992908</text:p>
          </table:table-cell>
          <table:table-cell office:value-type="float" office:value="0.978213507625272" calcext:value-type="float">
            <text:p>0.9782135076</text:p>
          </table:table-cell>
          <table:table-cell/>
        </table:table-row>
        <table:table-row table:style-name="ro1">
          <table:table-cell office:value-type="float" office:value="0.598581560283688" calcext:value-type="float">
            <text:p>0.5985815603</text:p>
          </table:table-cell>
          <table:table-cell office:value-type="float" office:value="0.978213507625272" calcext:value-type="float">
            <text:p>0.9782135076</text:p>
          </table:table-cell>
          <table:table-cell/>
        </table:table-row>
        <table:table-row table:style-name="ro1">
          <table:table-cell office:value-type="float" office:value="0.598936170212766" calcext:value-type="float">
            <text:p>0.5989361702</text:p>
          </table:table-cell>
          <table:table-cell office:value-type="float" office:value="0.978213507625272" calcext:value-type="float">
            <text:p>0.9782135076</text:p>
          </table:table-cell>
          <table:table-cell/>
        </table:table-row>
        <table:table-row table:style-name="ro1">
          <table:table-cell office:value-type="float" office:value="0.599645390070922" calcext:value-type="float">
            <text:p>0.5996453901</text:p>
          </table:table-cell>
          <table:table-cell office:value-type="float" office:value="0.978213507625272" calcext:value-type="float">
            <text:p>0.9782135076</text:p>
          </table:table-cell>
          <table:table-cell/>
        </table:table-row>
        <table:table-row table:style-name="ro1">
          <table:table-cell office:value-type="float" office:value="0.600354609929078" calcext:value-type="float">
            <text:p>0.6003546099</text:p>
          </table:table-cell>
          <table:table-cell office:value-type="float" office:value="0.9760348583878" calcext:value-type="float">
            <text:p>0.9760348584</text:p>
          </table:table-cell>
          <table:table-cell/>
        </table:table-row>
        <table:table-row table:style-name="ro1">
          <table:table-cell office:value-type="float" office:value="0.600354609929078" calcext:value-type="float">
            <text:p>0.6003546099</text:p>
          </table:table-cell>
          <table:table-cell office:value-type="float" office:value="0.978213507625272" calcext:value-type="float">
            <text:p>0.9782135076</text:p>
          </table:table-cell>
          <table:table-cell/>
        </table:table-row>
        <table:table-row table:style-name="ro1">
          <table:table-cell office:value-type="float" office:value="0.602482269503546" calcext:value-type="float">
            <text:p>0.6024822695</text:p>
          </table:table-cell>
          <table:table-cell office:value-type="float" office:value="0.978213507625272" calcext:value-type="float">
            <text:p>0.9782135076</text:p>
          </table:table-cell>
          <table:table-cell/>
        </table:table-row>
        <table:table-row table:style-name="ro1">
          <table:table-cell office:value-type="float" office:value="0.606382978723404" calcext:value-type="float">
            <text:p>0.6063829787</text:p>
          </table:table-cell>
          <table:table-cell office:value-type="float" office:value="0.978213507625272" calcext:value-type="float">
            <text:p>0.9782135076</text:p>
          </table:table-cell>
          <table:table-cell/>
        </table:table-row>
        <table:table-row table:style-name="ro1">
          <table:table-cell office:value-type="float" office:value="0.60709219858156" calcext:value-type="float">
            <text:p>0.6070921986</text:p>
          </table:table-cell>
          <table:table-cell office:value-type="float" office:value="0.978213507625272" calcext:value-type="float">
            <text:p>0.9782135076</text:p>
          </table:table-cell>
          <table:table-cell/>
        </table:table-row>
        <table:table-row table:style-name="ro1">
          <table:table-cell office:value-type="float" office:value="0.608156028368794" calcext:value-type="float">
            <text:p>0.6081560284</text:p>
          </table:table-cell>
          <table:table-cell office:value-type="float" office:value="0.978213507625272" calcext:value-type="float">
            <text:p>0.9782135076</text:p>
          </table:table-cell>
          <table:table-cell/>
        </table:table-row>
        <table:table-row table:style-name="ro1">
          <table:table-cell office:value-type="float" office:value="0.60886524822695" calcext:value-type="float">
            <text:p>0.6088652482</text:p>
          </table:table-cell>
          <table:table-cell office:value-type="float" office:value="0.978213507625272" calcext:value-type="float">
            <text:p>0.9782135076</text:p>
          </table:table-cell>
          <table:table-cell/>
        </table:table-row>
        <table:table-row table:style-name="ro1">
          <table:table-cell office:value-type="float" office:value="0.610992907801418" calcext:value-type="float">
            <text:p>0.6109929078</text:p>
          </table:table-cell>
          <table:table-cell office:value-type="float" office:value="0.978213507625272" calcext:value-type="float">
            <text:p>0.9782135076</text:p>
          </table:table-cell>
          <table:table-cell/>
        </table:table-row>
        <table:table-row table:style-name="ro1">
          <table:table-cell office:value-type="float" office:value="0.612056737588653" calcext:value-type="float">
            <text:p>0.6120567376</text:p>
          </table:table-cell>
          <table:table-cell office:value-type="float" office:value="0.978213507625272" calcext:value-type="float">
            <text:p>0.9782135076</text:p>
          </table:table-cell>
          <table:table-cell/>
        </table:table-row>
        <table:table-row table:style-name="ro1">
          <table:table-cell office:value-type="float" office:value="0.617021276595745" calcext:value-type="float">
            <text:p>0.6170212766</text:p>
          </table:table-cell>
          <table:table-cell office:value-type="float" office:value="0.978213507625272" calcext:value-type="float">
            <text:p>0.9782135076</text:p>
          </table:table-cell>
          <table:table-cell/>
        </table:table-row>
        <table:table-row table:style-name="ro1">
          <table:table-cell office:value-type="float" office:value="0.617375886524823" calcext:value-type="float">
            <text:p>0.6173758865</text:p>
          </table:table-cell>
          <table:table-cell office:value-type="float" office:value="0.978213507625272" calcext:value-type="float">
            <text:p>0.9782135076</text:p>
          </table:table-cell>
          <table:table-cell/>
        </table:table-row>
        <table:table-row table:style-name="ro1">
          <table:table-cell office:value-type="float" office:value="0.619148936170213" calcext:value-type="float">
            <text:p>0.6191489362</text:p>
          </table:table-cell>
          <table:table-cell office:value-type="float" office:value="0.978213507625272" calcext:value-type="float">
            <text:p>0.9782135076</text:p>
          </table:table-cell>
          <table:table-cell/>
        </table:table-row>
        <table:table-row table:style-name="ro1">
          <table:table-cell office:value-type="float" office:value="0.620921985815603" calcext:value-type="float">
            <text:p>0.6209219858</text:p>
          </table:table-cell>
          <table:table-cell office:value-type="float" office:value="0.978213507625272" calcext:value-type="float">
            <text:p>0.9782135076</text:p>
          </table:table-cell>
          <table:table-cell/>
        </table:table-row>
        <table:table-row table:style-name="ro1">
          <table:table-cell office:value-type="float" office:value="0.633333333333333" calcext:value-type="float">
            <text:p>0.6333333333</text:p>
          </table:table-cell>
          <table:table-cell office:value-type="float" office:value="0.980392156862745" calcext:value-type="float">
            <text:p>0.9803921569</text:p>
          </table:table-cell>
          <table:table-cell/>
        </table:table-row>
        <table:table-row table:style-name="ro1">
          <table:table-cell office:value-type="float" office:value="0.634042553191489" calcext:value-type="float">
            <text:p>0.6340425532</text:p>
          </table:table-cell>
          <table:table-cell office:value-type="float" office:value="0.980392156862745" calcext:value-type="float">
            <text:p>0.9803921569</text:p>
          </table:table-cell>
          <table:table-cell/>
        </table:table-row>
        <table:table-row table:style-name="ro1">
          <table:table-cell office:value-type="float" office:value="0.635460992907801" calcext:value-type="float">
            <text:p>0.6354609929</text:p>
          </table:table-cell>
          <table:table-cell office:value-type="float" office:value="0.980392156862745" calcext:value-type="float">
            <text:p>0.9803921569</text:p>
          </table:table-cell>
          <table:table-cell/>
        </table:table-row>
        <table:table-row table:style-name="ro1">
          <table:table-cell office:value-type="float" office:value="0.636879432624114" calcext:value-type="float">
            <text:p>0.6368794326</text:p>
          </table:table-cell>
          <table:table-cell office:value-type="float" office:value="0.980392156862745" calcext:value-type="float">
            <text:p>0.9803921569</text:p>
          </table:table-cell>
          <table:table-cell/>
        </table:table-row>
        <table:table-row table:style-name="ro1">
          <table:table-cell office:value-type="float" office:value="0.639361702127659" calcext:value-type="float">
            <text:p>0.6393617021</text:p>
          </table:table-cell>
          <table:table-cell office:value-type="float" office:value="0.978213507625272" calcext:value-type="float">
            <text:p>0.9782135076</text:p>
          </table:table-cell>
          <table:table-cell/>
        </table:table-row>
        <table:table-row table:style-name="ro1">
          <table:table-cell office:value-type="float" office:value="0.640070921985816" calcext:value-type="float">
            <text:p>0.640070922</text:p>
          </table:table-cell>
          <table:table-cell office:value-type="float" office:value="0.982570806100218" calcext:value-type="float">
            <text:p>0.9825708061</text:p>
          </table:table-cell>
          <table:table-cell/>
        </table:table-row>
        <table:table-row table:style-name="ro1">
          <table:table-cell office:value-type="float" office:value="0.640425531914894" calcext:value-type="float">
            <text:p>0.6404255319</text:p>
          </table:table-cell>
          <table:table-cell office:value-type="float" office:value="0.980392156862745" calcext:value-type="float">
            <text:p>0.9803921569</text:p>
          </table:table-cell>
          <table:table-cell/>
        </table:table-row>
        <table:table-row table:style-name="ro1">
          <table:table-cell office:value-type="float" office:value="0.653900709219858" calcext:value-type="float">
            <text:p>0.6539007092</text:p>
          </table:table-cell>
          <table:table-cell office:value-type="float" office:value="0.982570806100218" calcext:value-type="float">
            <text:p>0.9825708061</text:p>
          </table:table-cell>
          <table:table-cell/>
        </table:table-row>
        <table:table-row table:style-name="ro1">
          <table:table-cell office:value-type="float" office:value="0.654255319148936" calcext:value-type="float">
            <text:p>0.6542553191</text:p>
          </table:table-cell>
          <table:table-cell office:value-type="float" office:value="0.980392156862745" calcext:value-type="float">
            <text:p>0.9803921569</text:p>
          </table:table-cell>
          <table:table-cell/>
        </table:table-row>
        <table:table-row table:style-name="ro1">
          <table:table-cell office:value-type="float" office:value="0.654609929078014" calcext:value-type="float">
            <text:p>0.6546099291</text:p>
          </table:table-cell>
          <table:table-cell office:value-type="float" office:value="0.98474945533769" calcext:value-type="float">
            <text:p>0.9847494553</text:p>
          </table:table-cell>
          <table:table-cell/>
        </table:table-row>
        <table:table-row table:style-name="ro1">
          <table:table-cell office:value-type="float" office:value="0.65531914893617" calcext:value-type="float">
            <text:p>0.6553191489</text:p>
          </table:table-cell>
          <table:table-cell office:value-type="float" office:value="0.982570806100218" calcext:value-type="float">
            <text:p>0.9825708061</text:p>
          </table:table-cell>
          <table:table-cell/>
        </table:table-row>
        <table:table-row table:style-name="ro1">
          <table:table-cell office:value-type="float" office:value="0.656737588652482" calcext:value-type="float">
            <text:p>0.6567375887</text:p>
          </table:table-cell>
          <table:table-cell office:value-type="float" office:value="0.980392156862745" calcext:value-type="float">
            <text:p>0.9803921569</text:p>
          </table:table-cell>
          <table:table-cell/>
        </table:table-row>
        <table:table-row table:style-name="ro1">
          <table:table-cell office:value-type="float" office:value="0.661347517730497" calcext:value-type="float">
            <text:p>0.6613475177</text:p>
          </table:table-cell>
          <table:table-cell office:value-type="float" office:value="0.982570806100218" calcext:value-type="float">
            <text:p>0.9825708061</text:p>
          </table:table-cell>
          <table:table-cell/>
        </table:table-row>
        <table:table-row table:style-name="ro1">
          <table:table-cell office:value-type="float" office:value="0.663120567375887" calcext:value-type="float">
            <text:p>0.6631205674</text:p>
          </table:table-cell>
          <table:table-cell office:value-type="float" office:value="0.982570806100218" calcext:value-type="float">
            <text:p>0.9825708061</text:p>
          </table:table-cell>
          <table:table-cell/>
        </table:table-row>
        <table:table-row table:style-name="ro1">
          <table:table-cell office:value-type="float" office:value="0.668439716312057" calcext:value-type="float">
            <text:p>0.6684397163</text:p>
          </table:table-cell>
          <table:table-cell office:value-type="float" office:value="0.982570806100218" calcext:value-type="float">
            <text:p>0.9825708061</text:p>
          </table:table-cell>
          <table:table-cell/>
        </table:table-row>
        <table:table-row table:style-name="ro1">
          <table:table-cell office:value-type="float" office:value="0.672695035460993" calcext:value-type="float">
            <text:p>0.6726950355</text:p>
          </table:table-cell>
          <table:table-cell office:value-type="float" office:value="0.982570806100218" calcext:value-type="float">
            <text:p>0.9825708061</text:p>
          </table:table-cell>
          <table:table-cell/>
        </table:table-row>
        <table:table-row table:style-name="ro1">
          <table:table-cell office:value-type="float" office:value="0.674113475177305" calcext:value-type="float">
            <text:p>0.6741134752</text:p>
          </table:table-cell>
          <table:table-cell office:value-type="float" office:value="0.98474945533769" calcext:value-type="float">
            <text:p>0.9847494553</text:p>
          </table:table-cell>
          <table:table-cell/>
        </table:table-row>
        <table:table-row table:style-name="ro1">
          <table:table-cell office:value-type="float" office:value="0.674468085106383" calcext:value-type="float">
            <text:p>0.6744680851</text:p>
          </table:table-cell>
          <table:table-cell office:value-type="float" office:value="0.98474945533769" calcext:value-type="float">
            <text:p>0.9847494553</text:p>
          </table:table-cell>
          <table:table-cell/>
        </table:table-row>
        <table:table-row table:style-name="ro1">
          <table:table-cell office:value-type="float" office:value="0.675177304964539" calcext:value-type="float">
            <text:p>0.675177305</text:p>
          </table:table-cell>
          <table:table-cell office:value-type="float" office:value="0.982570806100218" calcext:value-type="float">
            <text:p>0.9825708061</text:p>
          </table:table-cell>
          <table:table-cell/>
        </table:table-row>
        <table:table-row table:style-name="ro1">
          <table:table-cell office:value-type="float" office:value="0.676595744680851" calcext:value-type="float">
            <text:p>0.6765957447</text:p>
          </table:table-cell>
          <table:table-cell office:value-type="float" office:value="0.98474945533769" calcext:value-type="float">
            <text:p>0.9847494553</text:p>
          </table:table-cell>
          <table:table-cell/>
        </table:table-row>
        <table:table-row table:style-name="ro1">
          <table:table-cell office:value-type="float" office:value="0.680851063829787" calcext:value-type="float">
            <text:p>0.6808510638</text:p>
          </table:table-cell>
          <table:table-cell office:value-type="float" office:value="0.98474945533769" calcext:value-type="float">
            <text:p>0.9847494553</text:p>
          </table:table-cell>
          <table:table-cell/>
        </table:table-row>
        <table:table-row table:style-name="ro1">
          <table:table-cell office:value-type="float" office:value="0.681914893617021" calcext:value-type="float">
            <text:p>0.6819148936</text:p>
          </table:table-cell>
          <table:table-cell office:value-type="float" office:value="0.98474945533769" calcext:value-type="float">
            <text:p>0.9847494553</text:p>
          </table:table-cell>
          <table:table-cell/>
        </table:table-row>
        <table:table-row table:style-name="ro1">
          <table:table-cell office:value-type="float" office:value="0.682269503546099" calcext:value-type="float">
            <text:p>0.6822695035</text:p>
          </table:table-cell>
          <table:table-cell office:value-type="float" office:value="0.98474945533769" calcext:value-type="float">
            <text:p>0.9847494553</text:p>
          </table:table-cell>
          <table:table-cell/>
        </table:table-row>
        <table:table-row table:style-name="ro1">
          <table:table-cell office:value-type="float" office:value="0.683333333333333" calcext:value-type="float">
            <text:p>0.6833333333</text:p>
          </table:table-cell>
          <table:table-cell office:value-type="float" office:value="0.98474945533769" calcext:value-type="float">
            <text:p>0.9847494553</text:p>
          </table:table-cell>
          <table:table-cell/>
        </table:table-row>
        <table:table-row table:style-name="ro1">
          <table:table-cell office:value-type="float" office:value="0.683333333333333" calcext:value-type="float">
            <text:p>0.6833333333</text:p>
          </table:table-cell>
          <table:table-cell office:value-type="float" office:value="0.98474945533769" calcext:value-type="float">
            <text:p>0.9847494553</text:p>
          </table:table-cell>
          <table:table-cell/>
        </table:table-row>
        <table:table-row table:style-name="ro1">
          <table:table-cell office:value-type="float" office:value="0.68758865248227" calcext:value-type="float">
            <text:p>0.6875886525</text:p>
          </table:table-cell>
          <table:table-cell office:value-type="float" office:value="0.98474945533769" calcext:value-type="float">
            <text:p>0.9847494553</text:p>
          </table:table-cell>
          <table:table-cell/>
        </table:table-row>
        <table:table-row table:style-name="ro1">
          <table:table-cell office:value-type="float" office:value="0.690780141843972" calcext:value-type="float">
            <text:p>0.6907801418</text:p>
          </table:table-cell>
          <table:table-cell office:value-type="float" office:value="0.986928104575163" calcext:value-type="float">
            <text:p>0.9869281046</text:p>
          </table:table-cell>
          <table:table-cell/>
        </table:table-row>
        <table:table-row table:style-name="ro1">
          <table:table-cell office:value-type="float" office:value="0.691843971631206" calcext:value-type="float">
            <text:p>0.6918439716</text:p>
          </table:table-cell>
          <table:table-cell office:value-type="float" office:value="0.986928104575163" calcext:value-type="float">
            <text:p>0.9869281046</text:p>
          </table:table-cell>
          <table:table-cell/>
        </table:table-row>
        <table:table-row table:style-name="ro1">
          <table:table-cell office:value-type="float" office:value="0.692553191489362" calcext:value-type="float">
            <text:p>0.6925531915</text:p>
          </table:table-cell>
          <table:table-cell office:value-type="float" office:value="0.986928104575163" calcext:value-type="float">
            <text:p>0.9869281046</text:p>
          </table:table-cell>
          <table:table-cell/>
        </table:table-row>
        <table:table-row table:style-name="ro1">
          <table:table-cell office:value-type="float" office:value="0.695744680851064" calcext:value-type="float">
            <text:p>0.6957446809</text:p>
          </table:table-cell>
          <table:table-cell office:value-type="float" office:value="0.986928104575163" calcext:value-type="float">
            <text:p>0.9869281046</text:p>
          </table:table-cell>
          <table:table-cell/>
        </table:table-row>
        <table:table-row table:style-name="ro1">
          <table:table-cell office:value-type="float" office:value="0.699290780141844" calcext:value-type="float">
            <text:p>0.6992907801</text:p>
          </table:table-cell>
          <table:table-cell office:value-type="float" office:value="0.986928104575163" calcext:value-type="float">
            <text:p>0.9869281046</text:p>
          </table:table-cell>
          <table:table-cell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98474945533769" calcext:value-type="float">
            <text:p>0.9847494553</text:p>
          </table:table-cell>
          <table:table-cell/>
        </table:table-row>
        <table:table-row table:style-name="ro1">
          <table:table-cell office:value-type="float" office:value="0.704964539007092" calcext:value-type="float">
            <text:p>0.704964539</text:p>
          </table:table-cell>
          <table:table-cell office:value-type="float" office:value="0.986928104575163" calcext:value-type="float">
            <text:p>0.9869281046</text:p>
          </table:table-cell>
          <table:table-cell/>
        </table:table-row>
        <table:table-row table:style-name="ro1">
          <table:table-cell office:value-type="float" office:value="0.705673758865248" calcext:value-type="float">
            <text:p>0.7056737589</text:p>
          </table:table-cell>
          <table:table-cell office:value-type="float" office:value="0.986928104575163" calcext:value-type="float">
            <text:p>0.9869281046</text:p>
          </table:table-cell>
          <table:table-cell/>
        </table:table-row>
        <table:table-row table:style-name="ro1">
          <table:table-cell office:value-type="float" office:value="0.706382978723404" calcext:value-type="float">
            <text:p>0.7063829787</text:p>
          </table:table-cell>
          <table:table-cell office:value-type="float" office:value="0.986928104575163" calcext:value-type="float">
            <text:p>0.9869281046</text:p>
          </table:table-cell>
          <table:table-cell/>
        </table:table-row>
        <table:table-row table:style-name="ro1">
          <table:table-cell office:value-type="float" office:value="0.709219858156028" calcext:value-type="float">
            <text:p>0.7092198582</text:p>
          </table:table-cell>
          <table:table-cell office:value-type="float" office:value="0.986928104575163" calcext:value-type="float">
            <text:p>0.9869281046</text:p>
          </table:table-cell>
          <table:table-cell/>
        </table:table-row>
        <table:table-row table:style-name="ro1">
          <table:table-cell office:value-type="float" office:value="0.720212765957447" calcext:value-type="float">
            <text:p>0.720212766</text:p>
          </table:table-cell>
          <table:table-cell office:value-type="float" office:value="0.986928104575163" calcext:value-type="float">
            <text:p>0.9869281046</text:p>
          </table:table-cell>
          <table:table-cell/>
        </table:table-row>
        <table:table-row table:style-name="ro1">
          <table:table-cell office:value-type="float" office:value="0.722340425531915" calcext:value-type="float">
            <text:p>0.7223404255</text:p>
          </table:table-cell>
          <table:table-cell office:value-type="float" office:value="0.986928104575163" calcext:value-type="float">
            <text:p>0.9869281046</text:p>
          </table:table-cell>
          <table:table-cell/>
        </table:table-row>
        <table:table-row table:style-name="ro1">
          <table:table-cell office:value-type="float" office:value="0.722695035460993" calcext:value-type="float">
            <text:p>0.7226950355</text:p>
          </table:table-cell>
          <table:table-cell office:value-type="float" office:value="0.986928104575163" calcext:value-type="float">
            <text:p>0.9869281046</text:p>
          </table:table-cell>
          <table:table-cell/>
        </table:table-row>
        <table:table-row table:style-name="ro1">
          <table:table-cell office:value-type="float" office:value="0.725531914893617" calcext:value-type="float">
            <text:p>0.7255319149</text:p>
          </table:table-cell>
          <table:table-cell office:value-type="float" office:value="0.986928104575163" calcext:value-type="float">
            <text:p>0.9869281046</text:p>
          </table:table-cell>
          <table:table-cell/>
        </table:table-row>
        <table:table-row table:style-name="ro1">
          <table:table-cell office:value-type="float" office:value="0.725886524822695" calcext:value-type="float">
            <text:p>0.7258865248</text:p>
          </table:table-cell>
          <table:table-cell office:value-type="float" office:value="0.986928104575163" calcext:value-type="float">
            <text:p>0.9869281046</text:p>
          </table:table-cell>
          <table:table-cell/>
        </table:table-row>
        <table:table-row table:style-name="ro1">
          <table:table-cell office:value-type="float" office:value="0.730141843971631" calcext:value-type="float">
            <text:p>0.730141844</text:p>
          </table:table-cell>
          <table:table-cell office:value-type="float" office:value="0.986928104575163" calcext:value-type="float">
            <text:p>0.9869281046</text:p>
          </table:table-cell>
          <table:table-cell/>
        </table:table-row>
        <table:table-row table:style-name="ro1">
          <table:table-cell office:value-type="float" office:value="0.732269503546099" calcext:value-type="float">
            <text:p>0.7322695035</text:p>
          </table:table-cell>
          <table:table-cell office:value-type="float" office:value="0.986928104575163" calcext:value-type="float">
            <text:p>0.9869281046</text:p>
          </table:table-cell>
          <table:table-cell/>
        </table:table-row>
        <table:table-row table:style-name="ro1">
          <table:table-cell office:value-type="float" office:value="0.733333333333333" calcext:value-type="float">
            <text:p>0.7333333333</text:p>
          </table:table-cell>
          <table:table-cell office:value-type="float" office:value="0.986928104575163" calcext:value-type="float">
            <text:p>0.9869281046</text:p>
          </table:table-cell>
          <table:table-cell/>
        </table:table-row>
        <table:table-row table:style-name="ro1">
          <table:table-cell office:value-type="float" office:value="0.736879432624114" calcext:value-type="float">
            <text:p>0.7368794326</text:p>
          </table:table-cell>
          <table:table-cell office:value-type="float" office:value="0.986928104575163" calcext:value-type="float">
            <text:p>0.9869281046</text:p>
          </table:table-cell>
          <table:table-cell/>
        </table:table-row>
        <table:table-row table:style-name="ro1">
          <table:table-cell office:value-type="float" office:value="0.737234042553191" calcext:value-type="float">
            <text:p>0.7372340426</text:p>
          </table:table-cell>
          <table:table-cell office:value-type="float" office:value="0.986928104575163" calcext:value-type="float">
            <text:p>0.9869281046</text:p>
          </table:table-cell>
          <table:table-cell/>
        </table:table-row>
        <table:table-row table:style-name="ro1">
          <table:table-cell office:value-type="float" office:value="0.738652482269504" calcext:value-type="float">
            <text:p>0.7386524823</text:p>
          </table:table-cell>
          <table:table-cell office:value-type="float" office:value="0.986928104575163" calcext:value-type="float">
            <text:p>0.9869281046</text:p>
          </table:table-cell>
          <table:table-cell/>
        </table:table-row>
        <table:table-row table:style-name="ro1">
          <table:table-cell office:value-type="float" office:value="0.738652482269504" calcext:value-type="float">
            <text:p>0.7386524823</text:p>
          </table:table-cell>
          <table:table-cell office:value-type="float" office:value="0.986928104575163" calcext:value-type="float">
            <text:p>0.9869281046</text:p>
          </table:table-cell>
          <table:table-cell/>
        </table:table-row>
        <table:table-row table:style-name="ro1">
          <table:table-cell office:value-type="float" office:value="0.746099290780142" calcext:value-type="float">
            <text:p>0.7460992908</text:p>
          </table:table-cell>
          <table:table-cell office:value-type="float" office:value="0.986928104575163" calcext:value-type="float">
            <text:p>0.9869281046</text:p>
          </table:table-cell>
          <table:table-cell/>
        </table:table-row>
        <table:table-row table:style-name="ro1">
          <table:table-cell office:value-type="float" office:value="0.746808510638298" calcext:value-type="float">
            <text:p>0.7468085106</text:p>
          </table:table-cell>
          <table:table-cell office:value-type="float" office:value="0.986928104575163" calcext:value-type="float">
            <text:p>0.9869281046</text:p>
          </table:table-cell>
          <table:table-cell/>
        </table:table-row>
        <table:table-row table:style-name="ro1">
          <table:table-cell office:value-type="float" office:value="0.748936170212766" calcext:value-type="float">
            <text:p>0.7489361702</text:p>
          </table:table-cell>
          <table:table-cell office:value-type="float" office:value="0.986928104575163" calcext:value-type="float">
            <text:p>0.9869281046</text:p>
          </table:table-cell>
          <table:table-cell/>
        </table:table-row>
        <table:table-row table:style-name="ro1">
          <table:table-cell office:value-type="float" office:value="0.750354609929078" calcext:value-type="float">
            <text:p>0.7503546099</text:p>
          </table:table-cell>
          <table:table-cell office:value-type="float" office:value="0.986928104575163" calcext:value-type="float">
            <text:p>0.9869281046</text:p>
          </table:table-cell>
          <table:table-cell/>
        </table:table-row>
        <table:table-row table:style-name="ro1">
          <table:table-cell office:value-type="float" office:value="0.750709219858156" calcext:value-type="float">
            <text:p>0.7507092199</text:p>
          </table:table-cell>
          <table:table-cell office:value-type="float" office:value="0.986928104575163" calcext:value-type="float">
            <text:p>0.9869281046</text:p>
          </table:table-cell>
          <table:table-cell/>
        </table:table-row>
        <table:table-row table:style-name="ro1">
          <table:table-cell office:value-type="float" office:value="0.752482269503546" calcext:value-type="float">
            <text:p>0.7524822695</text:p>
          </table:table-cell>
          <table:table-cell office:value-type="float" office:value="0.986928104575163" calcext:value-type="float">
            <text:p>0.9869281046</text:p>
          </table:table-cell>
          <table:table-cell/>
        </table:table-row>
        <table:table-row table:style-name="ro1">
          <table:table-cell office:value-type="float" office:value="0.764539007092199" calcext:value-type="float">
            <text:p>0.7645390071</text:p>
          </table:table-cell>
          <table:table-cell office:value-type="float" office:value="0.986928104575163" calcext:value-type="float">
            <text:p>0.9869281046</text:p>
          </table:table-cell>
          <table:table-cell/>
        </table:table-row>
        <table:table-row table:style-name="ro1">
          <table:table-cell office:value-type="float" office:value="0.765248226950355" calcext:value-type="float">
            <text:p>0.765248227</text:p>
          </table:table-cell>
          <table:table-cell office:value-type="float" office:value="0.986928104575163" calcext:value-type="float">
            <text:p>0.9869281046</text:p>
          </table:table-cell>
          <table:table-cell/>
        </table:table-row>
        <table:table-row table:style-name="ro1">
          <table:table-cell office:value-type="float" office:value="0.768794326241135" calcext:value-type="float">
            <text:p>0.7687943262</text:p>
          </table:table-cell>
          <table:table-cell office:value-type="float" office:value="0.986928104575163" calcext:value-type="float">
            <text:p>0.9869281046</text:p>
          </table:table-cell>
          <table:table-cell/>
        </table:table-row>
        <table:table-row table:style-name="ro1">
          <table:table-cell office:value-type="float" office:value="0.772695035460993" calcext:value-type="float">
            <text:p>0.7726950355</text:p>
          </table:table-cell>
          <table:table-cell office:value-type="float" office:value="0.986928104575163" calcext:value-type="float">
            <text:p>0.9869281046</text:p>
          </table:table-cell>
          <table:table-cell/>
        </table:table-row>
        <table:table-row table:style-name="ro1">
          <table:table-cell office:value-type="float" office:value="0.778723404255319" calcext:value-type="float">
            <text:p>0.7787234043</text:p>
          </table:table-cell>
          <table:table-cell office:value-type="float" office:value="0.986928104575163" calcext:value-type="float">
            <text:p>0.9869281046</text:p>
          </table:table-cell>
          <table:table-cell/>
        </table:table-row>
        <table:table-row table:style-name="ro1">
          <table:table-cell office:value-type="float" office:value="0.784751773049645" calcext:value-type="float">
            <text:p>0.784751773</text:p>
          </table:table-cell>
          <table:table-cell office:value-type="float" office:value="0.986928104575163" calcext:value-type="float">
            <text:p>0.9869281046</text:p>
          </table:table-cell>
          <table:table-cell/>
        </table:table-row>
        <table:table-row table:style-name="ro1">
          <table:table-cell office:value-type="float" office:value="0.784751773049645" calcext:value-type="float">
            <text:p>0.784751773</text:p>
          </table:table-cell>
          <table:table-cell office:value-type="float" office:value="0.986928104575163" calcext:value-type="float">
            <text:p>0.9869281046</text:p>
          </table:table-cell>
          <table:table-cell/>
        </table:table-row>
        <table:table-row table:style-name="ro1">
          <table:table-cell office:value-type="float" office:value="0.785815602836879" calcext:value-type="float">
            <text:p>0.7858156028</text:p>
          </table:table-cell>
          <table:table-cell office:value-type="float" office:value="0.986928104575163" calcext:value-type="float">
            <text:p>0.9869281046</text:p>
          </table:table-cell>
          <table:table-cell/>
        </table:table-row>
        <table:table-row table:style-name="ro1">
          <table:table-cell office:value-type="float" office:value="0.787943262411347" calcext:value-type="float">
            <text:p>0.7879432624</text:p>
          </table:table-cell>
          <table:table-cell office:value-type="float" office:value="0.986928104575163" calcext:value-type="float">
            <text:p>0.9869281046</text:p>
          </table:table-cell>
          <table:table-cell/>
        </table:table-row>
        <table:table-row table:style-name="ro1">
          <table:table-cell office:value-type="float" office:value="0.787943262411347" calcext:value-type="float">
            <text:p>0.7879432624</text:p>
          </table:table-cell>
          <table:table-cell office:value-type="float" office:value="0.986928104575163" calcext:value-type="float">
            <text:p>0.9869281046</text:p>
          </table:table-cell>
          <table:table-cell/>
        </table:table-row>
        <table:table-row table:style-name="ro1">
          <table:table-cell office:value-type="float" office:value="0.789716312056738" calcext:value-type="float">
            <text:p>0.7897163121</text:p>
          </table:table-cell>
          <table:table-cell office:value-type="float" office:value="0.986928104575163" calcext:value-type="float">
            <text:p>0.9869281046</text:p>
          </table:table-cell>
          <table:table-cell/>
        </table:table-row>
        <table:table-row table:style-name="ro1">
          <table:table-cell office:value-type="float" office:value="0.79468085106383" calcext:value-type="float">
            <text:p>0.7946808511</text:p>
          </table:table-cell>
          <table:table-cell office:value-type="float" office:value="0.986928104575163" calcext:value-type="float">
            <text:p>0.9869281046</text:p>
          </table:table-cell>
          <table:table-cell/>
        </table:table-row>
        <table:table-row table:style-name="ro1">
          <table:table-cell office:value-type="float" office:value="0.795035460992908" calcext:value-type="float">
            <text:p>0.795035461</text:p>
          </table:table-cell>
          <table:table-cell office:value-type="float" office:value="0.986928104575163" calcext:value-type="float">
            <text:p>0.9869281046</text:p>
          </table:table-cell>
          <table:table-cell/>
        </table:table-row>
        <table:table-row table:style-name="ro1">
          <table:table-cell office:value-type="float" office:value="0.79645390070922" calcext:value-type="float">
            <text:p>0.7964539007</text:p>
          </table:table-cell>
          <table:table-cell office:value-type="float" office:value="0.986928104575163" calcext:value-type="float">
            <text:p>0.9869281046</text:p>
          </table:table-cell>
          <table:table-cell/>
        </table:table-row>
        <table:table-row table:style-name="ro1">
          <table:table-cell office:value-type="float" office:value="0.797872340425532" calcext:value-type="float">
            <text:p>0.7978723404</text:p>
          </table:table-cell>
          <table:table-cell office:value-type="float" office:value="0.986928104575163" calcext:value-type="float">
            <text:p>0.9869281046</text:p>
          </table:table-cell>
          <table:table-cell/>
        </table:table-row>
        <table:table-row table:style-name="ro1">
          <table:table-cell office:value-type="float" office:value="0.802127659574468" calcext:value-type="float">
            <text:p>0.8021276596</text:p>
          </table:table-cell>
          <table:table-cell office:value-type="float" office:value="0.986928104575163" calcext:value-type="float">
            <text:p>0.9869281046</text:p>
          </table:table-cell>
          <table:table-cell/>
        </table:table-row>
        <table:table-row table:style-name="ro1">
          <table:table-cell office:value-type="float" office:value="0.806028368794326" calcext:value-type="float">
            <text:p>0.8060283688</text:p>
          </table:table-cell>
          <table:table-cell office:value-type="float" office:value="0.986928104575163" calcext:value-type="float">
            <text:p>0.9869281046</text:p>
          </table:table-cell>
          <table:table-cell/>
        </table:table-row>
        <table:table-row table:style-name="ro1">
          <table:table-cell office:value-type="float" office:value="0.806382978723404" calcext:value-type="float">
            <text:p>0.8063829787</text:p>
          </table:table-cell>
          <table:table-cell office:value-type="float" office:value="0.986928104575163" calcext:value-type="float">
            <text:p>0.9869281046</text:p>
          </table:table-cell>
          <table:table-cell/>
        </table:table-row>
        <table:table-row table:style-name="ro1">
          <table:table-cell office:value-type="float" office:value="0.813475177304964" calcext:value-type="float">
            <text:p>0.8134751773</text:p>
          </table:table-cell>
          <table:table-cell office:value-type="float" office:value="0.991285403050109" calcext:value-type="float">
            <text:p>0.9912854031</text:p>
          </table:table-cell>
          <table:table-cell/>
        </table:table-row>
        <table:table-row table:style-name="ro1">
          <table:table-cell office:value-type="float" office:value="0.814184397163121" calcext:value-type="float">
            <text:p>0.8141843972</text:p>
          </table:table-cell>
          <table:table-cell office:value-type="float" office:value="0.986928104575163" calcext:value-type="float">
            <text:p>0.9869281046</text:p>
          </table:table-cell>
          <table:table-cell/>
        </table:table-row>
        <table:table-row table:style-name="ro1">
          <table:table-cell office:value-type="float" office:value="0.816666666666667" calcext:value-type="float">
            <text:p>0.8166666667</text:p>
          </table:table-cell>
          <table:table-cell office:value-type="float" office:value="0.986928104575163" calcext:value-type="float">
            <text:p>0.9869281046</text:p>
          </table:table-cell>
          <table:table-cell/>
        </table:table-row>
        <table:table-row table:style-name="ro1">
          <table:table-cell office:value-type="float" office:value="0.819148936170213" calcext:value-type="float">
            <text:p>0.8191489362</text:p>
          </table:table-cell>
          <table:table-cell office:value-type="float" office:value="0.986928104575163" calcext:value-type="float">
            <text:p>0.9869281046</text:p>
          </table:table-cell>
          <table:table-cell/>
        </table:table-row>
        <table:table-row table:style-name="ro1">
          <table:table-cell office:value-type="float" office:value="0.819503546099291" calcext:value-type="float">
            <text:p>0.8195035461</text:p>
          </table:table-cell>
          <table:table-cell office:value-type="float" office:value="0.986928104575163" calcext:value-type="float">
            <text:p>0.9869281046</text:p>
          </table:table-cell>
          <table:table-cell/>
        </table:table-row>
        <table:table-row table:style-name="ro1">
          <table:table-cell office:value-type="float" office:value="0.819503546099291" calcext:value-type="float">
            <text:p>0.8195035461</text:p>
          </table:table-cell>
          <table:table-cell office:value-type="float" office:value="0.986928104575163" calcext:value-type="float">
            <text:p>0.9869281046</text:p>
          </table:table-cell>
          <table:table-cell/>
        </table:table-row>
        <table:table-row table:style-name="ro1">
          <table:table-cell office:value-type="float" office:value="0.820921985815603" calcext:value-type="float">
            <text:p>0.8209219858</text:p>
          </table:table-cell>
          <table:table-cell office:value-type="float" office:value="0.991285403050109" calcext:value-type="float">
            <text:p>0.9912854031</text:p>
          </table:table-cell>
          <table:table-cell/>
        </table:table-row>
        <table:table-row table:style-name="ro1">
          <table:table-cell office:value-type="float" office:value="0.820921985815603" calcext:value-type="float">
            <text:p>0.8209219858</text:p>
          </table:table-cell>
          <table:table-cell office:value-type="float" office:value="0.993464052287582" calcext:value-type="float">
            <text:p>0.9934640523</text:p>
          </table:table-cell>
          <table:table-cell/>
        </table:table-row>
        <table:table-row table:style-name="ro1">
          <table:table-cell office:value-type="float" office:value="0.824468085106383" calcext:value-type="float">
            <text:p>0.8244680851</text:p>
          </table:table-cell>
          <table:table-cell office:value-type="float" office:value="0.986928104575163" calcext:value-type="float">
            <text:p>0.9869281046</text:p>
          </table:table-cell>
          <table:table-cell/>
        </table:table-row>
        <table:table-row table:style-name="ro1">
          <table:table-cell office:value-type="float" office:value="0.825177304964539" calcext:value-type="float">
            <text:p>0.825177305</text:p>
          </table:table-cell>
          <table:table-cell office:value-type="float" office:value="0.991285403050109" calcext:value-type="float">
            <text:p>0.9912854031</text:p>
          </table:table-cell>
          <table:table-cell/>
        </table:table-row>
        <table:table-row table:style-name="ro1">
          <table:table-cell office:value-type="float" office:value="0.827659574468085" calcext:value-type="float">
            <text:p>0.8276595745</text:p>
          </table:table-cell>
          <table:table-cell office:value-type="float" office:value="0.993464052287582" calcext:value-type="float">
            <text:p>0.9934640523</text:p>
          </table:table-cell>
          <table:table-cell/>
        </table:table-row>
        <table:table-row table:style-name="ro1">
          <table:table-cell office:value-type="float" office:value="0.829787234042553" calcext:value-type="float">
            <text:p>0.829787234</text:p>
          </table:table-cell>
          <table:table-cell office:value-type="float" office:value="0.986928104575163" calcext:value-type="float">
            <text:p>0.9869281046</text:p>
          </table:table-cell>
          <table:table-cell/>
        </table:table-row>
        <table:table-row table:style-name="ro1">
          <table:table-cell office:value-type="float" office:value="0.830496453900709" calcext:value-type="float">
            <text:p>0.8304964539</text:p>
          </table:table-cell>
          <table:table-cell office:value-type="float" office:value="0.991285403050109" calcext:value-type="float">
            <text:p>0.9912854031</text:p>
          </table:table-cell>
          <table:table-cell/>
        </table:table-row>
        <table:table-row table:style-name="ro1">
          <table:table-cell office:value-type="float" office:value="0.832269503546099" calcext:value-type="float">
            <text:p>0.8322695035</text:p>
          </table:table-cell>
          <table:table-cell office:value-type="float" office:value="0.993464052287582" calcext:value-type="float">
            <text:p>0.9934640523</text:p>
          </table:table-cell>
          <table:table-cell/>
        </table:table-row>
        <table:table-row table:style-name="ro1">
          <table:table-cell office:value-type="float" office:value="0.833333333333333" calcext:value-type="float">
            <text:p>0.8333333333</text:p>
          </table:table-cell>
          <table:table-cell office:value-type="float" office:value="0.989106753812636" calcext:value-type="float">
            <text:p>0.9891067538</text:p>
          </table:table-cell>
          <table:table-cell/>
        </table:table-row>
        <table:table-row table:style-name="ro1">
          <table:table-cell office:value-type="float" office:value="0.835106382978723" calcext:value-type="float">
            <text:p>0.835106383</text:p>
          </table:table-cell>
          <table:table-cell office:value-type="float" office:value="0.991285403050109" calcext:value-type="float">
            <text:p>0.9912854031</text:p>
          </table:table-cell>
          <table:table-cell/>
        </table:table-row>
        <table:table-row table:style-name="ro1">
          <table:table-cell office:value-type="float" office:value="0.838297872340426" calcext:value-type="float">
            <text:p>0.8382978723</text:p>
          </table:table-cell>
          <table:table-cell office:value-type="float" office:value="0.991285403050109" calcext:value-type="float">
            <text:p>0.9912854031</text:p>
          </table:table-cell>
          <table:table-cell/>
        </table:table-row>
        <table:table-row table:style-name="ro1">
          <table:table-cell office:value-type="float" office:value="0.838652482269504" calcext:value-type="float">
            <text:p>0.8386524823</text:p>
          </table:table-cell>
          <table:table-cell office:value-type="float" office:value="0.989106753812636" calcext:value-type="float">
            <text:p>0.9891067538</text:p>
          </table:table-cell>
          <table:table-cell/>
        </table:table-row>
        <table:table-row table:style-name="ro1">
          <table:table-cell office:value-type="float" office:value="0.83936170212766" calcext:value-type="float">
            <text:p>0.8393617021</text:p>
          </table:table-cell>
          <table:table-cell office:value-type="float" office:value="0.989106753812636" calcext:value-type="float">
            <text:p>0.9891067538</text:p>
          </table:table-cell>
          <table:table-cell/>
        </table:table-row>
        <table:table-row table:style-name="ro1">
          <table:table-cell office:value-type="float" office:value="0.842198581560284" calcext:value-type="float">
            <text:p>0.8421985816</text:p>
          </table:table-cell>
          <table:table-cell office:value-type="float" office:value="0.993464052287582" calcext:value-type="float">
            <text:p>0.9934640523</text:p>
          </table:table-cell>
          <table:table-cell/>
        </table:table-row>
        <table:table-row table:style-name="ro1">
          <table:table-cell office:value-type="float" office:value="0.84290780141844" calcext:value-type="float">
            <text:p>0.8429078014</text:p>
          </table:table-cell>
          <table:table-cell office:value-type="float" office:value="0.991285403050109" calcext:value-type="float">
            <text:p>0.9912854031</text:p>
          </table:table-cell>
          <table:table-cell/>
        </table:table-row>
        <table:table-row table:style-name="ro1">
          <table:table-cell office:value-type="float" office:value="0.845744680851064" calcext:value-type="float">
            <text:p>0.8457446809</text:p>
          </table:table-cell>
          <table:table-cell office:value-type="float" office:value="0.993464052287582" calcext:value-type="float">
            <text:p>0.9934640523</text:p>
          </table:table-cell>
          <table:table-cell/>
        </table:table-row>
        <table:table-row table:style-name="ro1">
          <table:table-cell office:value-type="float" office:value="0.850354609929078" calcext:value-type="float">
            <text:p>0.8503546099</text:p>
          </table:table-cell>
          <table:table-cell office:value-type="float" office:value="0.993464052287582" calcext:value-type="float">
            <text:p>0.9934640523</text:p>
          </table:table-cell>
          <table:table-cell/>
        </table:table-row>
        <table:table-row table:style-name="ro1">
          <table:table-cell office:value-type="float" office:value="0.853900709219858" calcext:value-type="float">
            <text:p>0.8539007092</text:p>
          </table:table-cell>
          <table:table-cell office:value-type="float" office:value="0.991285403050109" calcext:value-type="float">
            <text:p>0.9912854031</text:p>
          </table:table-cell>
          <table:table-cell/>
        </table:table-row>
        <table:table-row table:style-name="ro1">
          <table:table-cell office:value-type="float" office:value="0.854609929078014" calcext:value-type="float">
            <text:p>0.8546099291</text:p>
          </table:table-cell>
          <table:table-cell office:value-type="float" office:value="0.993464052287582" calcext:value-type="float">
            <text:p>0.9934640523</text:p>
          </table:table-cell>
          <table:table-cell/>
        </table:table-row>
        <table:table-row table:style-name="ro1">
          <table:table-cell office:value-type="float" office:value="0.856382978723404" calcext:value-type="float">
            <text:p>0.8563829787</text:p>
          </table:table-cell>
          <table:table-cell office:value-type="float" office:value="0.993464052287582" calcext:value-type="float">
            <text:p>0.9934640523</text:p>
          </table:table-cell>
          <table:table-cell/>
        </table:table-row>
        <table:table-row table:style-name="ro1">
          <table:table-cell office:value-type="float" office:value="0.860992907801418" calcext:value-type="float">
            <text:p>0.8609929078</text:p>
          </table:table-cell>
          <table:table-cell office:value-type="float" office:value="0.995642701525054" calcext:value-type="float">
            <text:p>0.9956427015</text:p>
          </table:table-cell>
          <table:table-cell/>
        </table:table-row>
        <table:table-row table:style-name="ro1">
          <table:table-cell office:value-type="float" office:value="0.862056737588653" calcext:value-type="float">
            <text:p>0.8620567376</text:p>
          </table:table-cell>
          <table:table-cell office:value-type="float" office:value="0.991285403050109" calcext:value-type="float">
            <text:p>0.9912854031</text:p>
          </table:table-cell>
          <table:table-cell/>
        </table:table-row>
        <table:table-row table:style-name="ro1">
          <table:table-cell office:value-type="float" office:value="0.862411347517731" calcext:value-type="float">
            <text:p>0.8624113475</text:p>
          </table:table-cell>
          <table:table-cell office:value-type="float" office:value="0.993464052287582" calcext:value-type="float">
            <text:p>0.9934640523</text:p>
          </table:table-cell>
          <table:table-cell/>
        </table:table-row>
        <table:table-row table:style-name="ro1">
          <table:table-cell office:value-type="float" office:value="0.862765957446809" calcext:value-type="float">
            <text:p>0.8627659574</text:p>
          </table:table-cell>
          <table:table-cell office:value-type="float" office:value="0.993464052287582" calcext:value-type="float">
            <text:p>0.9934640523</text:p>
          </table:table-cell>
          <table:table-cell/>
        </table:table-row>
        <table:table-row table:style-name="ro1">
          <table:table-cell office:value-type="float" office:value="0.864539007092199" calcext:value-type="float">
            <text:p>0.8645390071</text:p>
          </table:table-cell>
          <table:table-cell office:value-type="float" office:value="0.993464052287582" calcext:value-type="float">
            <text:p>0.9934640523</text:p>
          </table:table-cell>
          <table:table-cell/>
        </table:table-row>
        <table:table-row table:style-name="ro1">
          <table:table-cell office:value-type="float" office:value="0.864893617021277" calcext:value-type="float">
            <text:p>0.864893617</text:p>
          </table:table-cell>
          <table:table-cell office:value-type="float" office:value="0.993464052287582" calcext:value-type="float">
            <text:p>0.9934640523</text:p>
          </table:table-cell>
          <table:table-cell/>
        </table:table-row>
        <table:table-row table:style-name="ro1">
          <table:table-cell office:value-type="float" office:value="0.864893617021277" calcext:value-type="float">
            <text:p>0.864893617</text:p>
          </table:table-cell>
          <table:table-cell office:value-type="float" office:value="0.995642701525054" calcext:value-type="float">
            <text:p>0.9956427015</text:p>
          </table:table-cell>
          <table:table-cell/>
        </table:table-row>
        <table:table-row table:style-name="ro1">
          <table:table-cell office:value-type="float" office:value="0.872340425531915" calcext:value-type="float">
            <text:p>0.8723404255</text:p>
          </table:table-cell>
          <table:table-cell office:value-type="float" office:value="0.993464052287582" calcext:value-type="float">
            <text:p>0.9934640523</text:p>
          </table:table-cell>
          <table:table-cell/>
        </table:table-row>
        <table:table-row table:style-name="ro1">
          <table:table-cell office:value-type="float" office:value="0.874113475177305" calcext:value-type="float">
            <text:p>0.8741134752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876241134751773" calcext:value-type="float">
            <text:p>0.8762411348</text:p>
          </table:table-cell>
          <table:table-cell office:value-type="float" office:value="0.995642701525054" calcext:value-type="float">
            <text:p>0.9956427015</text:p>
          </table:table-cell>
          <table:table-cell/>
        </table:table-row>
        <table:table-row table:style-name="ro1">
          <table:table-cell office:value-type="float" office:value="0.878368794326241" calcext:value-type="float">
            <text:p>0.8783687943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879787234042553" calcext:value-type="float">
            <text:p>0.879787234</text:p>
          </table:table-cell>
          <table:table-cell office:value-type="float" office:value="0.993464052287582" calcext:value-type="float">
            <text:p>0.9934640523</text:p>
          </table:table-cell>
          <table:table-cell/>
        </table:table-row>
        <table:table-row table:style-name="ro1">
          <table:table-cell office:value-type="float" office:value="0.880496453900709" calcext:value-type="float">
            <text:p>0.8804964539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882978723404255" calcext:value-type="float">
            <text:p>0.8829787234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888652482269504" calcext:value-type="float">
            <text:p>0.8886524823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890780141843972" calcext:value-type="float">
            <text:p>0.8907801418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89113475177305" calcext:value-type="float">
            <text:p>0.8911347518</text:p>
          </table:table-cell>
          <table:table-cell office:value-type="float" office:value="0.993464052287582" calcext:value-type="float">
            <text:p>0.9934640523</text:p>
          </table:table-cell>
          <table:table-cell/>
        </table:table-row>
        <table:table-row table:style-name="ro1">
          <table:table-cell office:value-type="float" office:value="0.89113475177305" calcext:value-type="float">
            <text:p>0.8911347518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892198581560283" calcext:value-type="float">
            <text:p>0.8921985816</text:p>
          </table:table-cell>
          <table:table-cell office:value-type="float" office:value="0.993464052287582" calcext:value-type="float">
            <text:p>0.9934640523</text:p>
          </table:table-cell>
          <table:table-cell/>
        </table:table-row>
        <table:table-row table:style-name="ro1">
          <table:table-cell office:value-type="float" office:value="0.893262411347518" calcext:value-type="float">
            <text:p>0.8932624113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893971631205674" calcext:value-type="float">
            <text:p>0.8939716312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900354609929078" calcext:value-type="float">
            <text:p>0.9003546099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90177304964539" calcext:value-type="float">
            <text:p>0.9017730496</text:p>
          </table:table-cell>
          <table:table-cell office:value-type="float" office:value="0.993464052287582" calcext:value-type="float">
            <text:p>0.9934640523</text:p>
          </table:table-cell>
          <table:table-cell/>
        </table:table-row>
        <table:table-row table:style-name="ro1">
          <table:table-cell office:value-type="float" office:value="0.902127659574468" calcext:value-type="float">
            <text:p>0.9021276596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902482269503546" calcext:value-type="float">
            <text:p>0.9024822695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904609929078014" calcext:value-type="float">
            <text:p>0.9046099291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910283687943262" calcext:value-type="float">
            <text:p>0.9102836879</text:p>
          </table:table-cell>
          <table:table-cell office:value-type="float" office:value="0.993464052287582" calcext:value-type="float">
            <text:p>0.9934640523</text:p>
          </table:table-cell>
          <table:table-cell/>
        </table:table-row>
        <table:table-row table:style-name="ro1">
          <table:table-cell office:value-type="float" office:value="0.913829787234042" calcext:value-type="float">
            <text:p>0.9138297872</text:p>
          </table:table-cell>
          <table:table-cell office:value-type="float" office:value="0.993464052287582" calcext:value-type="float">
            <text:p>0.9934640523</text:p>
          </table:table-cell>
          <table:table-cell/>
        </table:table-row>
        <table:table-row table:style-name="ro1">
          <table:table-cell office:value-type="float" office:value="0.914184397163121" calcext:value-type="float">
            <text:p>0.9141843972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915957446808511" calcext:value-type="float">
            <text:p>0.9159574468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924468085106383" calcext:value-type="float">
            <text:p>0.9244680851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927659574468085" calcext:value-type="float">
            <text:p>0.9276595745</text:p>
          </table:table-cell>
          <table:table-cell office:value-type="float" office:value="0.995642701525054" calcext:value-type="float">
            <text:p>0.9956427015</text:p>
          </table:table-cell>
          <table:table-cell/>
        </table:table-row>
        <table:table-row table:style-name="ro1">
          <table:table-cell office:value-type="float" office:value="0.931560283687943" calcext:value-type="float">
            <text:p>0.9315602837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932978723404255" calcext:value-type="float">
            <text:p>0.9329787234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935106382978723" calcext:value-type="float">
            <text:p>0.935106383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936524822695036" calcext:value-type="float">
            <text:p>0.9365248227</text:p>
          </table:table-cell>
          <table:table-cell office:value-type="float" office:value="0.995642701525054" calcext:value-type="float">
            <text:p>0.9956427015</text:p>
          </table:table-cell>
          <table:table-cell/>
        </table:table-row>
        <table:table-row table:style-name="ro1">
          <table:table-cell office:value-type="float" office:value="0.938652482269504" calcext:value-type="float">
            <text:p>0.9386524823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94822695035461" calcext:value-type="float">
            <text:p>0.9482269504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951418439716312" calcext:value-type="float">
            <text:p>0.9514184397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952482269503546" calcext:value-type="float">
            <text:p>0.9524822695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957446808510638" calcext:value-type="float">
            <text:p>0.9574468085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95886524822695" calcext:value-type="float">
            <text:p>0.9588652482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961702127659574" calcext:value-type="float">
            <text:p>0.9617021277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96241134751773" calcext:value-type="float">
            <text:p>0.9624113475</text:p>
          </table:table-cell>
          <table:table-cell office:value-type="float" office:value="0.995642701525054" calcext:value-type="float">
            <text:p>0.9956427015</text:p>
          </table:table-cell>
          <table:table-cell/>
        </table:table-row>
        <table:table-row table:style-name="ro1">
          <table:table-cell office:value-type="float" office:value="0.96241134751773" calcext:value-type="float">
            <text:p>0.9624113475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962765957446808" calcext:value-type="float">
            <text:p>0.9627659574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970921985815603" calcext:value-type="float">
            <text:p>0.9709219858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970921985815603" calcext:value-type="float">
            <text:p>0.9709219858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971985815602837" calcext:value-type="float">
            <text:p>0.9719858156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972695035460993" calcext:value-type="float">
            <text:p>0.9726950355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972695035460993" calcext:value-type="float">
            <text:p>0.9726950355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973404255319149" calcext:value-type="float">
            <text:p>0.9734042553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976241134751773" calcext:value-type="float">
            <text:p>0.9762411348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977304964539007" calcext:value-type="float">
            <text:p>0.9773049645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978723404255319" calcext:value-type="float">
            <text:p>0.9787234043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979432624113475" calcext:value-type="float">
            <text:p>0.9794326241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980851063829787" calcext:value-type="float">
            <text:p>0.9808510638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990070921985816" calcext:value-type="float">
            <text:p>0.990070922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992198581560284" calcext:value-type="float">
            <text:p>0.9921985816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993262411347518" calcext:value-type="float">
            <text:p>0.9932624113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995744680851064" calcext:value-type="float">
            <text:p>0.9957446809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996808510638298" calcext:value-type="float">
            <text:p>0.9968085106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99822695035461" calcext:value-type="float">
            <text:p>0.9982269504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</table:table>
      <table:named-expressions/>
      <table:database-ranges>
        <table:database-range table:name="__Anonymous_Sheet_DB__0" table:target-range-address="roc_tsff_extract.A1:roc_tsff_extract.B54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2-12T18:31:24.648066000</dc:date>
    <meta:editing-duration>PT9M5S</meta:editing-duration>
    <meta:editing-cycles>1</meta:editing-cycles>
    <meta:document-statistic meta:table-count="1" meta:cell-count="1094" meta:object-count="1"/>
    <meta:generator>LibreOffice/4.3.4.1$MacOSX_X86_64 LibreOffice_project/bc356b2f991740509f321d70e4512a6a54c5f24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05cm" svg:y="4.208cm" style:legend-expansion="high" chart:style-name="ch2"/>
        <chart:plot-area chart:style-name="ch3" table:cell-range-address="roc_tsff_extract.A1:roc_tsff_extract.B547" chart:data-source-has-labels="column" svg:x="0.32cm" svg:y="0.18cm" svg:width="12.465cm" svg:height="8.64cm">
          <chartooo:coordinate-region svg:x="1.291cm" svg:y="0.373cm" svg:width="11.494cm" svg:height="6.337cm"/>
          <chart:axis chart:dimension="x" chart:name="primary-x" chart:style-name="ch4" chartooo:axis-type="auto">
            <chartooo:date-scale/>
            <chart:categories table:cell-range-address="roc_tsff_extract.A1:roc_tsff_extract.A54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roc_tsff_extract.B1:roc_tsff_extract.B547" chart:class="chart:line">
            <chart:data-point chart:repeated="54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roc_tsff_extract.A1:roc_tsff_extract.A547</svg:desc>
                </draw:g>
              </table:table-cell>
              <table:table-cell office:value-type="float" office:value="0.028322440087146">
                <text:p>0.028322440087146</text:p>
                <draw:g>
                  <svg:desc>roc_tsff_extract.B1:roc_tsff_extract.B547</svg:desc>
                </draw:g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.0413943355119826">
                <text:p>0.0413943355119826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.0501089324618736">
                <text:p>0.0501089324618736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.0522875816993464">
                <text:p>0.0522875816993464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.0762527233115469">
                <text:p>0.0762527233115469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.0915032679738562">
                <text:p>0.0915032679738562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.093681917211329">
                <text:p>0.093681917211329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.0958605664488017">
                <text:p>0.0958605664488017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.111111111111111">
                <text:p>0.111111111111111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.115468409586057">
                <text:p>0.115468409586057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.132897603485839">
                <text:p>0.132897603485839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.150326797385621">
                <text:p>0.150326797385621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.150326797385621">
                <text:p>0.150326797385621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.20479302832244">
                <text:p>0.20479302832244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.217864923747277">
                <text:p>0.217864923747277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.235294117647059">
                <text:p>0.235294117647059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.270152505446623">
                <text:p>0.270152505446623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.278867102396514">
                <text:p>0.278867102396514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.278867102396514">
                <text:p>0.278867102396514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.287581699346405">
                <text:p>0.287581699346405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.294117647058824">
                <text:p>0.294117647058824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.296296296296296">
                <text:p>0.296296296296296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.302832244008715">
                <text:p>0.302832244008715</text:p>
              </table:table-cell>
            </table:table-row>
            <table:table-row>
              <table:table-cell office:value-type="float" office:value="0.000354609929078014">
                <text:p>0</text:p>
              </table:table-cell>
              <table:table-cell office:value-type="float" office:value="0.311546840958606">
                <text:p>0.311546840958606</text:p>
              </table:table-cell>
            </table:table-row>
            <table:table-row>
              <table:table-cell office:value-type="float" office:value="0.000709219858156028">
                <text:p>0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float" office:value="0.000709219858156028">
                <text:p>0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float" office:value="0.000709219858156028">
                <text:p>0</text:p>
              </table:table-cell>
              <table:table-cell office:value-type="float" office:value="0.366013071895425">
                <text:p>0.366013071895425</text:p>
              </table:table-cell>
            </table:table-row>
            <table:table-row>
              <table:table-cell office:value-type="float" office:value="0.000709219858156028">
                <text:p>0</text:p>
              </table:table-cell>
              <table:table-cell office:value-type="float" office:value="0.37037037037037">
                <text:p>0.37037037037037</text:p>
              </table:table-cell>
            </table:table-row>
            <table:table-row>
              <table:table-cell office:value-type="float" office:value="0.000709219858156028">
                <text:p>0</text:p>
              </table:table-cell>
              <table:table-cell office:value-type="float" office:value="0.376906318082789">
                <text:p>0.376906318082789</text:p>
              </table:table-cell>
            </table:table-row>
            <table:table-row>
              <table:table-cell office:value-type="float" office:value="0.00106382978723404">
                <text:p>0</text:p>
              </table:table-cell>
              <table:table-cell office:value-type="float" office:value="0.398692810457516">
                <text:p>0.398692810457516</text:p>
              </table:table-cell>
            </table:table-row>
            <table:table-row>
              <table:table-cell office:value-type="float" office:value="0.00106382978723404">
                <text:p>0</text:p>
              </table:table-cell>
              <table:table-cell office:value-type="float" office:value="0.405228758169935">
                <text:p>0.405228758169935</text:p>
              </table:table-cell>
            </table:table-row>
            <table:table-row>
              <table:table-cell office:value-type="float" office:value="0.00106382978723404">
                <text:p>0</text:p>
              </table:table-cell>
              <table:table-cell office:value-type="float" office:value="0.40958605664488">
                <text:p>0.40958605664488</text:p>
              </table:table-cell>
            </table:table-row>
            <table:table-row>
              <table:table-cell office:value-type="float" office:value="0.00106382978723404">
                <text:p>0</text:p>
              </table:table-cell>
              <table:table-cell office:value-type="float" office:value="0.413943355119826">
                <text:p>0.413943355119826</text:p>
              </table:table-cell>
            </table:table-row>
            <table:table-row>
              <table:table-cell office:value-type="float" office:value="0.00106382978723404">
                <text:p>0</text:p>
              </table:table-cell>
              <table:table-cell office:value-type="float" office:value="0.429193899782135">
                <text:p>0.429193899782135</text:p>
              </table:table-cell>
            </table:table-row>
            <table:table-row>
              <table:table-cell office:value-type="float" office:value="0.00106382978723404">
                <text:p>0</text:p>
              </table:table-cell>
              <table:table-cell office:value-type="float" office:value="0.446623093681917">
                <text:p>0.446623093681917</text:p>
              </table:table-cell>
            </table:table-row>
            <table:table-row>
              <table:table-cell office:value-type="float" office:value="0.00106382978723404">
                <text:p>0</text:p>
              </table:table-cell>
              <table:table-cell office:value-type="float" office:value="0.44880174291939">
                <text:p>0.44880174291939</text:p>
              </table:table-cell>
            </table:table-row>
            <table:table-row>
              <table:table-cell office:value-type="float" office:value="0.00106382978723404">
                <text:p>0</text:p>
              </table:table-cell>
              <table:table-cell office:value-type="float" office:value="0.453159041394336">
                <text:p>0.453159041394336</text:p>
              </table:table-cell>
            </table:table-row>
            <table:table-row>
              <table:table-cell office:value-type="float" office:value="0.00106382978723404">
                <text:p>0</text:p>
              </table:table-cell>
              <table:table-cell office:value-type="float" office:value="0.453159041394336">
                <text:p>0.453159041394336</text:p>
              </table:table-cell>
            </table:table-row>
            <table:table-row>
              <table:table-cell office:value-type="float" office:value="0.00106382978723404">
                <text:p>0</text:p>
              </table:table-cell>
              <table:table-cell office:value-type="float" office:value="0.485838779956427">
                <text:p>0.485838779956427</text:p>
              </table:table-cell>
            </table:table-row>
            <table:table-row>
              <table:table-cell office:value-type="float" office:value="0.00106382978723404">
                <text:p>0</text:p>
              </table:table-cell>
              <table:table-cell office:value-type="float" office:value="0.498910675381264">
                <text:p>0.498910675381264</text:p>
              </table:table-cell>
            </table:table-row>
            <table:table-row>
              <table:table-cell office:value-type="float" office:value="0.00106382978723404">
                <text:p>0</text:p>
              </table:table-cell>
              <table:table-cell office:value-type="float" office:value="0.505446623093682">
                <text:p>0.505446623093682</text:p>
              </table:table-cell>
            </table:table-row>
            <table:table-row>
              <table:table-cell office:value-type="float" office:value="0.00141843971631206">
                <text:p>0</text:p>
              </table:table-cell>
              <table:table-cell office:value-type="float" office:value="0.507625272331155">
                <text:p>0.507625272331155</text:p>
              </table:table-cell>
            </table:table-row>
            <table:table-row>
              <table:table-cell office:value-type="float" office:value="0.00141843971631206">
                <text:p>0</text:p>
              </table:table-cell>
              <table:table-cell office:value-type="float" office:value="0.564270152505447">
                <text:p>0.564270152505447</text:p>
              </table:table-cell>
            </table:table-row>
            <table:table-row>
              <table:table-cell office:value-type="float" office:value="0.00141843971631206">
                <text:p>0</text:p>
              </table:table-cell>
              <table:table-cell office:value-type="float" office:value="0.588235294117647">
                <text:p>0.588235294117647</text:p>
              </table:table-cell>
            </table:table-row>
            <table:table-row>
              <table:table-cell office:value-type="float" office:value="0.00141843971631206">
                <text:p>0</text:p>
              </table:table-cell>
              <table:table-cell office:value-type="float" office:value="0.596949891067538">
                <text:p>0.596949891067538</text:p>
              </table:table-cell>
            </table:table-row>
            <table:table-row>
              <table:table-cell office:value-type="float" office:value="0.00141843971631206">
                <text:p>0</text:p>
              </table:table-cell>
              <table:table-cell office:value-type="float" office:value="0.607843137254902">
                <text:p>0.607843137254902</text:p>
              </table:table-cell>
            </table:table-row>
            <table:table-row>
              <table:table-cell office:value-type="float" office:value="0.00141843971631206">
                <text:p>0</text:p>
              </table:table-cell>
              <table:table-cell office:value-type="float" office:value="0.623093681917211">
                <text:p>0.623093681917211</text:p>
              </table:table-cell>
            </table:table-row>
            <table:table-row>
              <table:table-cell office:value-type="float" office:value="0.00141843971631206">
                <text:p>0</text:p>
              </table:table-cell>
              <table:table-cell office:value-type="float" office:value="0.627450980392157">
                <text:p>0.627450980392157</text:p>
              </table:table-cell>
            </table:table-row>
            <table:table-row>
              <table:table-cell office:value-type="float" office:value="0.00177304964539007">
                <text:p>0</text:p>
              </table:table-cell>
              <table:table-cell office:value-type="float" office:value="0.627450980392157">
                <text:p>0.627450980392157</text:p>
              </table:table-cell>
            </table:table-row>
            <table:table-row>
              <table:table-cell office:value-type="float" office:value="0.00177304964539007">
                <text:p>0</text:p>
              </table:table-cell>
              <table:table-cell office:value-type="float" office:value="0.631808278867102">
                <text:p>0.631808278867102</text:p>
              </table:table-cell>
            </table:table-row>
            <table:table-row>
              <table:table-cell office:value-type="float" office:value="0.00212765957446808">
                <text:p>0</text:p>
              </table:table-cell>
              <table:table-cell office:value-type="float" office:value="0.633986928104575">
                <text:p>0.633986928104575</text:p>
              </table:table-cell>
            </table:table-row>
            <table:table-row>
              <table:table-cell office:value-type="float" office:value="0.00212765957446808">
                <text:p>0</text:p>
              </table:table-cell>
              <table:table-cell office:value-type="float" office:value="0.651416122004357">
                <text:p>0.651416122004357</text:p>
              </table:table-cell>
            </table:table-row>
            <table:table-row>
              <table:table-cell office:value-type="float" office:value="0.0024822695035461">
                <text:p>0</text:p>
              </table:table-cell>
              <table:table-cell office:value-type="float" office:value="0.631808278867102">
                <text:p>0.631808278867102</text:p>
              </table:table-cell>
            </table:table-row>
            <table:table-row>
              <table:table-cell office:value-type="float" office:value="0.0024822695035461">
                <text:p>0</text:p>
              </table:table-cell>
              <table:table-cell office:value-type="float" office:value="0.675381263616558">
                <text:p>0.675381263616558</text:p>
              </table:table-cell>
            </table:table-row>
            <table:table-row>
              <table:table-cell office:value-type="float" office:value="0.00354609929078014">
                <text:p>0</text:p>
              </table:table-cell>
              <table:table-cell office:value-type="float" office:value="0.690631808278867">
                <text:p>0.690631808278867</text:p>
              </table:table-cell>
            </table:table-row>
            <table:table-row>
              <table:table-cell office:value-type="float" office:value="0.00390070921985816">
                <text:p>0</text:p>
              </table:table-cell>
              <table:table-cell office:value-type="float" office:value="0.699346405228758">
                <text:p>0.699346405228758</text:p>
              </table:table-cell>
            </table:table-row>
            <table:table-row>
              <table:table-cell office:value-type="float" office:value="0.00460992907801418">
                <text:p>0</text:p>
              </table:table-cell>
              <table:table-cell office:value-type="float" office:value="0.708061002178649">
                <text:p>0.708061002178649</text:p>
              </table:table-cell>
            </table:table-row>
            <table:table-row>
              <table:table-cell office:value-type="float" office:value="0.00531914893617021">
                <text:p>0</text:p>
              </table:table-cell>
              <table:table-cell office:value-type="float" office:value="0.71677559912854">
                <text:p>0.71677559912854</text:p>
              </table:table-cell>
            </table:table-row>
            <table:table-row>
              <table:table-cell office:value-type="float" office:value="0.0113475177304965">
                <text:p>0</text:p>
              </table:table-cell>
              <table:table-cell office:value-type="float" office:value="0.729847494553377">
                <text:p>0.729847494553377</text:p>
              </table:table-cell>
            </table:table-row>
            <table:table-row>
              <table:table-cell office:value-type="float" office:value="0.0127659574468085">
                <text:p>0</text:p>
              </table:table-cell>
              <table:table-cell office:value-type="float" office:value="0.727668845315904">
                <text:p>0.727668845315904</text:p>
              </table:table-cell>
            </table:table-row>
            <table:table-row>
              <table:table-cell office:value-type="float" office:value="0.0152482269503546">
                <text:p>0</text:p>
              </table:table-cell>
              <table:table-cell office:value-type="float" office:value="0.738562091503268">
                <text:p>0.738562091503268</text:p>
              </table:table-cell>
            </table:table-row>
            <table:table-row>
              <table:table-cell office:value-type="float" office:value="0.0166666666666667">
                <text:p>0</text:p>
              </table:table-cell>
              <table:table-cell office:value-type="float" office:value="0.740740740740741">
                <text:p>0.740740740740741</text:p>
              </table:table-cell>
            </table:table-row>
            <table:table-row>
              <table:table-cell office:value-type="float" office:value="0.0170212765957447">
                <text:p>0</text:p>
              </table:table-cell>
              <table:table-cell office:value-type="float" office:value="0.745098039215686">
                <text:p>0.745098039215686</text:p>
              </table:table-cell>
            </table:table-row>
            <table:table-row>
              <table:table-cell office:value-type="float" office:value="0.0173758865248227">
                <text:p>0</text:p>
              </table:table-cell>
              <table:table-cell office:value-type="float" office:value="0.751633986928105">
                <text:p>0.751633986928105</text:p>
              </table:table-cell>
            </table:table-row>
            <table:table-row>
              <table:table-cell office:value-type="float" office:value="0.0184397163120567">
                <text:p>0</text:p>
              </table:table-cell>
              <table:table-cell office:value-type="float" office:value="0.751633986928105">
                <text:p>0.751633986928105</text:p>
              </table:table-cell>
            </table:table-row>
            <table:table-row>
              <table:table-cell office:value-type="float" office:value="0.0187943262411348">
                <text:p>0</text:p>
              </table:table-cell>
              <table:table-cell office:value-type="float" office:value="0.749455337690632">
                <text:p>0.749455337690632</text:p>
              </table:table-cell>
            </table:table-row>
            <table:table-row>
              <table:table-cell office:value-type="float" office:value="0.0191489361702128">
                <text:p>0</text:p>
              </table:table-cell>
              <table:table-cell office:value-type="float" office:value="0.753812636165577">
                <text:p>0.753812636165577</text:p>
              </table:table-cell>
            </table:table-row>
            <table:table-row>
              <table:table-cell office:value-type="float" office:value="0.0219858156028369">
                <text:p>0</text:p>
              </table:table-cell>
              <table:table-cell office:value-type="float" office:value="0.75599128540305">
                <text:p>0.75599128540305</text:p>
              </table:table-cell>
            </table:table-row>
            <table:table-row>
              <table:table-cell office:value-type="float" office:value="0.0226950354609929">
                <text:p>0</text:p>
              </table:table-cell>
              <table:table-cell office:value-type="float" office:value="0.769063180827887">
                <text:p>0.769063180827887</text:p>
              </table:table-cell>
            </table:table-row>
            <table:table-row>
              <table:table-cell office:value-type="float" office:value="0.023758865248227">
                <text:p>0</text:p>
              </table:table-cell>
              <table:table-cell office:value-type="float" office:value="0.769063180827887">
                <text:p>0.769063180827887</text:p>
              </table:table-cell>
            </table:table-row>
            <table:table-row>
              <table:table-cell office:value-type="float" office:value="0.0290780141843972">
                <text:p>0</text:p>
              </table:table-cell>
              <table:table-cell office:value-type="float" office:value="0.77124183006536">
                <text:p>0.77124183006536</text:p>
              </table:table-cell>
            </table:table-row>
            <table:table-row>
              <table:table-cell office:value-type="float" office:value="0.0340425531914894">
                <text:p>0</text:p>
              </table:table-cell>
              <table:table-cell office:value-type="float" office:value="0.786492374727669">
                <text:p>0.786492374727669</text:p>
              </table:table-cell>
            </table:table-row>
            <table:table-row>
              <table:table-cell office:value-type="float" office:value="0.0343971631205674">
                <text:p>0</text:p>
              </table:table-cell>
              <table:table-cell office:value-type="float" office:value="0.784313725490196">
                <text:p>0.784313725490196</text:p>
              </table:table-cell>
            </table:table-row>
            <table:table-row>
              <table:table-cell office:value-type="float" office:value="0.0361702127659574">
                <text:p>0</text:p>
              </table:table-cell>
              <table:table-cell office:value-type="float" office:value="0.784313725490196">
                <text:p>0.784313725490196</text:p>
              </table:table-cell>
            </table:table-row>
            <table:table-row>
              <table:table-cell office:value-type="float" office:value="0.0382978723404255">
                <text:p>0</text:p>
              </table:table-cell>
              <table:table-cell office:value-type="float" office:value="0.784313725490196">
                <text:p>0.784313725490196</text:p>
              </table:table-cell>
            </table:table-row>
            <table:table-row>
              <table:table-cell office:value-type="float" office:value="0.0411347517730496">
                <text:p>0</text:p>
              </table:table-cell>
              <table:table-cell office:value-type="float" office:value="0.786492374727669">
                <text:p>0.786492374727669</text:p>
              </table:table-cell>
            </table:table-row>
            <table:table-row>
              <table:table-cell office:value-type="float" office:value="0.0414893617021277">
                <text:p>0</text:p>
              </table:table-cell>
              <table:table-cell office:value-type="float" office:value="0.784313725490196">
                <text:p>0.784313725490196</text:p>
              </table:table-cell>
            </table:table-row>
            <table:table-row>
              <table:table-cell office:value-type="float" office:value="0.0443262411347518">
                <text:p>0</text:p>
              </table:table-cell>
              <table:table-cell office:value-type="float" office:value="0.788671023965142">
                <text:p>0.788671023965142</text:p>
              </table:table-cell>
            </table:table-row>
            <table:table-row>
              <table:table-cell office:value-type="float" office:value="0.0453900709219858">
                <text:p>0</text:p>
              </table:table-cell>
              <table:table-cell office:value-type="float" office:value="0.786492374727669">
                <text:p>0.786492374727669</text:p>
              </table:table-cell>
            </table:table-row>
            <table:table-row>
              <table:table-cell office:value-type="float" office:value="0.0468085106382979">
                <text:p>0</text:p>
              </table:table-cell>
              <table:table-cell office:value-type="float" office:value="0.788671023965142">
                <text:p>0.788671023965142</text:p>
              </table:table-cell>
            </table:table-row>
            <table:table-row>
              <table:table-cell office:value-type="float" office:value="0.0478723404255319">
                <text:p>0</text:p>
              </table:table-cell>
              <table:table-cell office:value-type="float" office:value="0.784313725490196">
                <text:p>0.784313725490196</text:p>
              </table:table-cell>
            </table:table-row>
            <table:table-row>
              <table:table-cell office:value-type="float" office:value="0.0482269503546099">
                <text:p>0</text:p>
              </table:table-cell>
              <table:table-cell office:value-type="float" office:value="0.786492374727669">
                <text:p>0.786492374727669</text:p>
              </table:table-cell>
            </table:table-row>
            <table:table-row>
              <table:table-cell office:value-type="float" office:value="0.0517730496453901">
                <text:p>0</text:p>
              </table:table-cell>
              <table:table-cell office:value-type="float" office:value="0.797385620915033">
                <text:p>0.797385620915033</text:p>
              </table:table-cell>
            </table:table-row>
            <table:table-row>
              <table:table-cell office:value-type="float" office:value="0.0553191489361702">
                <text:p>0</text:p>
              </table:table-cell>
              <table:table-cell office:value-type="float" office:value="0.784313725490196">
                <text:p>0.784313725490196</text:p>
              </table:table-cell>
            </table:table-row>
            <table:table-row>
              <table:table-cell office:value-type="float" office:value="0.0560283687943262">
                <text:p>0</text:p>
              </table:table-cell>
              <table:table-cell office:value-type="float" office:value="0.784313725490196">
                <text:p>0.784313725490196</text:p>
              </table:table-cell>
            </table:table-row>
            <table:table-row>
              <table:table-cell office:value-type="float" office:value="0.0574468085106383">
                <text:p>0</text:p>
              </table:table-cell>
              <table:table-cell office:value-type="float" office:value="0.786492374727669">
                <text:p>0.786492374727669</text:p>
              </table:table-cell>
            </table:table-row>
            <table:table-row>
              <table:table-cell office:value-type="float" office:value="0.0578014184397163">
                <text:p>0</text:p>
              </table:table-cell>
              <table:table-cell office:value-type="float" office:value="0.797385620915033">
                <text:p>0.797385620915033</text:p>
              </table:table-cell>
            </table:table-row>
            <table:table-row>
              <table:table-cell office:value-type="float" office:value="0.0613475177304965">
                <text:p>0</text:p>
              </table:table-cell>
              <table:table-cell office:value-type="float" office:value="0.793028322440087">
                <text:p>0.793028322440087</text:p>
              </table:table-cell>
            </table:table-row>
            <table:table-row>
              <table:table-cell office:value-type="float" office:value="0.0627659574468085">
                <text:p>0</text:p>
              </table:table-cell>
              <table:table-cell office:value-type="float" office:value="0.797385620915033">
                <text:p>0.797385620915033</text:p>
              </table:table-cell>
            </table:table-row>
            <table:table-row>
              <table:table-cell office:value-type="float" office:value="0.0695035460992908">
                <text:p>0</text:p>
              </table:table-cell>
              <table:table-cell office:value-type="float" office:value="0.799564270152505">
                <text:p>0.799564270152505</text:p>
              </table:table-cell>
            </table:table-row>
            <table:table-row>
              <table:table-cell office:value-type="float" office:value="0.0695035460992908">
                <text:p>0</text:p>
              </table:table-cell>
              <table:table-cell office:value-type="float" office:value="0.801742919389978">
                <text:p>0.801742919389978</text:p>
              </table:table-cell>
            </table:table-row>
            <table:table-row>
              <table:table-cell office:value-type="float" office:value="0.0712765957446809">
                <text:p>0</text:p>
              </table:table-cell>
              <table:table-cell office:value-type="float" office:value="0.797385620915033">
                <text:p>0.797385620915033</text:p>
              </table:table-cell>
            </table:table-row>
            <table:table-row>
              <table:table-cell office:value-type="float" office:value="0.0762411347517731">
                <text:p>0</text:p>
              </table:table-cell>
              <table:table-cell office:value-type="float" office:value="0.801742919389978">
                <text:p>0.801742919389978</text:p>
              </table:table-cell>
            </table:table-row>
            <table:table-row>
              <table:table-cell office:value-type="float" office:value="0.0783687943262412">
                <text:p>0</text:p>
              </table:table-cell>
              <table:table-cell office:value-type="float" office:value="0.810457516339869">
                <text:p>0.810457516339869</text:p>
              </table:table-cell>
            </table:table-row>
            <table:table-row>
              <table:table-cell office:value-type="float" office:value="0.0790780141843972">
                <text:p>0</text:p>
              </table:table-cell>
              <table:table-cell office:value-type="float" office:value="0.812636165577342">
                <text:p>0.812636165577342</text:p>
              </table:table-cell>
            </table:table-row>
            <table:table-row>
              <table:table-cell office:value-type="float" office:value="0.0797872340425532">
                <text:p>0</text:p>
              </table:table-cell>
              <table:table-cell office:value-type="float" office:value="0.801742919389978">
                <text:p>0.801742919389978</text:p>
              </table:table-cell>
            </table:table-row>
            <table:table-row>
              <table:table-cell office:value-type="float" office:value="0.0829787234042553">
                <text:p>0</text:p>
              </table:table-cell>
              <table:table-cell office:value-type="float" office:value="0.806100217864924">
                <text:p>0.806100217864924</text:p>
              </table:table-cell>
            </table:table-row>
            <table:table-row>
              <table:table-cell office:value-type="float" office:value="0.0840425531914894">
                <text:p>0</text:p>
              </table:table-cell>
              <table:table-cell office:value-type="float" office:value="0.806100217864924">
                <text:p>0.806100217864924</text:p>
              </table:table-cell>
            </table:table-row>
            <table:table-row>
              <table:table-cell office:value-type="float" office:value="0.0882978723404255">
                <text:p>0</text:p>
              </table:table-cell>
              <table:table-cell office:value-type="float" office:value="0.808278867102396">
                <text:p>0.808278867102396</text:p>
              </table:table-cell>
            </table:table-row>
            <table:table-row>
              <table:table-cell office:value-type="float" office:value="0.0900709219858156">
                <text:p>0</text:p>
              </table:table-cell>
              <table:table-cell office:value-type="float" office:value="0.808278867102396">
                <text:p>0.808278867102396</text:p>
              </table:table-cell>
            </table:table-row>
            <table:table-row>
              <table:table-cell office:value-type="float" office:value="0.0911347517730497">
                <text:p>0</text:p>
              </table:table-cell>
              <table:table-cell office:value-type="float" office:value="0.816993464052288">
                <text:p>0.816993464052288</text:p>
              </table:table-cell>
            </table:table-row>
            <table:table-row>
              <table:table-cell office:value-type="float" office:value="0.0914893617021277">
                <text:p>0</text:p>
              </table:table-cell>
              <table:table-cell office:value-type="float" office:value="0.814814814814815">
                <text:p>0.814814814814815</text:p>
              </table:table-cell>
            </table:table-row>
            <table:table-row>
              <table:table-cell office:value-type="float" office:value="0.0914893617021277">
                <text:p>0</text:p>
              </table:table-cell>
              <table:table-cell office:value-type="float" office:value="0.816993464052288">
                <text:p>0.816993464052288</text:p>
              </table:table-cell>
            </table:table-row>
            <table:table-row>
              <table:table-cell office:value-type="float" office:value="0.0957446808510638">
                <text:p>0</text:p>
              </table:table-cell>
              <table:table-cell office:value-type="float" office:value="0.823529411764706">
                <text:p>0.823529411764706</text:p>
              </table:table-cell>
            </table:table-row>
            <table:table-row>
              <table:table-cell office:value-type="float" office:value="0.0971631205673759">
                <text:p>0</text:p>
              </table:table-cell>
              <table:table-cell office:value-type="float" office:value="0.823529411764706">
                <text:p>0.823529411764706</text:p>
              </table:table-cell>
            </table:table-row>
            <table:table-row>
              <table:table-cell office:value-type="float" office:value="0.10531914893617">
                <text:p>0</text:p>
              </table:table-cell>
              <table:table-cell office:value-type="float" office:value="0.821350762527233">
                <text:p>0.821350762527233</text:p>
              </table:table-cell>
            </table:table-row>
            <table:table-row>
              <table:table-cell office:value-type="float" office:value="0.108156028368794">
                <text:p>0</text:p>
              </table:table-cell>
              <table:table-cell office:value-type="float" office:value="0.830065359477124">
                <text:p>0.830065359477124</text:p>
              </table:table-cell>
            </table:table-row>
            <table:table-row>
              <table:table-cell office:value-type="float" office:value="0.109219858156028">
                <text:p>0</text:p>
              </table:table-cell>
              <table:table-cell office:value-type="float" office:value="0.825708061002178">
                <text:p>0.825708061002178</text:p>
              </table:table-cell>
            </table:table-row>
            <table:table-row>
              <table:table-cell office:value-type="float" office:value="0.109929078014184">
                <text:p>0</text:p>
              </table:table-cell>
              <table:table-cell office:value-type="float" office:value="0.821350762527233">
                <text:p>0.821350762527233</text:p>
              </table:table-cell>
            </table:table-row>
            <table:table-row>
              <table:table-cell office:value-type="float" office:value="0.113475177304965">
                <text:p>0</text:p>
              </table:table-cell>
              <table:table-cell office:value-type="float" office:value="0.832244008714597">
                <text:p>0.832244008714597</text:p>
              </table:table-cell>
            </table:table-row>
            <table:table-row>
              <table:table-cell office:value-type="float" office:value="0.113829787234043">
                <text:p>0</text:p>
              </table:table-cell>
              <table:table-cell office:value-type="float" office:value="0.827886710239651">
                <text:p>0.827886710239651</text:p>
              </table:table-cell>
            </table:table-row>
            <table:table-row>
              <table:table-cell office:value-type="float" office:value="0.114539007092199">
                <text:p>0</text:p>
              </table:table-cell>
              <table:table-cell office:value-type="float" office:value="0.827886710239651">
                <text:p>0.827886710239651</text:p>
              </table:table-cell>
            </table:table-row>
            <table:table-row>
              <table:table-cell office:value-type="float" office:value="0.119148936170213">
                <text:p>0</text:p>
              </table:table-cell>
              <table:table-cell office:value-type="float" office:value="0.827886710239651">
                <text:p>0.827886710239651</text:p>
              </table:table-cell>
            </table:table-row>
            <table:table-row>
              <table:table-cell office:value-type="float" office:value="0.119503546099291">
                <text:p>0</text:p>
              </table:table-cell>
              <table:table-cell office:value-type="float" office:value="0.836601307189543">
                <text:p>0.836601307189543</text:p>
              </table:table-cell>
            </table:table-row>
            <table:table-row>
              <table:table-cell office:value-type="float" office:value="0.119858156028369">
                <text:p>0</text:p>
              </table:table-cell>
              <table:table-cell office:value-type="float" office:value="0.838779956427015">
                <text:p>0.838779956427015</text:p>
              </table:table-cell>
            </table:table-row>
            <table:table-row>
              <table:table-cell office:value-type="float" office:value="0.121276595744681">
                <text:p>0</text:p>
              </table:table-cell>
              <table:table-cell office:value-type="float" office:value="0.832244008714597">
                <text:p>0.832244008714597</text:p>
              </table:table-cell>
            </table:table-row>
            <table:table-row>
              <table:table-cell office:value-type="float" office:value="0.122340425531915">
                <text:p>0</text:p>
              </table:table-cell>
              <table:table-cell office:value-type="float" office:value="0.83442265795207">
                <text:p>0.83442265795207</text:p>
              </table:table-cell>
            </table:table-row>
            <table:table-row>
              <table:table-cell office:value-type="float" office:value="0.123049645390071">
                <text:p>0</text:p>
              </table:table-cell>
              <table:table-cell office:value-type="float" office:value="0.838779956427015">
                <text:p>0.838779956427015</text:p>
              </table:table-cell>
            </table:table-row>
            <table:table-row>
              <table:table-cell office:value-type="float" office:value="0.123049645390071">
                <text:p>0</text:p>
              </table:table-cell>
              <table:table-cell office:value-type="float" office:value="0.845315904139433">
                <text:p>0.845315904139433</text:p>
              </table:table-cell>
            </table:table-row>
            <table:table-row>
              <table:table-cell office:value-type="float" office:value="0.125886524822695">
                <text:p>0</text:p>
              </table:table-cell>
              <table:table-cell office:value-type="float" office:value="0.843137254901961">
                <text:p>0.843137254901961</text:p>
              </table:table-cell>
            </table:table-row>
            <table:table-row>
              <table:table-cell office:value-type="float" office:value="0.131560283687943">
                <text:p>0</text:p>
              </table:table-cell>
              <table:table-cell office:value-type="float" office:value="0.849673202614379">
                <text:p>0.849673202614379</text:p>
              </table:table-cell>
            </table:table-row>
            <table:table-row>
              <table:table-cell office:value-type="float" office:value="0.131914893617021">
                <text:p>0</text:p>
              </table:table-cell>
              <table:table-cell office:value-type="float" office:value="0.849673202614379">
                <text:p>0.849673202614379</text:p>
              </table:table-cell>
            </table:table-row>
            <table:table-row>
              <table:table-cell office:value-type="float" office:value="0.133687943262411">
                <text:p>0</text:p>
              </table:table-cell>
              <table:table-cell office:value-type="float" office:value="0.843137254901961">
                <text:p>0.843137254901961</text:p>
              </table:table-cell>
            </table:table-row>
            <table:table-row>
              <table:table-cell office:value-type="float" office:value="0.134397163120567">
                <text:p>0</text:p>
              </table:table-cell>
              <table:table-cell office:value-type="float" office:value="0.843137254901961">
                <text:p>0.843137254901961</text:p>
              </table:table-cell>
            </table:table-row>
            <table:table-row>
              <table:table-cell office:value-type="float" office:value="0.135106382978723">
                <text:p>0</text:p>
              </table:table-cell>
              <table:table-cell office:value-type="float" office:value="0.854030501089325">
                <text:p>0.854030501089325</text:p>
              </table:table-cell>
            </table:table-row>
            <table:table-row>
              <table:table-cell office:value-type="float" office:value="0.136879432624113">
                <text:p>0</text:p>
              </table:table-cell>
              <table:table-cell office:value-type="float" office:value="0.85838779956427">
                <text:p>0.85838779956427</text:p>
              </table:table-cell>
            </table:table-row>
            <table:table-row>
              <table:table-cell office:value-type="float" office:value="0.13758865248227">
                <text:p>0</text:p>
              </table:table-cell>
              <table:table-cell office:value-type="float" office:value="0.843137254901961">
                <text:p>0.843137254901961</text:p>
              </table:table-cell>
            </table:table-row>
            <table:table-row>
              <table:table-cell office:value-type="float" office:value="0.138652482269504">
                <text:p>0</text:p>
              </table:table-cell>
              <table:table-cell office:value-type="float" office:value="0.847494553376906">
                <text:p>0.847494553376906</text:p>
              </table:table-cell>
            </table:table-row>
            <table:table-row>
              <table:table-cell office:value-type="float" office:value="0.139007092198582">
                <text:p>0</text:p>
              </table:table-cell>
              <table:table-cell office:value-type="float" office:value="0.847494553376906">
                <text:p>0.847494553376906</text:p>
              </table:table-cell>
            </table:table-row>
            <table:table-row>
              <table:table-cell office:value-type="float" office:value="0.140780141843972">
                <text:p>0</text:p>
              </table:table-cell>
              <table:table-cell office:value-type="float" office:value="0.860566448801743">
                <text:p>0.860566448801743</text:p>
              </table:table-cell>
            </table:table-row>
            <table:table-row>
              <table:table-cell office:value-type="float" office:value="0.141843971631206">
                <text:p>0</text:p>
              </table:table-cell>
              <table:table-cell office:value-type="float" office:value="0.862745098039216">
                <text:p>0.862745098039216</text:p>
              </table:table-cell>
            </table:table-row>
            <table:table-row>
              <table:table-cell office:value-type="float" office:value="0.146808510638298">
                <text:p>0</text:p>
              </table:table-cell>
              <table:table-cell office:value-type="float" office:value="0.864923747276688">
                <text:p>0.864923747276688</text:p>
              </table:table-cell>
            </table:table-row>
            <table:table-row>
              <table:table-cell office:value-type="float" office:value="0.147163120567376">
                <text:p>0</text:p>
              </table:table-cell>
              <table:table-cell office:value-type="float" office:value="0.864923747276688">
                <text:p>0.864923747276688</text:p>
              </table:table-cell>
            </table:table-row>
            <table:table-row>
              <table:table-cell office:value-type="float" office:value="0.147872340425532">
                <text:p>0</text:p>
              </table:table-cell>
              <table:table-cell office:value-type="float" office:value="0.869281045751634">
                <text:p>0.869281045751634</text:p>
              </table:table-cell>
            </table:table-row>
            <table:table-row>
              <table:table-cell office:value-type="float" office:value="0.148581560283688">
                <text:p>0</text:p>
              </table:table-cell>
              <table:table-cell office:value-type="float" office:value="0.856209150326797">
                <text:p>0.856209150326797</text:p>
              </table:table-cell>
            </table:table-row>
            <table:table-row>
              <table:table-cell office:value-type="float" office:value="0.15">
                <text:p>0</text:p>
              </table:table-cell>
              <table:table-cell office:value-type="float" office:value="0.867102396514161">
                <text:p>0.867102396514161</text:p>
              </table:table-cell>
            </table:table-row>
            <table:table-row>
              <table:table-cell office:value-type="float" office:value="0.150354609929078">
                <text:p>0</text:p>
              </table:table-cell>
              <table:table-cell office:value-type="float" office:value="0.869281045751634">
                <text:p>0.869281045751634</text:p>
              </table:table-cell>
            </table:table-row>
            <table:table-row>
              <table:table-cell office:value-type="float" office:value="0.152127659574468">
                <text:p>0</text:p>
              </table:table-cell>
              <table:table-cell office:value-type="float" office:value="0.869281045751634">
                <text:p>0.869281045751634</text:p>
              </table:table-cell>
            </table:table-row>
            <table:table-row>
              <table:table-cell office:value-type="float" office:value="0.152836879432624">
                <text:p>0</text:p>
              </table:table-cell>
              <table:table-cell office:value-type="float" office:value="0.871459694989107">
                <text:p>0.871459694989107</text:p>
              </table:table-cell>
            </table:table-row>
            <table:table-row>
              <table:table-cell office:value-type="float" office:value="0.153191489361702">
                <text:p>0</text:p>
              </table:table-cell>
              <table:table-cell office:value-type="float" office:value="0.862745098039216">
                <text:p>0.862745098039216</text:p>
              </table:table-cell>
            </table:table-row>
            <table:table-row>
              <table:table-cell office:value-type="float" office:value="0.156737588652482">
                <text:p>0</text:p>
              </table:table-cell>
              <table:table-cell office:value-type="float" office:value="0.871459694989107">
                <text:p>0.871459694989107</text:p>
              </table:table-cell>
            </table:table-row>
            <table:table-row>
              <table:table-cell office:value-type="float" office:value="0.158156028368794">
                <text:p>0</text:p>
              </table:table-cell>
              <table:table-cell office:value-type="float" office:value="0.864923747276688">
                <text:p>0.864923747276688</text:p>
              </table:table-cell>
            </table:table-row>
            <table:table-row>
              <table:table-cell office:value-type="float" office:value="0.159929078014184">
                <text:p>0</text:p>
              </table:table-cell>
              <table:table-cell office:value-type="float" office:value="0.873638344226579">
                <text:p>0.873638344226579</text:p>
              </table:table-cell>
            </table:table-row>
            <table:table-row>
              <table:table-cell office:value-type="float" office:value="0.16063829787234">
                <text:p>0</text:p>
              </table:table-cell>
              <table:table-cell office:value-type="float" office:value="0.875816993464052">
                <text:p>0.875816993464052</text:p>
              </table:table-cell>
            </table:table-row>
            <table:table-row>
              <table:table-cell office:value-type="float" office:value="0.160992907801418">
                <text:p>0</text:p>
              </table:table-cell>
              <table:table-cell office:value-type="float" office:value="0.873638344226579">
                <text:p>0.873638344226579</text:p>
              </table:table-cell>
            </table:table-row>
            <table:table-row>
              <table:table-cell office:value-type="float" office:value="0.161702127659574">
                <text:p>0</text:p>
              </table:table-cell>
              <table:table-cell office:value-type="float" office:value="0.875816993464052">
                <text:p>0.875816993464052</text:p>
              </table:table-cell>
            </table:table-row>
            <table:table-row>
              <table:table-cell office:value-type="float" office:value="0.166312056737589">
                <text:p>0</text:p>
              </table:table-cell>
              <table:table-cell office:value-type="float" office:value="0.873638344226579">
                <text:p>0.873638344226579</text:p>
              </table:table-cell>
            </table:table-row>
            <table:table-row>
              <table:table-cell office:value-type="float" office:value="0.168439716312057">
                <text:p>0</text:p>
              </table:table-cell>
              <table:table-cell office:value-type="float" office:value="0.880174291938998">
                <text:p>0.880174291938998</text:p>
              </table:table-cell>
            </table:table-row>
            <table:table-row>
              <table:table-cell office:value-type="float" office:value="0.170567375886525">
                <text:p>0</text:p>
              </table:table-cell>
              <table:table-cell office:value-type="float" office:value="0.880174291938998">
                <text:p>0.880174291938998</text:p>
              </table:table-cell>
            </table:table-row>
            <table:table-row>
              <table:table-cell office:value-type="float" office:value="0.170921985815603">
                <text:p>0</text:p>
              </table:table-cell>
              <table:table-cell office:value-type="float" office:value="0.877995642701525">
                <text:p>0.877995642701525</text:p>
              </table:table-cell>
            </table:table-row>
            <table:table-row>
              <table:table-cell office:value-type="float" office:value="0.170921985815603">
                <text:p>0</text:p>
              </table:table-cell>
              <table:table-cell office:value-type="float" office:value="0.880174291938998">
                <text:p>0.880174291938998</text:p>
              </table:table-cell>
            </table:table-row>
            <table:table-row>
              <table:table-cell office:value-type="float" office:value="0.171276595744681">
                <text:p>0</text:p>
              </table:table-cell>
              <table:table-cell office:value-type="float" office:value="0.880174291938998">
                <text:p>0.880174291938998</text:p>
              </table:table-cell>
            </table:table-row>
            <table:table-row>
              <table:table-cell office:value-type="float" office:value="0.171631205673759">
                <text:p>0</text:p>
              </table:table-cell>
              <table:table-cell office:value-type="float" office:value="0.880174291938998">
                <text:p>0.880174291938998</text:p>
              </table:table-cell>
            </table:table-row>
            <table:table-row>
              <table:table-cell office:value-type="float" office:value="0.174822695035461">
                <text:p>0</text:p>
              </table:table-cell>
              <table:table-cell office:value-type="float" office:value="0.880174291938998">
                <text:p>0.880174291938998</text:p>
              </table:table-cell>
            </table:table-row>
            <table:table-row>
              <table:table-cell office:value-type="float" office:value="0.174822695035461">
                <text:p>0</text:p>
              </table:table-cell>
              <table:table-cell office:value-type="float" office:value="0.882352941176471">
                <text:p>0.882352941176471</text:p>
              </table:table-cell>
            </table:table-row>
            <table:table-row>
              <table:table-cell office:value-type="float" office:value="0.176241134751773">
                <text:p>0</text:p>
              </table:table-cell>
              <table:table-cell office:value-type="float" office:value="0.880174291938998">
                <text:p>0.880174291938998</text:p>
              </table:table-cell>
            </table:table-row>
            <table:table-row>
              <table:table-cell office:value-type="float" office:value="0.179078014184397">
                <text:p>0</text:p>
              </table:table-cell>
              <table:table-cell office:value-type="float" office:value="0.884531590413943">
                <text:p>0.884531590413943</text:p>
              </table:table-cell>
            </table:table-row>
            <table:table-row>
              <table:table-cell office:value-type="float" office:value="0.180496453900709">
                <text:p>0</text:p>
              </table:table-cell>
              <table:table-cell office:value-type="float" office:value="0.880174291938998">
                <text:p>0.880174291938998</text:p>
              </table:table-cell>
            </table:table-row>
            <table:table-row>
              <table:table-cell office:value-type="float" office:value="0.181205673758865">
                <text:p>0</text:p>
              </table:table-cell>
              <table:table-cell office:value-type="float" office:value="0.884531590413943">
                <text:p>0.884531590413943</text:p>
              </table:table-cell>
            </table:table-row>
            <table:table-row>
              <table:table-cell office:value-type="float" office:value="0.184042553191489">
                <text:p>0</text:p>
              </table:table-cell>
              <table:table-cell office:value-type="float" office:value="0.880174291938998">
                <text:p>0.880174291938998</text:p>
              </table:table-cell>
            </table:table-row>
            <table:table-row>
              <table:table-cell office:value-type="float" office:value="0.184397163120567">
                <text:p>0</text:p>
              </table:table-cell>
              <table:table-cell office:value-type="float" office:value="0.880174291938998">
                <text:p>0.880174291938998</text:p>
              </table:table-cell>
            </table:table-row>
            <table:table-row>
              <table:table-cell office:value-type="float" office:value="0.184751773049645">
                <text:p>0</text:p>
              </table:table-cell>
              <table:table-cell office:value-type="float" office:value="0.880174291938998">
                <text:p>0.880174291938998</text:p>
              </table:table-cell>
            </table:table-row>
            <table:table-row>
              <table:table-cell office:value-type="float" office:value="0.186170212765957">
                <text:p>0</text:p>
              </table:table-cell>
              <table:table-cell office:value-type="float" office:value="0.882352941176471">
                <text:p>0.882352941176471</text:p>
              </table:table-cell>
            </table:table-row>
            <table:table-row>
              <table:table-cell office:value-type="float" office:value="0.187943262411347">
                <text:p>0</text:p>
              </table:table-cell>
              <table:table-cell office:value-type="float" office:value="0.882352941176471">
                <text:p>0.882352941176471</text:p>
              </table:table-cell>
            </table:table-row>
            <table:table-row>
              <table:table-cell office:value-type="float" office:value="0.188652482269504">
                <text:p>0</text:p>
              </table:table-cell>
              <table:table-cell office:value-type="float" office:value="0.884531590413943">
                <text:p>0.884531590413943</text:p>
              </table:table-cell>
            </table:table-row>
            <table:table-row>
              <table:table-cell office:value-type="float" office:value="0.191489361702128">
                <text:p>0</text:p>
              </table:table-cell>
              <table:table-cell office:value-type="float" office:value="0.888888888888889">
                <text:p>0.888888888888889</text:p>
              </table:table-cell>
            </table:table-row>
            <table:table-row>
              <table:table-cell office:value-type="float" office:value="0.196099290780142">
                <text:p>0</text:p>
              </table:table-cell>
              <table:table-cell office:value-type="float" office:value="0.886710239651416">
                <text:p>0.886710239651416</text:p>
              </table:table-cell>
            </table:table-row>
            <table:table-row>
              <table:table-cell office:value-type="float" office:value="0.196099290780142">
                <text:p>0</text:p>
              </table:table-cell>
              <table:table-cell office:value-type="float" office:value="0.888888888888889">
                <text:p>0.888888888888889</text:p>
              </table:table-cell>
            </table:table-row>
            <table:table-row>
              <table:table-cell office:value-type="float" office:value="0.196808510638298">
                <text:p>0</text:p>
              </table:table-cell>
              <table:table-cell office:value-type="float" office:value="0.886710239651416">
                <text:p>0.886710239651416</text:p>
              </table:table-cell>
            </table:table-row>
            <table:table-row>
              <table:table-cell office:value-type="float" office:value="0.197517730496454">
                <text:p>0</text:p>
              </table:table-cell>
              <table:table-cell office:value-type="float" office:value="0.891067538126362">
                <text:p>0.891067538126362</text:p>
              </table:table-cell>
            </table:table-row>
            <table:table-row>
              <table:table-cell office:value-type="float" office:value="0.19822695035461">
                <text:p>0</text:p>
              </table:table-cell>
              <table:table-cell office:value-type="float" office:value="0.891067538126362">
                <text:p>0.891067538126362</text:p>
              </table:table-cell>
            </table:table-row>
            <table:table-row>
              <table:table-cell office:value-type="float" office:value="0.202127659574468">
                <text:p>0</text:p>
              </table:table-cell>
              <table:table-cell office:value-type="float" office:value="0.891067538126362">
                <text:p>0.891067538126362</text:p>
              </table:table-cell>
            </table:table-row>
            <table:table-row>
              <table:table-cell office:value-type="float" office:value="0.203191489361702">
                <text:p>0</text:p>
              </table:table-cell>
              <table:table-cell office:value-type="float" office:value="0.895424836601307">
                <text:p>0.895424836601307</text:p>
              </table:table-cell>
            </table:table-row>
            <table:table-row>
              <table:table-cell office:value-type="float" office:value="0.206382978723404">
                <text:p>0</text:p>
              </table:table-cell>
              <table:table-cell office:value-type="float" office:value="0.895424836601307">
                <text:p>0.895424836601307</text:p>
              </table:table-cell>
            </table:table-row>
            <table:table-row>
              <table:table-cell office:value-type="float" office:value="0.20709219858156">
                <text:p>0</text:p>
              </table:table-cell>
              <table:table-cell office:value-type="float" office:value="0.895424836601307">
                <text:p>0.895424836601307</text:p>
              </table:table-cell>
            </table:table-row>
            <table:table-row>
              <table:table-cell office:value-type="float" office:value="0.207446808510638">
                <text:p>0</text:p>
              </table:table-cell>
              <table:table-cell office:value-type="float" office:value="0.895424836601307">
                <text:p>0.895424836601307</text:p>
              </table:table-cell>
            </table:table-row>
            <table:table-row>
              <table:table-cell office:value-type="float" office:value="0.209574468085106">
                <text:p>0</text:p>
              </table:table-cell>
              <table:table-cell office:value-type="float" office:value="0.901960784313726">
                <text:p>0.901960784313726</text:p>
              </table:table-cell>
            </table:table-row>
            <table:table-row>
              <table:table-cell office:value-type="float" office:value="0.209929078014184">
                <text:p>0</text:p>
              </table:table-cell>
              <table:table-cell office:value-type="float" office:value="0.89760348583878">
                <text:p>0.89760348583878</text:p>
              </table:table-cell>
            </table:table-row>
            <table:table-row>
              <table:table-cell office:value-type="float" office:value="0.210283687943262">
                <text:p>0</text:p>
              </table:table-cell>
              <table:table-cell office:value-type="float" office:value="0.89760348583878">
                <text:p>0.89760348583878</text:p>
              </table:table-cell>
            </table:table-row>
            <table:table-row>
              <table:table-cell office:value-type="float" office:value="0.211347517730496">
                <text:p>0</text:p>
              </table:table-cell>
              <table:table-cell office:value-type="float" office:value="0.901960784313726">
                <text:p>0.901960784313726</text:p>
              </table:table-cell>
            </table:table-row>
            <table:table-row>
              <table:table-cell office:value-type="float" office:value="0.212765957446808">
                <text:p>0</text:p>
              </table:table-cell>
              <table:table-cell office:value-type="float" office:value="0.901960784313726">
                <text:p>0.901960784313726</text:p>
              </table:table-cell>
            </table:table-row>
            <table:table-row>
              <table:table-cell office:value-type="float" office:value="0.223758865248227">
                <text:p>0</text:p>
              </table:table-cell>
              <table:table-cell office:value-type="float" office:value="0.904139433551198">
                <text:p>0.904139433551198</text:p>
              </table:table-cell>
            </table:table-row>
            <table:table-row>
              <table:table-cell office:value-type="float" office:value="0.223758865248227">
                <text:p>0</text:p>
              </table:table-cell>
              <table:table-cell office:value-type="float" office:value="0.908496732026144">
                <text:p>0.908496732026144</text:p>
              </table:table-cell>
            </table:table-row>
            <table:table-row>
              <table:table-cell office:value-type="float" office:value="0.225886524822695">
                <text:p>0</text:p>
              </table:table-cell>
              <table:table-cell office:value-type="float" office:value="0.908496732026144">
                <text:p>0.908496732026144</text:p>
              </table:table-cell>
            </table:table-row>
            <table:table-row>
              <table:table-cell office:value-type="float" office:value="0.227659574468085">
                <text:p>0</text:p>
              </table:table-cell>
              <table:table-cell office:value-type="float" office:value="0.908496732026144">
                <text:p>0.908496732026144</text:p>
              </table:table-cell>
            </table:table-row>
            <table:table-row>
              <table:table-cell office:value-type="float" office:value="0.229787234042553">
                <text:p>0</text:p>
              </table:table-cell>
              <table:table-cell office:value-type="float" office:value="0.908496732026144">
                <text:p>0.908496732026144</text:p>
              </table:table-cell>
            </table:table-row>
            <table:table-row>
              <table:table-cell office:value-type="float" office:value="0.231205673758865">
                <text:p>0</text:p>
              </table:table-cell>
              <table:table-cell office:value-type="float" office:value="0.908496732026144">
                <text:p>0.908496732026144</text:p>
              </table:table-cell>
            </table:table-row>
            <table:table-row>
              <table:table-cell office:value-type="float" office:value="0.232978723404255">
                <text:p>0</text:p>
              </table:table-cell>
              <table:table-cell office:value-type="float" office:value="0.908496732026144">
                <text:p>0.908496732026144</text:p>
              </table:table-cell>
            </table:table-row>
            <table:table-row>
              <table:table-cell office:value-type="float" office:value="0.234751773049645">
                <text:p>0</text:p>
              </table:table-cell>
              <table:table-cell office:value-type="float" office:value="0.908496732026144">
                <text:p>0.908496732026144</text:p>
              </table:table-cell>
            </table:table-row>
            <table:table-row>
              <table:table-cell office:value-type="float" office:value="0.236170212765957">
                <text:p>0</text:p>
              </table:table-cell>
              <table:table-cell office:value-type="float" office:value="0.912854030501089">
                <text:p>0.912854030501089</text:p>
              </table:table-cell>
            </table:table-row>
            <table:table-row>
              <table:table-cell office:value-type="float" office:value="0.237588652482269">
                <text:p>0</text:p>
              </table:table-cell>
              <table:table-cell office:value-type="float" office:value="0.910675381263617">
                <text:p>0.910675381263617</text:p>
              </table:table-cell>
            </table:table-row>
            <table:table-row>
              <table:table-cell office:value-type="float" office:value="0.24113475177305">
                <text:p>0</text:p>
              </table:table-cell>
              <table:table-cell office:value-type="float" office:value="0.912854030501089">
                <text:p>0.912854030501089</text:p>
              </table:table-cell>
            </table:table-row>
            <table:table-row>
              <table:table-cell office:value-type="float" office:value="0.243971631205674">
                <text:p>0</text:p>
              </table:table-cell>
              <table:table-cell office:value-type="float" office:value="0.912854030501089">
                <text:p>0.912854030501089</text:p>
              </table:table-cell>
            </table:table-row>
            <table:table-row>
              <table:table-cell office:value-type="float" office:value="0.248581560283688">
                <text:p>0</text:p>
              </table:table-cell>
              <table:table-cell office:value-type="float" office:value="0.917211328976035">
                <text:p>0.917211328976035</text:p>
              </table:table-cell>
            </table:table-row>
            <table:table-row>
              <table:table-cell office:value-type="float" office:value="0.248936170212766">
                <text:p>0</text:p>
              </table:table-cell>
              <table:table-cell office:value-type="float" office:value="0.917211328976035">
                <text:p>0.917211328976035</text:p>
              </table:table-cell>
            </table:table-row>
            <table:table-row>
              <table:table-cell office:value-type="float" office:value="0.249645390070922">
                <text:p>0</text:p>
              </table:table-cell>
              <table:table-cell office:value-type="float" office:value="0.915032679738562">
                <text:p>0.915032679738562</text:p>
              </table:table-cell>
            </table:table-row>
            <table:table-row>
              <table:table-cell office:value-type="float" office:value="0.25177304964539">
                <text:p>0</text:p>
              </table:table-cell>
              <table:table-cell office:value-type="float" office:value="0.917211328976035">
                <text:p>0.917211328976035</text:p>
              </table:table-cell>
            </table:table-row>
            <table:table-row>
              <table:table-cell office:value-type="float" office:value="0.254255319148936">
                <text:p>0</text:p>
              </table:table-cell>
              <table:table-cell office:value-type="float" office:value="0.917211328976035">
                <text:p>0.917211328976035</text:p>
              </table:table-cell>
            </table:table-row>
            <table:table-row>
              <table:table-cell office:value-type="float" office:value="0.256028368794326">
                <text:p>0</text:p>
              </table:table-cell>
              <table:table-cell office:value-type="float" office:value="0.919389978213508">
                <text:p>0.919389978213508</text:p>
              </table:table-cell>
            </table:table-row>
            <table:table-row>
              <table:table-cell office:value-type="float" office:value="0.256737588652482">
                <text:p>0</text:p>
              </table:table-cell>
              <table:table-cell office:value-type="float" office:value="0.92156862745098">
                <text:p>0.92156862745098</text:p>
              </table:table-cell>
            </table:table-row>
            <table:table-row>
              <table:table-cell office:value-type="float" office:value="0.25709219858156">
                <text:p>0</text:p>
              </table:table-cell>
              <table:table-cell office:value-type="float" office:value="0.917211328976035">
                <text:p>0.917211328976035</text:p>
              </table:table-cell>
            </table:table-row>
            <table:table-row>
              <table:table-cell office:value-type="float" office:value="0.25886524822695">
                <text:p>0</text:p>
              </table:table-cell>
              <table:table-cell office:value-type="float" office:value="0.92156862745098">
                <text:p>0.92156862745098</text:p>
              </table:table-cell>
            </table:table-row>
            <table:table-row>
              <table:table-cell office:value-type="float" office:value="0.262765957446808">
                <text:p>0</text:p>
              </table:table-cell>
              <table:table-cell office:value-type="float" office:value="0.923747276688453">
                <text:p>0.923747276688453</text:p>
              </table:table-cell>
            </table:table-row>
            <table:table-row>
              <table:table-cell office:value-type="float" office:value="0.264893617021277">
                <text:p>0</text:p>
              </table:table-cell>
              <table:table-cell office:value-type="float" office:value="0.919389978213508">
                <text:p>0.919389978213508</text:p>
              </table:table-cell>
            </table:table-row>
            <table:table-row>
              <table:table-cell office:value-type="float" office:value="0.265248226950355">
                <text:p>0</text:p>
              </table:table-cell>
              <table:table-cell office:value-type="float" office:value="0.919389978213508">
                <text:p>0.919389978213508</text:p>
              </table:table-cell>
            </table:table-row>
            <table:table-row>
              <table:table-cell office:value-type="float" office:value="0.266312056737589">
                <text:p>0</text:p>
              </table:table-cell>
              <table:table-cell office:value-type="float" office:value="0.925925925925926">
                <text:p>0.925925925925926</text:p>
              </table:table-cell>
            </table:table-row>
            <table:table-row>
              <table:table-cell office:value-type="float" office:value="0.266666666666667">
                <text:p>0</text:p>
              </table:table-cell>
              <table:table-cell office:value-type="float" office:value="0.92156862745098">
                <text:p>0.92156862745098</text:p>
              </table:table-cell>
            </table:table-row>
            <table:table-row>
              <table:table-cell office:value-type="float" office:value="0.271276595744681">
                <text:p>0</text:p>
              </table:table-cell>
              <table:table-cell office:value-type="float" office:value="0.92156862745098">
                <text:p>0.92156862745098</text:p>
              </table:table-cell>
            </table:table-row>
            <table:table-row>
              <table:table-cell office:value-type="float" office:value="0.272695035460993">
                <text:p>0</text:p>
              </table:table-cell>
              <table:table-cell office:value-type="float" office:value="0.923747276688453">
                <text:p>0.923747276688453</text:p>
              </table:table-cell>
            </table:table-row>
            <table:table-row>
              <table:table-cell office:value-type="float" office:value="0.273758865248227">
                <text:p>0</text:p>
              </table:table-cell>
              <table:table-cell office:value-type="float" office:value="0.923747276688453">
                <text:p>0.923747276688453</text:p>
              </table:table-cell>
            </table:table-row>
            <table:table-row>
              <table:table-cell office:value-type="float" office:value="0.275177304964539">
                <text:p>0</text:p>
              </table:table-cell>
              <table:table-cell office:value-type="float" office:value="0.925925925925926">
                <text:p>0.925925925925926</text:p>
              </table:table-cell>
            </table:table-row>
            <table:table-row>
              <table:table-cell office:value-type="float" office:value="0.276595744680851">
                <text:p>0</text:p>
              </table:table-cell>
              <table:table-cell office:value-type="float" office:value="0.928104575163399">
                <text:p>0.928104575163399</text:p>
              </table:table-cell>
            </table:table-row>
            <table:table-row>
              <table:table-cell office:value-type="float" office:value="0.276950354609929">
                <text:p>0</text:p>
              </table:table-cell>
              <table:table-cell office:value-type="float" office:value="0.925925925925926">
                <text:p>0.925925925925926</text:p>
              </table:table-cell>
            </table:table-row>
            <table:table-row>
              <table:table-cell office:value-type="float" office:value="0.279432624113475">
                <text:p>0</text:p>
              </table:table-cell>
              <table:table-cell office:value-type="float" office:value="0.923747276688453">
                <text:p>0.923747276688453</text:p>
              </table:table-cell>
            </table:table-row>
            <table:table-row>
              <table:table-cell office:value-type="float" office:value="0.279432624113475">
                <text:p>0</text:p>
              </table:table-cell>
              <table:table-cell office:value-type="float" office:value="0.923747276688453">
                <text:p>0.923747276688453</text:p>
              </table:table-cell>
            </table:table-row>
            <table:table-row>
              <table:table-cell office:value-type="float" office:value="0.280496453900709">
                <text:p>0</text:p>
              </table:table-cell>
              <table:table-cell office:value-type="float" office:value="0.923747276688453">
                <text:p>0.923747276688453</text:p>
              </table:table-cell>
            </table:table-row>
            <table:table-row>
              <table:table-cell office:value-type="float" office:value="0.284397163120567">
                <text:p>0</text:p>
              </table:table-cell>
              <table:table-cell office:value-type="float" office:value="0.930283224400871">
                <text:p>0.930283224400871</text:p>
              </table:table-cell>
            </table:table-row>
            <table:table-row>
              <table:table-cell office:value-type="float" office:value="0.286170212765957">
                <text:p>0</text:p>
              </table:table-cell>
              <table:table-cell office:value-type="float" office:value="0.925925925925926">
                <text:p>0.925925925925926</text:p>
              </table:table-cell>
            </table:table-row>
            <table:table-row>
              <table:table-cell office:value-type="float" office:value="0.287943262411348">
                <text:p>0</text:p>
              </table:table-cell>
              <table:table-cell office:value-type="float" office:value="0.930283224400871">
                <text:p>0.930283224400871</text:p>
              </table:table-cell>
            </table:table-row>
            <table:table-row>
              <table:table-cell office:value-type="float" office:value="0.288652482269503">
                <text:p>0</text:p>
              </table:table-cell>
              <table:table-cell office:value-type="float" office:value="0.928104575163399">
                <text:p>0.928104575163399</text:p>
              </table:table-cell>
            </table:table-row>
            <table:table-row>
              <table:table-cell office:value-type="float" office:value="0.289007092198582">
                <text:p>0</text:p>
              </table:table-cell>
              <table:table-cell office:value-type="float" office:value="0.928104575163399">
                <text:p>0.928104575163399</text:p>
              </table:table-cell>
            </table:table-row>
            <table:table-row>
              <table:table-cell office:value-type="float" office:value="0.293262411347518">
                <text:p>0</text:p>
              </table:table-cell>
              <table:table-cell office:value-type="float" office:value="0.928104575163399">
                <text:p>0.928104575163399</text:p>
              </table:table-cell>
            </table:table-row>
            <table:table-row>
              <table:table-cell office:value-type="float" office:value="0.293617021276596">
                <text:p>0</text:p>
              </table:table-cell>
              <table:table-cell office:value-type="float" office:value="0.930283224400871">
                <text:p>0.930283224400871</text:p>
              </table:table-cell>
            </table:table-row>
            <table:table-row>
              <table:table-cell office:value-type="float" office:value="0.293971631205674">
                <text:p>0</text:p>
              </table:table-cell>
              <table:table-cell office:value-type="float" office:value="0.930283224400871">
                <text:p>0.930283224400871</text:p>
              </table:table-cell>
            </table:table-row>
            <table:table-row>
              <table:table-cell office:value-type="float" office:value="0.295035460992908">
                <text:p>0</text:p>
              </table:table-cell>
              <table:table-cell office:value-type="float" office:value="0.930283224400871">
                <text:p>0.930283224400871</text:p>
              </table:table-cell>
            </table:table-row>
            <table:table-row>
              <table:table-cell office:value-type="float" office:value="0.298581560283688">
                <text:p>0</text:p>
              </table:table-cell>
              <table:table-cell office:value-type="float" office:value="0.930283224400871">
                <text:p>0.930283224400871</text:p>
              </table:table-cell>
            </table:table-row>
            <table:table-row>
              <table:table-cell office:value-type="float" office:value="0.298936170212766">
                <text:p>0</text:p>
              </table:table-cell>
              <table:table-cell office:value-type="float" office:value="0.928104575163399">
                <text:p>0.928104575163399</text:p>
              </table:table-cell>
            </table:table-row>
            <table:table-row>
              <table:table-cell office:value-type="float" office:value="0.303900709219858">
                <text:p>0</text:p>
              </table:table-cell>
              <table:table-cell office:value-type="float" office:value="0.932461873638344">
                <text:p>0.932461873638344</text:p>
              </table:table-cell>
            </table:table-row>
            <table:table-row>
              <table:table-cell office:value-type="float" office:value="0.306737588652482">
                <text:p>0</text:p>
              </table:table-cell>
              <table:table-cell office:value-type="float" office:value="0.932461873638344">
                <text:p>0.932461873638344</text:p>
              </table:table-cell>
            </table:table-row>
            <table:table-row>
              <table:table-cell office:value-type="float" office:value="0.306737588652482">
                <text:p>0</text:p>
              </table:table-cell>
              <table:table-cell office:value-type="float" office:value="0.934640522875817">
                <text:p>0.934640522875817</text:p>
              </table:table-cell>
            </table:table-row>
            <table:table-row>
              <table:table-cell office:value-type="float" office:value="0.308156028368794">
                <text:p>0</text:p>
              </table:table-cell>
              <table:table-cell office:value-type="float" office:value="0.93681917211329">
                <text:p>0.93681917211329</text:p>
              </table:table-cell>
            </table:table-row>
            <table:table-row>
              <table:table-cell office:value-type="float" office:value="0.310283687943262">
                <text:p>0</text:p>
              </table:table-cell>
              <table:table-cell office:value-type="float" office:value="0.934640522875817">
                <text:p>0.934640522875817</text:p>
              </table:table-cell>
            </table:table-row>
            <table:table-row>
              <table:table-cell office:value-type="float" office:value="0.314539007092199">
                <text:p>0</text:p>
              </table:table-cell>
              <table:table-cell office:value-type="float" office:value="0.938997821350762">
                <text:p>0.938997821350762</text:p>
              </table:table-cell>
            </table:table-row>
            <table:table-row>
              <table:table-cell office:value-type="float" office:value="0.317375886524823">
                <text:p>0</text:p>
              </table:table-cell>
              <table:table-cell office:value-type="float" office:value="0.938997821350762">
                <text:p>0.938997821350762</text:p>
              </table:table-cell>
            </table:table-row>
            <table:table-row>
              <table:table-cell office:value-type="float" office:value="0.318439716312057">
                <text:p>0</text:p>
              </table:table-cell>
              <table:table-cell office:value-type="float" office:value="0.941176470588235">
                <text:p>0.941176470588235</text:p>
              </table:table-cell>
            </table:table-row>
            <table:table-row>
              <table:table-cell office:value-type="float" office:value="0.319503546099291">
                <text:p>0</text:p>
              </table:table-cell>
              <table:table-cell office:value-type="float" office:value="0.941176470588235">
                <text:p>0.941176470588235</text:p>
              </table:table-cell>
            </table:table-row>
            <table:table-row>
              <table:table-cell office:value-type="float" office:value="0.320921985815603">
                <text:p>0</text:p>
              </table:table-cell>
              <table:table-cell office:value-type="float" office:value="0.941176470588235">
                <text:p>0.941176470588235</text:p>
              </table:table-cell>
            </table:table-row>
            <table:table-row>
              <table:table-cell office:value-type="float" office:value="0.324468085106383">
                <text:p>0</text:p>
              </table:table-cell>
              <table:table-cell office:value-type="float" office:value="0.947712418300653">
                <text:p>0.947712418300653</text:p>
              </table:table-cell>
            </table:table-row>
            <table:table-row>
              <table:table-cell office:value-type="float" office:value="0.325886524822695">
                <text:p>0</text:p>
              </table:table-cell>
              <table:table-cell office:value-type="float" office:value="0.943355119825708">
                <text:p>0.943355119825708</text:p>
              </table:table-cell>
            </table:table-row>
            <table:table-row>
              <table:table-cell office:value-type="float" office:value="0.327659574468085">
                <text:p>0</text:p>
              </table:table-cell>
              <table:table-cell office:value-type="float" office:value="0.945533769063181">
                <text:p>0.945533769063181</text:p>
              </table:table-cell>
            </table:table-row>
            <table:table-row>
              <table:table-cell office:value-type="float" office:value="0.328723404255319">
                <text:p>0</text:p>
              </table:table-cell>
              <table:table-cell office:value-type="float" office:value="0.952069716775599">
                <text:p>0.952069716775599</text:p>
              </table:table-cell>
            </table:table-row>
            <table:table-row>
              <table:table-cell office:value-type="float" office:value="0.331560283687943">
                <text:p>0</text:p>
              </table:table-cell>
              <table:table-cell office:value-type="float" office:value="0.947712418300653">
                <text:p>0.947712418300653</text:p>
              </table:table-cell>
            </table:table-row>
            <table:table-row>
              <table:table-cell office:value-type="float" office:value="0.331560283687943">
                <text:p>0</text:p>
              </table:table-cell>
              <table:table-cell office:value-type="float" office:value="0.947712418300653">
                <text:p>0.947712418300653</text:p>
              </table:table-cell>
            </table:table-row>
            <table:table-row>
              <table:table-cell office:value-type="float" office:value="0.334751773049645">
                <text:p>0</text:p>
              </table:table-cell>
              <table:table-cell office:value-type="float" office:value="0.952069716775599">
                <text:p>0.952069716775599</text:p>
              </table:table-cell>
            </table:table-row>
            <table:table-row>
              <table:table-cell office:value-type="float" office:value="0.335815602836879">
                <text:p>0</text:p>
              </table:table-cell>
              <table:table-cell office:value-type="float" office:value="0.949891067538126">
                <text:p>0.949891067538126</text:p>
              </table:table-cell>
            </table:table-row>
            <table:table-row>
              <table:table-cell office:value-type="float" office:value="0.336170212765957">
                <text:p>0</text:p>
              </table:table-cell>
              <table:table-cell office:value-type="float" office:value="0.949891067538126">
                <text:p>0.949891067538126</text:p>
              </table:table-cell>
            </table:table-row>
            <table:table-row>
              <table:table-cell office:value-type="float" office:value="0.338652482269504">
                <text:p>0</text:p>
              </table:table-cell>
              <table:table-cell office:value-type="float" office:value="0.949891067538126">
                <text:p>0.949891067538126</text:p>
              </table:table-cell>
            </table:table-row>
            <table:table-row>
              <table:table-cell office:value-type="float" office:value="0.339716312056738">
                <text:p>0</text:p>
              </table:table-cell>
              <table:table-cell office:value-type="float" office:value="0.952069716775599">
                <text:p>0.952069716775599</text:p>
              </table:table-cell>
            </table:table-row>
            <table:table-row>
              <table:table-cell office:value-type="float" office:value="0.342553191489362">
                <text:p>0</text:p>
              </table:table-cell>
              <table:table-cell office:value-type="float" office:value="0.956427015250545">
                <text:p>0.956427015250545</text:p>
              </table:table-cell>
            </table:table-row>
            <table:table-row>
              <table:table-cell office:value-type="float" office:value="0.343262411347518">
                <text:p>0</text:p>
              </table:table-cell>
              <table:table-cell office:value-type="float" office:value="0.954248366013072">
                <text:p>0.954248366013072</text:p>
              </table:table-cell>
            </table:table-row>
            <table:table-row>
              <table:table-cell office:value-type="float" office:value="0.343617021276596">
                <text:p>0</text:p>
              </table:table-cell>
              <table:table-cell office:value-type="float" office:value="0.952069716775599">
                <text:p>0.952069716775599</text:p>
              </table:table-cell>
            </table:table-row>
            <table:table-row>
              <table:table-cell office:value-type="float" office:value="0.346808510638298">
                <text:p>0</text:p>
              </table:table-cell>
              <table:table-cell office:value-type="float" office:value="0.954248366013072">
                <text:p>0.954248366013072</text:p>
              </table:table-cell>
            </table:table-row>
            <table:table-row>
              <table:table-cell office:value-type="float" office:value="0.34822695035461">
                <text:p>0</text:p>
              </table:table-cell>
              <table:table-cell office:value-type="float" office:value="0.956427015250545">
                <text:p>0.956427015250545</text:p>
              </table:table-cell>
            </table:table-row>
            <table:table-row>
              <table:table-cell office:value-type="float" office:value="0.35">
                <text:p>0</text:p>
              </table:table-cell>
              <table:table-cell office:value-type="float" office:value="0.956427015250545">
                <text:p>0.956427015250545</text:p>
              </table:table-cell>
            </table:table-row>
            <table:table-row>
              <table:table-cell office:value-type="float" office:value="0.35">
                <text:p>0</text:p>
              </table:table-cell>
              <table:table-cell office:value-type="float" office:value="0.958605664488017">
                <text:p>0.958605664488017</text:p>
              </table:table-cell>
            </table:table-row>
            <table:table-row>
              <table:table-cell office:value-type="float" office:value="0.354255319148936">
                <text:p>0</text:p>
              </table:table-cell>
              <table:table-cell office:value-type="float" office:value="0.956427015250545">
                <text:p>0.956427015250545</text:p>
              </table:table-cell>
            </table:table-row>
            <table:table-row>
              <table:table-cell office:value-type="float" office:value="0.354609929078014">
                <text:p>0</text:p>
              </table:table-cell>
              <table:table-cell office:value-type="float" office:value="0.956427015250545">
                <text:p>0.956427015250545</text:p>
              </table:table-cell>
            </table:table-row>
            <table:table-row>
              <table:table-cell office:value-type="float" office:value="0.354964539007092">
                <text:p>0</text:p>
              </table:table-cell>
              <table:table-cell office:value-type="float" office:value="0.958605664488017">
                <text:p>0.958605664488017</text:p>
              </table:table-cell>
            </table:table-row>
            <table:table-row>
              <table:table-cell office:value-type="float" office:value="0.356028368794326">
                <text:p>0</text:p>
              </table:table-cell>
              <table:table-cell office:value-type="float" office:value="0.958605664488017">
                <text:p>0.958605664488017</text:p>
              </table:table-cell>
            </table:table-row>
            <table:table-row>
              <table:table-cell office:value-type="float" office:value="0.358156028368794">
                <text:p>0</text:p>
              </table:table-cell>
              <table:table-cell office:value-type="float" office:value="0.958605664488017">
                <text:p>0.958605664488017</text:p>
              </table:table-cell>
            </table:table-row>
            <table:table-row>
              <table:table-cell office:value-type="float" office:value="0.363829787234043">
                <text:p>0</text:p>
              </table:table-cell>
              <table:table-cell office:value-type="float" office:value="0.956427015250545">
                <text:p>0.956427015250545</text:p>
              </table:table-cell>
            </table:table-row>
            <table:table-row>
              <table:table-cell office:value-type="float" office:value="0.367730496453901">
                <text:p>0</text:p>
              </table:table-cell>
              <table:table-cell office:value-type="float" office:value="0.958605664488017">
                <text:p>0.958605664488017</text:p>
              </table:table-cell>
            </table:table-row>
            <table:table-row>
              <table:table-cell office:value-type="float" office:value="0.368085106382979">
                <text:p>0</text:p>
              </table:table-cell>
              <table:table-cell office:value-type="float" office:value="0.96078431372549">
                <text:p>0.96078431372549</text:p>
              </table:table-cell>
            </table:table-row>
            <table:table-row>
              <table:table-cell office:value-type="float" office:value="0.368439716312057">
                <text:p>0</text:p>
              </table:table-cell>
              <table:table-cell office:value-type="float" office:value="0.96078431372549">
                <text:p>0.96078431372549</text:p>
              </table:table-cell>
            </table:table-row>
            <table:table-row>
              <table:table-cell office:value-type="float" office:value="0.369858156028369">
                <text:p>0</text:p>
              </table:table-cell>
              <table:table-cell office:value-type="float" office:value="0.96078431372549">
                <text:p>0.96078431372549</text:p>
              </table:table-cell>
            </table:table-row>
            <table:table-row>
              <table:table-cell office:value-type="float" office:value="0.371985815602837">
                <text:p>0</text:p>
              </table:table-cell>
              <table:table-cell office:value-type="float" office:value="0.958605664488017">
                <text:p>0.958605664488017</text:p>
              </table:table-cell>
            </table:table-row>
            <table:table-row>
              <table:table-cell office:value-type="float" office:value="0.372340425531915">
                <text:p>0</text:p>
              </table:table-cell>
              <table:table-cell office:value-type="float" office:value="0.958605664488017">
                <text:p>0.958605664488017</text:p>
              </table:table-cell>
            </table:table-row>
            <table:table-row>
              <table:table-cell office:value-type="float" office:value="0.373049645390071">
                <text:p>0</text:p>
              </table:table-cell>
              <table:table-cell office:value-type="float" office:value="0.958605664488017">
                <text:p>0.958605664488017</text:p>
              </table:table-cell>
            </table:table-row>
            <table:table-row>
              <table:table-cell office:value-type="float" office:value="0.373404255319149">
                <text:p>0</text:p>
              </table:table-cell>
              <table:table-cell office:value-type="float" office:value="0.958605664488017">
                <text:p>0.958605664488017</text:p>
              </table:table-cell>
            </table:table-row>
            <table:table-row>
              <table:table-cell office:value-type="float" office:value="0.379432624113475">
                <text:p>0</text:p>
              </table:table-cell>
              <table:table-cell office:value-type="float" office:value="0.958605664488017">
                <text:p>0.958605664488017</text:p>
              </table:table-cell>
            </table:table-row>
            <table:table-row>
              <table:table-cell office:value-type="float" office:value="0.380851063829787">
                <text:p>0</text:p>
              </table:table-cell>
              <table:table-cell office:value-type="float" office:value="0.958605664488017">
                <text:p>0.958605664488017</text:p>
              </table:table-cell>
            </table:table-row>
            <table:table-row>
              <table:table-cell office:value-type="float" office:value="0.382269503546099">
                <text:p>0</text:p>
              </table:table-cell>
              <table:table-cell office:value-type="float" office:value="0.958605664488017">
                <text:p>0.958605664488017</text:p>
              </table:table-cell>
            </table:table-row>
            <table:table-row>
              <table:table-cell office:value-type="float" office:value="0.383687943262411">
                <text:p>0</text:p>
              </table:table-cell>
              <table:table-cell office:value-type="float" office:value="0.958605664488017">
                <text:p>0.958605664488017</text:p>
              </table:table-cell>
            </table:table-row>
            <table:table-row>
              <table:table-cell office:value-type="float" office:value="0.385815602836879">
                <text:p>0</text:p>
              </table:table-cell>
              <table:table-cell office:value-type="float" office:value="0.96078431372549">
                <text:p>0.96078431372549</text:p>
              </table:table-cell>
            </table:table-row>
            <table:table-row>
              <table:table-cell office:value-type="float" office:value="0.387588652482269">
                <text:p>0</text:p>
              </table:table-cell>
              <table:table-cell office:value-type="float" office:value="0.96078431372549">
                <text:p>0.96078431372549</text:p>
              </table:table-cell>
            </table:table-row>
            <table:table-row>
              <table:table-cell office:value-type="float" office:value="0.388297872340425">
                <text:p>0</text:p>
              </table:table-cell>
              <table:table-cell office:value-type="float" office:value="0.96078431372549">
                <text:p>0.96078431372549</text:p>
              </table:table-cell>
            </table:table-row>
            <table:table-row>
              <table:table-cell office:value-type="float" office:value="0.388652482269504">
                <text:p>0</text:p>
              </table:table-cell>
              <table:table-cell office:value-type="float" office:value="0.962962962962963">
                <text:p>0.962962962962963</text:p>
              </table:table-cell>
            </table:table-row>
            <table:table-row>
              <table:table-cell office:value-type="float" office:value="0.391489361702128">
                <text:p>0</text:p>
              </table:table-cell>
              <table:table-cell office:value-type="float" office:value="0.96078431372549">
                <text:p>0.96078431372549</text:p>
              </table:table-cell>
            </table:table-row>
            <table:table-row>
              <table:table-cell office:value-type="float" office:value="0.396808510638298">
                <text:p>0</text:p>
              </table:table-cell>
              <table:table-cell office:value-type="float" office:value="0.962962962962963">
                <text:p>0.962962962962963</text:p>
              </table:table-cell>
            </table:table-row>
            <table:table-row>
              <table:table-cell office:value-type="float" office:value="0.397517730496454">
                <text:p>0</text:p>
              </table:table-cell>
              <table:table-cell office:value-type="float" office:value="0.96078431372549">
                <text:p>0.96078431372549</text:p>
              </table:table-cell>
            </table:table-row>
            <table:table-row>
              <table:table-cell office:value-type="float" office:value="0.401063829787234">
                <text:p>0</text:p>
              </table:table-cell>
              <table:table-cell office:value-type="float" office:value="0.96078431372549">
                <text:p>0.96078431372549</text:p>
              </table:table-cell>
            </table:table-row>
            <table:table-row>
              <table:table-cell office:value-type="float" office:value="0.401418439716312">
                <text:p>0</text:p>
              </table:table-cell>
              <table:table-cell office:value-type="float" office:value="0.962962962962963">
                <text:p>0.962962962962963</text:p>
              </table:table-cell>
            </table:table-row>
            <table:table-row>
              <table:table-cell office:value-type="float" office:value="0.407801418439716">
                <text:p>0</text:p>
              </table:table-cell>
              <table:table-cell office:value-type="float" office:value="0.962962962962963">
                <text:p>0.962962962962963</text:p>
              </table:table-cell>
            </table:table-row>
            <table:table-row>
              <table:table-cell office:value-type="float" office:value="0.408510638297872">
                <text:p>0</text:p>
              </table:table-cell>
              <table:table-cell office:value-type="float" office:value="0.962962962962963">
                <text:p>0.962962962962963</text:p>
              </table:table-cell>
            </table:table-row>
            <table:table-row>
              <table:table-cell office:value-type="float" office:value="0.41063829787234">
                <text:p>0</text:p>
              </table:table-cell>
              <table:table-cell office:value-type="float" office:value="0.96078431372549">
                <text:p>0.96078431372549</text:p>
              </table:table-cell>
            </table:table-row>
            <table:table-row>
              <table:table-cell office:value-type="float" office:value="0.41063829787234">
                <text:p>0</text:p>
              </table:table-cell>
              <table:table-cell office:value-type="float" office:value="0.962962962962963">
                <text:p>0.962962962962963</text:p>
              </table:table-cell>
            </table:table-row>
            <table:table-row>
              <table:table-cell office:value-type="float" office:value="0.41063829787234">
                <text:p>0</text:p>
              </table:table-cell>
              <table:table-cell office:value-type="float" office:value="0.962962962962963">
                <text:p>0.962962962962963</text:p>
              </table:table-cell>
            </table:table-row>
            <table:table-row>
              <table:table-cell office:value-type="float" office:value="0.412056737588653">
                <text:p>0</text:p>
              </table:table-cell>
              <table:table-cell office:value-type="float" office:value="0.962962962962963">
                <text:p>0.962962962962963</text:p>
              </table:table-cell>
            </table:table-row>
            <table:table-row>
              <table:table-cell office:value-type="float" office:value="0.413829787234043">
                <text:p>0</text:p>
              </table:table-cell>
              <table:table-cell office:value-type="float" office:value="0.96078431372549">
                <text:p>0.96078431372549</text:p>
              </table:table-cell>
            </table:table-row>
            <table:table-row>
              <table:table-cell office:value-type="float" office:value="0.421631205673759">
                <text:p>0</text:p>
              </table:table-cell>
              <table:table-cell office:value-type="float" office:value="0.962962962962963">
                <text:p>0.962962962962963</text:p>
              </table:table-cell>
            </table:table-row>
            <table:table-row>
              <table:table-cell office:value-type="float" office:value="0.423758865248227">
                <text:p>0</text:p>
              </table:table-cell>
              <table:table-cell office:value-type="float" office:value="0.962962962962963">
                <text:p>0.962962962962963</text:p>
              </table:table-cell>
            </table:table-row>
            <table:table-row>
              <table:table-cell office:value-type="float" office:value="0.423758865248227">
                <text:p>0</text:p>
              </table:table-cell>
              <table:table-cell office:value-type="float" office:value="0.965141612200436">
                <text:p>0.965141612200436</text:p>
              </table:table-cell>
            </table:table-row>
            <table:table-row>
              <table:table-cell office:value-type="float" office:value="0.424113475177305">
                <text:p>0</text:p>
              </table:table-cell>
              <table:table-cell office:value-type="float" office:value="0.962962962962963">
                <text:p>0.962962962962963</text:p>
              </table:table-cell>
            </table:table-row>
            <table:table-row>
              <table:table-cell office:value-type="float" office:value="0.425531914893617">
                <text:p>0</text:p>
              </table:table-cell>
              <table:table-cell office:value-type="float" office:value="0.962962962962963">
                <text:p>0.962962962962963</text:p>
              </table:table-cell>
            </table:table-row>
            <table:table-row>
              <table:table-cell office:value-type="float" office:value="0.425531914893617">
                <text:p>0</text:p>
              </table:table-cell>
              <table:table-cell office:value-type="float" office:value="0.965141612200436">
                <text:p>0.965141612200436</text:p>
              </table:table-cell>
            </table:table-row>
            <table:table-row>
              <table:table-cell office:value-type="float" office:value="0.426241134751773">
                <text:p>0</text:p>
              </table:table-cell>
              <table:table-cell office:value-type="float" office:value="0.965141612200436">
                <text:p>0.965141612200436</text:p>
              </table:table-cell>
            </table:table-row>
            <table:table-row>
              <table:table-cell office:value-type="float" office:value="0.426595744680851">
                <text:p>0</text:p>
              </table:table-cell>
              <table:table-cell office:value-type="float" office:value="0.962962962962963">
                <text:p>0.962962962962963</text:p>
              </table:table-cell>
            </table:table-row>
            <table:table-row>
              <table:table-cell office:value-type="float" office:value="0.427659574468085">
                <text:p>0</text:p>
              </table:table-cell>
              <table:table-cell office:value-type="float" office:value="0.965141612200436">
                <text:p>0.965141612200436</text:p>
              </table:table-cell>
            </table:table-row>
            <table:table-row>
              <table:table-cell office:value-type="float" office:value="0.428368794326241">
                <text:p>0</text:p>
              </table:table-cell>
              <table:table-cell office:value-type="float" office:value="0.967320261437908">
                <text:p>0.967320261437908</text:p>
              </table:table-cell>
            </table:table-row>
            <table:table-row>
              <table:table-cell office:value-type="float" office:value="0.430496453900709">
                <text:p>0</text:p>
              </table:table-cell>
              <table:table-cell office:value-type="float" office:value="0.962962962962963">
                <text:p>0.962962962962963</text:p>
              </table:table-cell>
            </table:table-row>
            <table:table-row>
              <table:table-cell office:value-type="float" office:value="0.431560283687943">
                <text:p>0</text:p>
              </table:table-cell>
              <table:table-cell office:value-type="float" office:value="0.967320261437908">
                <text:p>0.967320261437908</text:p>
              </table:table-cell>
            </table:table-row>
            <table:table-row>
              <table:table-cell office:value-type="float" office:value="0.432978723404255">
                <text:p>0</text:p>
              </table:table-cell>
              <table:table-cell office:value-type="float" office:value="0.962962962962963">
                <text:p>0.962962962962963</text:p>
              </table:table-cell>
            </table:table-row>
            <table:table-row>
              <table:table-cell office:value-type="float" office:value="0.437588652482269">
                <text:p>0</text:p>
              </table:table-cell>
              <table:table-cell office:value-type="float" office:value="0.965141612200436">
                <text:p>0.965141612200436</text:p>
              </table:table-cell>
            </table:table-row>
            <table:table-row>
              <table:table-cell office:value-type="float" office:value="0.442198581560284">
                <text:p>0</text:p>
              </table:table-cell>
              <table:table-cell office:value-type="float" office:value="0.965141612200436">
                <text:p>0.965141612200436</text:p>
              </table:table-cell>
            </table:table-row>
            <table:table-row>
              <table:table-cell office:value-type="float" office:value="0.443971631205674">
                <text:p>0</text:p>
              </table:table-cell>
              <table:table-cell office:value-type="float" office:value="0.965141612200436">
                <text:p>0.965141612200436</text:p>
              </table:table-cell>
            </table:table-row>
            <table:table-row>
              <table:table-cell office:value-type="float" office:value="0.446099290780142">
                <text:p>0</text:p>
              </table:table-cell>
              <table:table-cell office:value-type="float" office:value="0.965141612200436">
                <text:p>0.965141612200436</text:p>
              </table:table-cell>
            </table:table-row>
            <table:table-row>
              <table:table-cell office:value-type="float" office:value="0.446099290780142">
                <text:p>0</text:p>
              </table:table-cell>
              <table:table-cell office:value-type="float" office:value="0.967320261437908">
                <text:p>0.967320261437908</text:p>
              </table:table-cell>
            </table:table-row>
            <table:table-row>
              <table:table-cell office:value-type="float" office:value="0.446808510638298">
                <text:p>0</text:p>
              </table:table-cell>
              <table:table-cell office:value-type="float" office:value="0.965141612200436">
                <text:p>0.965141612200436</text:p>
              </table:table-cell>
            </table:table-row>
            <table:table-row>
              <table:table-cell office:value-type="float" office:value="0.44822695035461">
                <text:p>0</text:p>
              </table:table-cell>
              <table:table-cell office:value-type="float" office:value="0.965141612200436">
                <text:p>0.965141612200436</text:p>
              </table:table-cell>
            </table:table-row>
            <table:table-row>
              <table:table-cell office:value-type="float" office:value="0.450354609929078">
                <text:p>0</text:p>
              </table:table-cell>
              <table:table-cell office:value-type="float" office:value="0.965141612200436">
                <text:p>0.965141612200436</text:p>
              </table:table-cell>
            </table:table-row>
            <table:table-row>
              <table:table-cell office:value-type="float" office:value="0.453191489361702">
                <text:p>0</text:p>
              </table:table-cell>
              <table:table-cell office:value-type="float" office:value="0.965141612200436">
                <text:p>0.965141612200436</text:p>
              </table:table-cell>
            </table:table-row>
            <table:table-row>
              <table:table-cell office:value-type="float" office:value="0.454609929078014">
                <text:p>0</text:p>
              </table:table-cell>
              <table:table-cell office:value-type="float" office:value="0.965141612200436">
                <text:p>0.965141612200436</text:p>
              </table:table-cell>
            </table:table-row>
            <table:table-row>
              <table:table-cell office:value-type="float" office:value="0.45886524822695">
                <text:p>0</text:p>
              </table:table-cell>
              <table:table-cell office:value-type="float" office:value="0.965141612200436">
                <text:p>0.965141612200436</text:p>
              </table:table-cell>
            </table:table-row>
            <table:table-row>
              <table:table-cell office:value-type="float" office:value="0.461347517730497">
                <text:p>0</text:p>
              </table:table-cell>
              <table:table-cell office:value-type="float" office:value="0.967320261437908">
                <text:p>0.967320261437908</text:p>
              </table:table-cell>
            </table:table-row>
            <table:table-row>
              <table:table-cell office:value-type="float" office:value="0.462411347517731">
                <text:p>0</text:p>
              </table:table-cell>
              <table:table-cell office:value-type="float" office:value="0.967320261437908">
                <text:p>0.967320261437908</text:p>
              </table:table-cell>
            </table:table-row>
            <table:table-row>
              <table:table-cell office:value-type="float" office:value="0.465248226950355">
                <text:p>0</text:p>
              </table:table-cell>
              <table:table-cell office:value-type="float" office:value="0.965141612200436">
                <text:p>0.965141612200436</text:p>
              </table:table-cell>
            </table:table-row>
            <table:table-row>
              <table:table-cell office:value-type="float" office:value="0.470212765957447">
                <text:p>0</text:p>
              </table:table-cell>
              <table:table-cell office:value-type="float" office:value="0.965141612200436">
                <text:p>0.965141612200436</text:p>
              </table:table-cell>
            </table:table-row>
            <table:table-row>
              <table:table-cell office:value-type="float" office:value="0.470567375886525">
                <text:p>0</text:p>
              </table:table-cell>
              <table:table-cell office:value-type="float" office:value="0.965141612200436">
                <text:p>0.965141612200436</text:p>
              </table:table-cell>
            </table:table-row>
            <table:table-row>
              <table:table-cell office:value-type="float" office:value="0.475531914893617">
                <text:p>0</text:p>
              </table:table-cell>
              <table:table-cell office:value-type="float" office:value="0.967320261437908">
                <text:p>0.967320261437908</text:p>
              </table:table-cell>
            </table:table-row>
            <table:table-row>
              <table:table-cell office:value-type="float" office:value="0.476950354609929">
                <text:p>0</text:p>
              </table:table-cell>
              <table:table-cell office:value-type="float" office:value="0.967320261437908">
                <text:p>0.967320261437908</text:p>
              </table:table-cell>
            </table:table-row>
            <table:table-row>
              <table:table-cell office:value-type="float" office:value="0.478014184397163">
                <text:p>0</text:p>
              </table:table-cell>
              <table:table-cell office:value-type="float" office:value="0.967320261437908">
                <text:p>0.967320261437908</text:p>
              </table:table-cell>
            </table:table-row>
            <table:table-row>
              <table:table-cell office:value-type="float" office:value="0.478368794326241">
                <text:p>0</text:p>
              </table:table-cell>
              <table:table-cell office:value-type="float" office:value="0.969498910675381">
                <text:p>0.969498910675381</text:p>
              </table:table-cell>
            </table:table-row>
            <table:table-row>
              <table:table-cell office:value-type="float" office:value="0.478723404255319">
                <text:p>0</text:p>
              </table:table-cell>
              <table:table-cell office:value-type="float" office:value="0.969498910675381">
                <text:p>0.969498910675381</text:p>
              </table:table-cell>
            </table:table-row>
            <table:table-row>
              <table:table-cell office:value-type="float" office:value="0.481914893617021">
                <text:p>0</text:p>
              </table:table-cell>
              <table:table-cell office:value-type="float" office:value="0.967320261437908">
                <text:p>0.967320261437908</text:p>
              </table:table-cell>
            </table:table-row>
            <table:table-row>
              <table:table-cell office:value-type="float" office:value="0.482624113475177">
                <text:p>0</text:p>
              </table:table-cell>
              <table:table-cell office:value-type="float" office:value="0.969498910675381">
                <text:p>0.969498910675381</text:p>
              </table:table-cell>
            </table:table-row>
            <table:table-row>
              <table:table-cell office:value-type="float" office:value="0.489007092198582">
                <text:p>0</text:p>
              </table:table-cell>
              <table:table-cell office:value-type="float" office:value="0.967320261437908">
                <text:p>0.967320261437908</text:p>
              </table:table-cell>
            </table:table-row>
            <table:table-row>
              <table:table-cell office:value-type="float" office:value="0.48936170212766">
                <text:p>0</text:p>
              </table:table-cell>
              <table:table-cell office:value-type="float" office:value="0.971677559912854">
                <text:p>0.971677559912854</text:p>
              </table:table-cell>
            </table:table-row>
            <table:table-row>
              <table:table-cell office:value-type="float" office:value="0.490070921985816">
                <text:p>0</text:p>
              </table:table-cell>
              <table:table-cell office:value-type="float" office:value="0.969498910675381">
                <text:p>0.969498910675381</text:p>
              </table:table-cell>
            </table:table-row>
            <table:table-row>
              <table:table-cell office:value-type="float" office:value="0.49290780141844">
                <text:p>0</text:p>
              </table:table-cell>
              <table:table-cell office:value-type="float" office:value="0.969498910675381">
                <text:p>0.969498910675381</text:p>
              </table:table-cell>
            </table:table-row>
            <table:table-row>
              <table:table-cell office:value-type="float" office:value="0.493617021276596">
                <text:p>0</text:p>
              </table:table-cell>
              <table:table-cell office:value-type="float" office:value="0.969498910675381">
                <text:p>0.969498910675381</text:p>
              </table:table-cell>
            </table:table-row>
            <table:table-row>
              <table:table-cell office:value-type="float" office:value="0.496808510638298">
                <text:p>0</text:p>
              </table:table-cell>
              <table:table-cell office:value-type="float" office:value="0.969498910675381">
                <text:p>0.969498910675381</text:p>
              </table:table-cell>
            </table:table-row>
            <table:table-row>
              <table:table-cell office:value-type="float" office:value="0.497517730496454">
                <text:p>0</text:p>
              </table:table-cell>
              <table:table-cell office:value-type="float" office:value="0.969498910675381">
                <text:p>0.969498910675381</text:p>
              </table:table-cell>
            </table:table-row>
            <table:table-row>
              <table:table-cell office:value-type="float" office:value="0.499290780141844">
                <text:p>0</text:p>
              </table:table-cell>
              <table:table-cell office:value-type="float" office:value="0.969498910675381">
                <text:p>0.969498910675381</text:p>
              </table:table-cell>
            </table:table-row>
            <table:table-row>
              <table:table-cell office:value-type="float" office:value="0.501418439716312">
                <text:p>0</text:p>
              </table:table-cell>
              <table:table-cell office:value-type="float" office:value="0.969498910675381">
                <text:p>0.969498910675381</text:p>
              </table:table-cell>
            </table:table-row>
            <table:table-row>
              <table:table-cell office:value-type="float" office:value="0.504964539007092">
                <text:p>0</text:p>
              </table:table-cell>
              <table:table-cell office:value-type="float" office:value="0.969498910675381">
                <text:p>0.969498910675381</text:p>
              </table:table-cell>
            </table:table-row>
            <table:table-row>
              <table:table-cell office:value-type="float" office:value="0.509574468085106">
                <text:p>0</text:p>
              </table:table-cell>
              <table:table-cell office:value-type="float" office:value="0.971677559912854">
                <text:p>0.971677559912854</text:p>
              </table:table-cell>
            </table:table-row>
            <table:table-row>
              <table:table-cell office:value-type="float" office:value="0.510283687943262">
                <text:p>0</text:p>
              </table:table-cell>
              <table:table-cell office:value-type="float" office:value="0.971677559912854">
                <text:p>0.971677559912854</text:p>
              </table:table-cell>
            </table:table-row>
            <table:table-row>
              <table:table-cell office:value-type="float" office:value="0.511702127659574">
                <text:p>0</text:p>
              </table:table-cell>
              <table:table-cell office:value-type="float" office:value="0.971677559912854">
                <text:p>0.971677559912854</text:p>
              </table:table-cell>
            </table:table-row>
            <table:table-row>
              <table:table-cell office:value-type="float" office:value="0.515602836879433">
                <text:p>0</text:p>
              </table:table-cell>
              <table:table-cell office:value-type="float" office:value="0.971677559912854">
                <text:p>0.971677559912854</text:p>
              </table:table-cell>
            </table:table-row>
            <table:table-row>
              <table:table-cell office:value-type="float" office:value="0.517021276595745">
                <text:p>0</text:p>
              </table:table-cell>
              <table:table-cell office:value-type="float" office:value="0.971677559912854">
                <text:p>0.971677559912854</text:p>
              </table:table-cell>
            </table:table-row>
            <table:table-row>
              <table:table-cell office:value-type="float" office:value="0.518794326241135">
                <text:p>0</text:p>
              </table:table-cell>
              <table:table-cell office:value-type="float" office:value="0.971677559912854">
                <text:p>0.971677559912854</text:p>
              </table:table-cell>
            </table:table-row>
            <table:table-row>
              <table:table-cell office:value-type="float" office:value="0.525177304964539">
                <text:p>0</text:p>
              </table:table-cell>
              <table:table-cell office:value-type="float" office:value="0.971677559912854">
                <text:p>0.971677559912854</text:p>
              </table:table-cell>
            </table:table-row>
            <table:table-row>
              <table:table-cell office:value-type="float" office:value="0.527304964539007">
                <text:p>0</text:p>
              </table:table-cell>
              <table:table-cell office:value-type="float" office:value="0.971677559912854">
                <text:p>0.971677559912854</text:p>
              </table:table-cell>
            </table:table-row>
            <table:table-row>
              <table:table-cell office:value-type="float" office:value="0.530851063829787">
                <text:p>0</text:p>
              </table:table-cell>
              <table:table-cell office:value-type="float" office:value="0.971677559912854">
                <text:p>0.971677559912854</text:p>
              </table:table-cell>
            </table:table-row>
            <table:table-row>
              <table:table-cell office:value-type="float" office:value="0.531560283687943">
                <text:p>0</text:p>
              </table:table-cell>
              <table:table-cell office:value-type="float" office:value="0.971677559912854">
                <text:p>0.971677559912854</text:p>
              </table:table-cell>
            </table:table-row>
            <table:table-row>
              <table:table-cell office:value-type="float" office:value="0.531914893617021">
                <text:p>0</text:p>
              </table:table-cell>
              <table:table-cell office:value-type="float" office:value="0.971677559912854">
                <text:p>0.971677559912854</text:p>
              </table:table-cell>
            </table:table-row>
            <table:table-row>
              <table:table-cell office:value-type="float" office:value="0.534751773049645">
                <text:p>0</text:p>
              </table:table-cell>
              <table:table-cell office:value-type="float" office:value="0.971677559912854">
                <text:p>0.971677559912854</text:p>
              </table:table-cell>
            </table:table-row>
            <table:table-row>
              <table:table-cell office:value-type="float" office:value="0.540070921985816">
                <text:p>0</text:p>
              </table:table-cell>
              <table:table-cell office:value-type="float" office:value="0.971677559912854">
                <text:p>0.971677559912854</text:p>
              </table:table-cell>
            </table:table-row>
            <table:table-row>
              <table:table-cell office:value-type="float" office:value="0.54290780141844">
                <text:p>0</text:p>
              </table:table-cell>
              <table:table-cell office:value-type="float" office:value="0.971677559912854">
                <text:p>0.971677559912854</text:p>
              </table:table-cell>
            </table:table-row>
            <table:table-row>
              <table:table-cell office:value-type="float" office:value="0.543262411347518">
                <text:p>0</text:p>
              </table:table-cell>
              <table:table-cell office:value-type="float" office:value="0.971677559912854">
                <text:p>0.971677559912854</text:p>
              </table:table-cell>
            </table:table-row>
            <table:table-row>
              <table:table-cell office:value-type="float" office:value="0.545744680851064">
                <text:p>0</text:p>
              </table:table-cell>
              <table:table-cell office:value-type="float" office:value="0.971677559912854">
                <text:p>0.971677559912854</text:p>
              </table:table-cell>
            </table:table-row>
            <table:table-row>
              <table:table-cell office:value-type="float" office:value="0.54645390070922">
                <text:p>0</text:p>
              </table:table-cell>
              <table:table-cell office:value-type="float" office:value="0.971677559912854">
                <text:p>0.971677559912854</text:p>
              </table:table-cell>
            </table:table-row>
            <table:table-row>
              <table:table-cell office:value-type="float" office:value="0.54645390070922">
                <text:p>0</text:p>
              </table:table-cell>
              <table:table-cell office:value-type="float" office:value="0.971677559912854">
                <text:p>0.971677559912854</text:p>
              </table:table-cell>
            </table:table-row>
            <table:table-row>
              <table:table-cell office:value-type="float" office:value="0.54822695035461">
                <text:p>0</text:p>
              </table:table-cell>
              <table:table-cell office:value-type="float" office:value="0.971677559912854">
                <text:p>0.971677559912854</text:p>
              </table:table-cell>
            </table:table-row>
            <table:table-row>
              <table:table-cell office:value-type="float" office:value="0.550709219858156">
                <text:p>0</text:p>
              </table:table-cell>
              <table:table-cell office:value-type="float" office:value="0.971677559912854">
                <text:p>0.971677559912854</text:p>
              </table:table-cell>
            </table:table-row>
            <table:table-row>
              <table:table-cell office:value-type="float" office:value="0.55354609929078">
                <text:p>0</text:p>
              </table:table-cell>
              <table:table-cell office:value-type="float" office:value="0.973856209150327">
                <text:p>0.973856209150327</text:p>
              </table:table-cell>
            </table:table-row>
            <table:table-row>
              <table:table-cell office:value-type="float" office:value="0.554609929078014">
                <text:p>0</text:p>
              </table:table-cell>
              <table:table-cell office:value-type="float" office:value="0.971677559912854">
                <text:p>0.971677559912854</text:p>
              </table:table-cell>
            </table:table-row>
            <table:table-row>
              <table:table-cell office:value-type="float" office:value="0.556028368794326">
                <text:p>0</text:p>
              </table:table-cell>
              <table:table-cell office:value-type="float" office:value="0.971677559912854">
                <text:p>0.971677559912854</text:p>
              </table:table-cell>
            </table:table-row>
            <table:table-row>
              <table:table-cell office:value-type="float" office:value="0.559219858156028">
                <text:p>0</text:p>
              </table:table-cell>
              <table:table-cell office:value-type="float" office:value="0.971677559912854">
                <text:p>0.971677559912854</text:p>
              </table:table-cell>
            </table:table-row>
            <table:table-row>
              <table:table-cell office:value-type="float" office:value="0.561702127659575">
                <text:p>0</text:p>
              </table:table-cell>
              <table:table-cell office:value-type="float" office:value="0.973856209150327">
                <text:p>0.973856209150327</text:p>
              </table:table-cell>
            </table:table-row>
            <table:table-row>
              <table:table-cell office:value-type="float" office:value="0.569858156028369">
                <text:p>0</text:p>
              </table:table-cell>
              <table:table-cell office:value-type="float" office:value="0.973856209150327">
                <text:p>0.973856209150327</text:p>
              </table:table-cell>
            </table:table-row>
            <table:table-row>
              <table:table-cell office:value-type="float" office:value="0.571631205673759">
                <text:p>0</text:p>
              </table:table-cell>
              <table:table-cell office:value-type="float" office:value="0.973856209150327">
                <text:p>0.973856209150327</text:p>
              </table:table-cell>
            </table:table-row>
            <table:table-row>
              <table:table-cell office:value-type="float" office:value="0.572340425531915">
                <text:p>0</text:p>
              </table:table-cell>
              <table:table-cell office:value-type="float" office:value="0.973856209150327">
                <text:p>0.973856209150327</text:p>
              </table:table-cell>
            </table:table-row>
            <table:table-row>
              <table:table-cell office:value-type="float" office:value="0.572340425531915">
                <text:p>0</text:p>
              </table:table-cell>
              <table:table-cell office:value-type="float" office:value="0.973856209150327">
                <text:p>0.973856209150327</text:p>
              </table:table-cell>
            </table:table-row>
            <table:table-row>
              <table:table-cell office:value-type="float" office:value="0.579432624113475">
                <text:p>0</text:p>
              </table:table-cell>
              <table:table-cell office:value-type="float" office:value="0.973856209150327">
                <text:p>0.973856209150327</text:p>
              </table:table-cell>
            </table:table-row>
            <table:table-row>
              <table:table-cell office:value-type="float" office:value="0.587943262411348">
                <text:p>0</text:p>
              </table:table-cell>
              <table:table-cell office:value-type="float" office:value="0.9760348583878">
                <text:p>0.9760348583878</text:p>
              </table:table-cell>
            </table:table-row>
            <table:table-row>
              <table:table-cell office:value-type="float" office:value="0.588652482269503">
                <text:p>0</text:p>
              </table:table-cell>
              <table:table-cell office:value-type="float" office:value="0.9760348583878">
                <text:p>0.9760348583878</text:p>
              </table:table-cell>
            </table:table-row>
            <table:table-row>
              <table:table-cell office:value-type="float" office:value="0.593971631205674">
                <text:p>0</text:p>
              </table:table-cell>
              <table:table-cell office:value-type="float" office:value="0.978213507625272">
                <text:p>0.978213507625272</text:p>
              </table:table-cell>
            </table:table-row>
            <table:table-row>
              <table:table-cell office:value-type="float" office:value="0.59468085106383">
                <text:p>0</text:p>
              </table:table-cell>
              <table:table-cell office:value-type="float" office:value="0.9760348583878">
                <text:p>0.9760348583878</text:p>
              </table:table-cell>
            </table:table-row>
            <table:table-row>
              <table:table-cell office:value-type="float" office:value="0.596099290780142">
                <text:p>0</text:p>
              </table:table-cell>
              <table:table-cell office:value-type="float" office:value="0.978213507625272">
                <text:p>0.978213507625272</text:p>
              </table:table-cell>
            </table:table-row>
            <table:table-row>
              <table:table-cell office:value-type="float" office:value="0.598581560283688">
                <text:p>0</text:p>
              </table:table-cell>
              <table:table-cell office:value-type="float" office:value="0.978213507625272">
                <text:p>0.978213507625272</text:p>
              </table:table-cell>
            </table:table-row>
            <table:table-row>
              <table:table-cell office:value-type="float" office:value="0.598936170212766">
                <text:p>0</text:p>
              </table:table-cell>
              <table:table-cell office:value-type="float" office:value="0.978213507625272">
                <text:p>0.978213507625272</text:p>
              </table:table-cell>
            </table:table-row>
            <table:table-row>
              <table:table-cell office:value-type="float" office:value="0.599645390070922">
                <text:p>0</text:p>
              </table:table-cell>
              <table:table-cell office:value-type="float" office:value="0.978213507625272">
                <text:p>0.978213507625272</text:p>
              </table:table-cell>
            </table:table-row>
            <table:table-row>
              <table:table-cell office:value-type="float" office:value="0.600354609929078">
                <text:p>0</text:p>
              </table:table-cell>
              <table:table-cell office:value-type="float" office:value="0.9760348583878">
                <text:p>0.9760348583878</text:p>
              </table:table-cell>
            </table:table-row>
            <table:table-row>
              <table:table-cell office:value-type="float" office:value="0.600354609929078">
                <text:p>0</text:p>
              </table:table-cell>
              <table:table-cell office:value-type="float" office:value="0.978213507625272">
                <text:p>0.978213507625272</text:p>
              </table:table-cell>
            </table:table-row>
            <table:table-row>
              <table:table-cell office:value-type="float" office:value="0.602482269503546">
                <text:p>0</text:p>
              </table:table-cell>
              <table:table-cell office:value-type="float" office:value="0.978213507625272">
                <text:p>0.978213507625272</text:p>
              </table:table-cell>
            </table:table-row>
            <table:table-row>
              <table:table-cell office:value-type="float" office:value="0.606382978723404">
                <text:p>0</text:p>
              </table:table-cell>
              <table:table-cell office:value-type="float" office:value="0.978213507625272">
                <text:p>0.978213507625272</text:p>
              </table:table-cell>
            </table:table-row>
            <table:table-row>
              <table:table-cell office:value-type="float" office:value="0.60709219858156">
                <text:p>0</text:p>
              </table:table-cell>
              <table:table-cell office:value-type="float" office:value="0.978213507625272">
                <text:p>0.978213507625272</text:p>
              </table:table-cell>
            </table:table-row>
            <table:table-row>
              <table:table-cell office:value-type="float" office:value="0.608156028368794">
                <text:p>0</text:p>
              </table:table-cell>
              <table:table-cell office:value-type="float" office:value="0.978213507625272">
                <text:p>0.978213507625272</text:p>
              </table:table-cell>
            </table:table-row>
            <table:table-row>
              <table:table-cell office:value-type="float" office:value="0.60886524822695">
                <text:p>0</text:p>
              </table:table-cell>
              <table:table-cell office:value-type="float" office:value="0.978213507625272">
                <text:p>0.978213507625272</text:p>
              </table:table-cell>
            </table:table-row>
            <table:table-row>
              <table:table-cell office:value-type="float" office:value="0.610992907801418">
                <text:p>0</text:p>
              </table:table-cell>
              <table:table-cell office:value-type="float" office:value="0.978213507625272">
                <text:p>0.978213507625272</text:p>
              </table:table-cell>
            </table:table-row>
            <table:table-row>
              <table:table-cell office:value-type="float" office:value="0.612056737588653">
                <text:p>0</text:p>
              </table:table-cell>
              <table:table-cell office:value-type="float" office:value="0.978213507625272">
                <text:p>0.978213507625272</text:p>
              </table:table-cell>
            </table:table-row>
            <table:table-row>
              <table:table-cell office:value-type="float" office:value="0.617021276595745">
                <text:p>0</text:p>
              </table:table-cell>
              <table:table-cell office:value-type="float" office:value="0.978213507625272">
                <text:p>0.978213507625272</text:p>
              </table:table-cell>
            </table:table-row>
            <table:table-row>
              <table:table-cell office:value-type="float" office:value="0.617375886524823">
                <text:p>0</text:p>
              </table:table-cell>
              <table:table-cell office:value-type="float" office:value="0.978213507625272">
                <text:p>0.978213507625272</text:p>
              </table:table-cell>
            </table:table-row>
            <table:table-row>
              <table:table-cell office:value-type="float" office:value="0.619148936170213">
                <text:p>0</text:p>
              </table:table-cell>
              <table:table-cell office:value-type="float" office:value="0.978213507625272">
                <text:p>0.978213507625272</text:p>
              </table:table-cell>
            </table:table-row>
            <table:table-row>
              <table:table-cell office:value-type="float" office:value="0.620921985815603">
                <text:p>0</text:p>
              </table:table-cell>
              <table:table-cell office:value-type="float" office:value="0.978213507625272">
                <text:p>0.978213507625272</text:p>
              </table:table-cell>
            </table:table-row>
            <table:table-row>
              <table:table-cell office:value-type="float" office:value="0.633333333333333">
                <text:p>0</text:p>
              </table:table-cell>
              <table:table-cell office:value-type="float" office:value="0.980392156862745">
                <text:p>0.980392156862745</text:p>
              </table:table-cell>
            </table:table-row>
            <table:table-row>
              <table:table-cell office:value-type="float" office:value="0.634042553191489">
                <text:p>0</text:p>
              </table:table-cell>
              <table:table-cell office:value-type="float" office:value="0.980392156862745">
                <text:p>0.980392156862745</text:p>
              </table:table-cell>
            </table:table-row>
            <table:table-row>
              <table:table-cell office:value-type="float" office:value="0.635460992907801">
                <text:p>0</text:p>
              </table:table-cell>
              <table:table-cell office:value-type="float" office:value="0.980392156862745">
                <text:p>0.980392156862745</text:p>
              </table:table-cell>
            </table:table-row>
            <table:table-row>
              <table:table-cell office:value-type="float" office:value="0.636879432624114">
                <text:p>0</text:p>
              </table:table-cell>
              <table:table-cell office:value-type="float" office:value="0.980392156862745">
                <text:p>0.980392156862745</text:p>
              </table:table-cell>
            </table:table-row>
            <table:table-row>
              <table:table-cell office:value-type="float" office:value="0.639361702127659">
                <text:p>0</text:p>
              </table:table-cell>
              <table:table-cell office:value-type="float" office:value="0.978213507625272">
                <text:p>0.978213507625272</text:p>
              </table:table-cell>
            </table:table-row>
            <table:table-row>
              <table:table-cell office:value-type="float" office:value="0.640070921985816">
                <text:p>0</text:p>
              </table:table-cell>
              <table:table-cell office:value-type="float" office:value="0.982570806100218">
                <text:p>0.982570806100218</text:p>
              </table:table-cell>
            </table:table-row>
            <table:table-row>
              <table:table-cell office:value-type="float" office:value="0.640425531914894">
                <text:p>0</text:p>
              </table:table-cell>
              <table:table-cell office:value-type="float" office:value="0.980392156862745">
                <text:p>0.980392156862745</text:p>
              </table:table-cell>
            </table:table-row>
            <table:table-row>
              <table:table-cell office:value-type="float" office:value="0.653900709219858">
                <text:p>0</text:p>
              </table:table-cell>
              <table:table-cell office:value-type="float" office:value="0.982570806100218">
                <text:p>0.982570806100218</text:p>
              </table:table-cell>
            </table:table-row>
            <table:table-row>
              <table:table-cell office:value-type="float" office:value="0.654255319148936">
                <text:p>0</text:p>
              </table:table-cell>
              <table:table-cell office:value-type="float" office:value="0.980392156862745">
                <text:p>0.980392156862745</text:p>
              </table:table-cell>
            </table:table-row>
            <table:table-row>
              <table:table-cell office:value-type="float" office:value="0.654609929078014">
                <text:p>0</text:p>
              </table:table-cell>
              <table:table-cell office:value-type="float" office:value="0.98474945533769">
                <text:p>0.98474945533769</text:p>
              </table:table-cell>
            </table:table-row>
            <table:table-row>
              <table:table-cell office:value-type="float" office:value="0.65531914893617">
                <text:p>0</text:p>
              </table:table-cell>
              <table:table-cell office:value-type="float" office:value="0.982570806100218">
                <text:p>0.982570806100218</text:p>
              </table:table-cell>
            </table:table-row>
            <table:table-row>
              <table:table-cell office:value-type="float" office:value="0.656737588652482">
                <text:p>0</text:p>
              </table:table-cell>
              <table:table-cell office:value-type="float" office:value="0.980392156862745">
                <text:p>0.980392156862745</text:p>
              </table:table-cell>
            </table:table-row>
            <table:table-row>
              <table:table-cell office:value-type="float" office:value="0.661347517730497">
                <text:p>0</text:p>
              </table:table-cell>
              <table:table-cell office:value-type="float" office:value="0.982570806100218">
                <text:p>0.982570806100218</text:p>
              </table:table-cell>
            </table:table-row>
            <table:table-row>
              <table:table-cell office:value-type="float" office:value="0.663120567375887">
                <text:p>0</text:p>
              </table:table-cell>
              <table:table-cell office:value-type="float" office:value="0.982570806100218">
                <text:p>0.982570806100218</text:p>
              </table:table-cell>
            </table:table-row>
            <table:table-row>
              <table:table-cell office:value-type="float" office:value="0.668439716312057">
                <text:p>0</text:p>
              </table:table-cell>
              <table:table-cell office:value-type="float" office:value="0.982570806100218">
                <text:p>0.982570806100218</text:p>
              </table:table-cell>
            </table:table-row>
            <table:table-row>
              <table:table-cell office:value-type="float" office:value="0.672695035460993">
                <text:p>0</text:p>
              </table:table-cell>
              <table:table-cell office:value-type="float" office:value="0.982570806100218">
                <text:p>0.982570806100218</text:p>
              </table:table-cell>
            </table:table-row>
            <table:table-row>
              <table:table-cell office:value-type="float" office:value="0.674113475177305">
                <text:p>0</text:p>
              </table:table-cell>
              <table:table-cell office:value-type="float" office:value="0.98474945533769">
                <text:p>0.98474945533769</text:p>
              </table:table-cell>
            </table:table-row>
            <table:table-row>
              <table:table-cell office:value-type="float" office:value="0.674468085106383">
                <text:p>0</text:p>
              </table:table-cell>
              <table:table-cell office:value-type="float" office:value="0.98474945533769">
                <text:p>0.98474945533769</text:p>
              </table:table-cell>
            </table:table-row>
            <table:table-row>
              <table:table-cell office:value-type="float" office:value="0.675177304964539">
                <text:p>0</text:p>
              </table:table-cell>
              <table:table-cell office:value-type="float" office:value="0.982570806100218">
                <text:p>0.982570806100218</text:p>
              </table:table-cell>
            </table:table-row>
            <table:table-row>
              <table:table-cell office:value-type="float" office:value="0.676595744680851">
                <text:p>0</text:p>
              </table:table-cell>
              <table:table-cell office:value-type="float" office:value="0.98474945533769">
                <text:p>0.98474945533769</text:p>
              </table:table-cell>
            </table:table-row>
            <table:table-row>
              <table:table-cell office:value-type="float" office:value="0.680851063829787">
                <text:p>0</text:p>
              </table:table-cell>
              <table:table-cell office:value-type="float" office:value="0.98474945533769">
                <text:p>0.98474945533769</text:p>
              </table:table-cell>
            </table:table-row>
            <table:table-row>
              <table:table-cell office:value-type="float" office:value="0.681914893617021">
                <text:p>0</text:p>
              </table:table-cell>
              <table:table-cell office:value-type="float" office:value="0.98474945533769">
                <text:p>0.98474945533769</text:p>
              </table:table-cell>
            </table:table-row>
            <table:table-row>
              <table:table-cell office:value-type="float" office:value="0.682269503546099">
                <text:p>0</text:p>
              </table:table-cell>
              <table:table-cell office:value-type="float" office:value="0.98474945533769">
                <text:p>0.98474945533769</text:p>
              </table:table-cell>
            </table:table-row>
            <table:table-row>
              <table:table-cell office:value-type="float" office:value="0.683333333333333">
                <text:p>0</text:p>
              </table:table-cell>
              <table:table-cell office:value-type="float" office:value="0.98474945533769">
                <text:p>0.98474945533769</text:p>
              </table:table-cell>
            </table:table-row>
            <table:table-row>
              <table:table-cell office:value-type="float" office:value="0.683333333333333">
                <text:p>0</text:p>
              </table:table-cell>
              <table:table-cell office:value-type="float" office:value="0.98474945533769">
                <text:p>0.98474945533769</text:p>
              </table:table-cell>
            </table:table-row>
            <table:table-row>
              <table:table-cell office:value-type="float" office:value="0.68758865248227">
                <text:p>0</text:p>
              </table:table-cell>
              <table:table-cell office:value-type="float" office:value="0.98474945533769">
                <text:p>0.98474945533769</text:p>
              </table:table-cell>
            </table:table-row>
            <table:table-row>
              <table:table-cell office:value-type="float" office:value="0.690780141843972">
                <text:p>0</text:p>
              </table:table-cell>
              <table:table-cell office:value-type="float" office:value="0.986928104575163">
                <text:p>0.986928104575163</text:p>
              </table:table-cell>
            </table:table-row>
            <table:table-row>
              <table:table-cell office:value-type="float" office:value="0.691843971631206">
                <text:p>0</text:p>
              </table:table-cell>
              <table:table-cell office:value-type="float" office:value="0.986928104575163">
                <text:p>0.986928104575163</text:p>
              </table:table-cell>
            </table:table-row>
            <table:table-row>
              <table:table-cell office:value-type="float" office:value="0.692553191489362">
                <text:p>0</text:p>
              </table:table-cell>
              <table:table-cell office:value-type="float" office:value="0.986928104575163">
                <text:p>0.986928104575163</text:p>
              </table:table-cell>
            </table:table-row>
            <table:table-row>
              <table:table-cell office:value-type="float" office:value="0.695744680851064">
                <text:p>0</text:p>
              </table:table-cell>
              <table:table-cell office:value-type="float" office:value="0.986928104575163">
                <text:p>0.986928104575163</text:p>
              </table:table-cell>
            </table:table-row>
            <table:table-row>
              <table:table-cell office:value-type="float" office:value="0.699290780141844">
                <text:p>0</text:p>
              </table:table-cell>
              <table:table-cell office:value-type="float" office:value="0.986928104575163">
                <text:p>0.986928104575163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0.98474945533769">
                <text:p>0.98474945533769</text:p>
              </table:table-cell>
            </table:table-row>
            <table:table-row>
              <table:table-cell office:value-type="float" office:value="0.704964539007092">
                <text:p>0</text:p>
              </table:table-cell>
              <table:table-cell office:value-type="float" office:value="0.986928104575163">
                <text:p>0.986928104575163</text:p>
              </table:table-cell>
            </table:table-row>
            <table:table-row>
              <table:table-cell office:value-type="float" office:value="0.705673758865248">
                <text:p>0</text:p>
              </table:table-cell>
              <table:table-cell office:value-type="float" office:value="0.986928104575163">
                <text:p>0.986928104575163</text:p>
              </table:table-cell>
            </table:table-row>
            <table:table-row>
              <table:table-cell office:value-type="float" office:value="0.706382978723404">
                <text:p>0</text:p>
              </table:table-cell>
              <table:table-cell office:value-type="float" office:value="0.986928104575163">
                <text:p>0.986928104575163</text:p>
              </table:table-cell>
            </table:table-row>
            <table:table-row>
              <table:table-cell office:value-type="float" office:value="0.709219858156028">
                <text:p>0</text:p>
              </table:table-cell>
              <table:table-cell office:value-type="float" office:value="0.986928104575163">
                <text:p>0.986928104575163</text:p>
              </table:table-cell>
            </table:table-row>
            <table:table-row>
              <table:table-cell office:value-type="float" office:value="0.720212765957447">
                <text:p>0</text:p>
              </table:table-cell>
              <table:table-cell office:value-type="float" office:value="0.986928104575163">
                <text:p>0.986928104575163</text:p>
              </table:table-cell>
            </table:table-row>
            <table:table-row>
              <table:table-cell office:value-type="float" office:value="0.722340425531915">
                <text:p>0</text:p>
              </table:table-cell>
              <table:table-cell office:value-type="float" office:value="0.986928104575163">
                <text:p>0.986928104575163</text:p>
              </table:table-cell>
            </table:table-row>
            <table:table-row>
              <table:table-cell office:value-type="float" office:value="0.722695035460993">
                <text:p>0</text:p>
              </table:table-cell>
              <table:table-cell office:value-type="float" office:value="0.986928104575163">
                <text:p>0.986928104575163</text:p>
              </table:table-cell>
            </table:table-row>
            <table:table-row>
              <table:table-cell office:value-type="float" office:value="0.725531914893617">
                <text:p>0</text:p>
              </table:table-cell>
              <table:table-cell office:value-type="float" office:value="0.986928104575163">
                <text:p>0.986928104575163</text:p>
              </table:table-cell>
            </table:table-row>
            <table:table-row>
              <table:table-cell office:value-type="float" office:value="0.725886524822695">
                <text:p>0</text:p>
              </table:table-cell>
              <table:table-cell office:value-type="float" office:value="0.986928104575163">
                <text:p>0.986928104575163</text:p>
              </table:table-cell>
            </table:table-row>
            <table:table-row>
              <table:table-cell office:value-type="float" office:value="0.730141843971631">
                <text:p>0</text:p>
              </table:table-cell>
              <table:table-cell office:value-type="float" office:value="0.986928104575163">
                <text:p>0.986928104575163</text:p>
              </table:table-cell>
            </table:table-row>
            <table:table-row>
              <table:table-cell office:value-type="float" office:value="0.732269503546099">
                <text:p>0</text:p>
              </table:table-cell>
              <table:table-cell office:value-type="float" office:value="0.986928104575163">
                <text:p>0.986928104575163</text:p>
              </table:table-cell>
            </table:table-row>
            <table:table-row>
              <table:table-cell office:value-type="float" office:value="0.733333333333333">
                <text:p>0</text:p>
              </table:table-cell>
              <table:table-cell office:value-type="float" office:value="0.986928104575163">
                <text:p>0.986928104575163</text:p>
              </table:table-cell>
            </table:table-row>
            <table:table-row>
              <table:table-cell office:value-type="float" office:value="0.736879432624114">
                <text:p>0</text:p>
              </table:table-cell>
              <table:table-cell office:value-type="float" office:value="0.986928104575163">
                <text:p>0.986928104575163</text:p>
              </table:table-cell>
            </table:table-row>
            <table:table-row>
              <table:table-cell office:value-type="float" office:value="0.737234042553191">
                <text:p>0</text:p>
              </table:table-cell>
              <table:table-cell office:value-type="float" office:value="0.986928104575163">
                <text:p>0.986928104575163</text:p>
              </table:table-cell>
            </table:table-row>
            <table:table-row>
              <table:table-cell office:value-type="float" office:value="0.738652482269504">
                <text:p>0</text:p>
              </table:table-cell>
              <table:table-cell office:value-type="float" office:value="0.986928104575163">
                <text:p>0.986928104575163</text:p>
              </table:table-cell>
            </table:table-row>
            <table:table-row>
              <table:table-cell office:value-type="float" office:value="0.738652482269504">
                <text:p>0</text:p>
              </table:table-cell>
              <table:table-cell office:value-type="float" office:value="0.986928104575163">
                <text:p>0.986928104575163</text:p>
              </table:table-cell>
            </table:table-row>
            <table:table-row>
              <table:table-cell office:value-type="float" office:value="0.746099290780142">
                <text:p>0</text:p>
              </table:table-cell>
              <table:table-cell office:value-type="float" office:value="0.986928104575163">
                <text:p>0.986928104575163</text:p>
              </table:table-cell>
            </table:table-row>
            <table:table-row>
              <table:table-cell office:value-type="float" office:value="0.746808510638298">
                <text:p>0</text:p>
              </table:table-cell>
              <table:table-cell office:value-type="float" office:value="0.986928104575163">
                <text:p>0.986928104575163</text:p>
              </table:table-cell>
            </table:table-row>
            <table:table-row>
              <table:table-cell office:value-type="float" office:value="0.748936170212766">
                <text:p>0</text:p>
              </table:table-cell>
              <table:table-cell office:value-type="float" office:value="0.986928104575163">
                <text:p>0.986928104575163</text:p>
              </table:table-cell>
            </table:table-row>
            <table:table-row>
              <table:table-cell office:value-type="float" office:value="0.750354609929078">
                <text:p>0</text:p>
              </table:table-cell>
              <table:table-cell office:value-type="float" office:value="0.986928104575163">
                <text:p>0.986928104575163</text:p>
              </table:table-cell>
            </table:table-row>
            <table:table-row>
              <table:table-cell office:value-type="float" office:value="0.750709219858156">
                <text:p>0</text:p>
              </table:table-cell>
              <table:table-cell office:value-type="float" office:value="0.986928104575163">
                <text:p>0.986928104575163</text:p>
              </table:table-cell>
            </table:table-row>
            <table:table-row>
              <table:table-cell office:value-type="float" office:value="0.752482269503546">
                <text:p>0</text:p>
              </table:table-cell>
              <table:table-cell office:value-type="float" office:value="0.986928104575163">
                <text:p>0.986928104575163</text:p>
              </table:table-cell>
            </table:table-row>
            <table:table-row>
              <table:table-cell office:value-type="float" office:value="0.764539007092199">
                <text:p>0</text:p>
              </table:table-cell>
              <table:table-cell office:value-type="float" office:value="0.986928104575163">
                <text:p>0.986928104575163</text:p>
              </table:table-cell>
            </table:table-row>
            <table:table-row>
              <table:table-cell office:value-type="float" office:value="0.765248226950355">
                <text:p>0</text:p>
              </table:table-cell>
              <table:table-cell office:value-type="float" office:value="0.986928104575163">
                <text:p>0.986928104575163</text:p>
              </table:table-cell>
            </table:table-row>
            <table:table-row>
              <table:table-cell office:value-type="float" office:value="0.768794326241135">
                <text:p>0</text:p>
              </table:table-cell>
              <table:table-cell office:value-type="float" office:value="0.986928104575163">
                <text:p>0.986928104575163</text:p>
              </table:table-cell>
            </table:table-row>
            <table:table-row>
              <table:table-cell office:value-type="float" office:value="0.772695035460993">
                <text:p>0</text:p>
              </table:table-cell>
              <table:table-cell office:value-type="float" office:value="0.986928104575163">
                <text:p>0.986928104575163</text:p>
              </table:table-cell>
            </table:table-row>
            <table:table-row>
              <table:table-cell office:value-type="float" office:value="0.778723404255319">
                <text:p>0</text:p>
              </table:table-cell>
              <table:table-cell office:value-type="float" office:value="0.986928104575163">
                <text:p>0.986928104575163</text:p>
              </table:table-cell>
            </table:table-row>
            <table:table-row>
              <table:table-cell office:value-type="float" office:value="0.784751773049645">
                <text:p>0</text:p>
              </table:table-cell>
              <table:table-cell office:value-type="float" office:value="0.986928104575163">
                <text:p>0.986928104575163</text:p>
              </table:table-cell>
            </table:table-row>
            <table:table-row>
              <table:table-cell office:value-type="float" office:value="0.784751773049645">
                <text:p>0</text:p>
              </table:table-cell>
              <table:table-cell office:value-type="float" office:value="0.986928104575163">
                <text:p>0.986928104575163</text:p>
              </table:table-cell>
            </table:table-row>
            <table:table-row>
              <table:table-cell office:value-type="float" office:value="0.785815602836879">
                <text:p>0</text:p>
              </table:table-cell>
              <table:table-cell office:value-type="float" office:value="0.986928104575163">
                <text:p>0.986928104575163</text:p>
              </table:table-cell>
            </table:table-row>
            <table:table-row>
              <table:table-cell office:value-type="float" office:value="0.787943262411347">
                <text:p>0</text:p>
              </table:table-cell>
              <table:table-cell office:value-type="float" office:value="0.986928104575163">
                <text:p>0.986928104575163</text:p>
              </table:table-cell>
            </table:table-row>
            <table:table-row>
              <table:table-cell office:value-type="float" office:value="0.787943262411347">
                <text:p>0</text:p>
              </table:table-cell>
              <table:table-cell office:value-type="float" office:value="0.986928104575163">
                <text:p>0.986928104575163</text:p>
              </table:table-cell>
            </table:table-row>
            <table:table-row>
              <table:table-cell office:value-type="float" office:value="0.789716312056738">
                <text:p>0</text:p>
              </table:table-cell>
              <table:table-cell office:value-type="float" office:value="0.986928104575163">
                <text:p>0.986928104575163</text:p>
              </table:table-cell>
            </table:table-row>
            <table:table-row>
              <table:table-cell office:value-type="float" office:value="0.79468085106383">
                <text:p>0</text:p>
              </table:table-cell>
              <table:table-cell office:value-type="float" office:value="0.986928104575163">
                <text:p>0.986928104575163</text:p>
              </table:table-cell>
            </table:table-row>
            <table:table-row>
              <table:table-cell office:value-type="float" office:value="0.795035460992908">
                <text:p>0</text:p>
              </table:table-cell>
              <table:table-cell office:value-type="float" office:value="0.986928104575163">
                <text:p>0.986928104575163</text:p>
              </table:table-cell>
            </table:table-row>
            <table:table-row>
              <table:table-cell office:value-type="float" office:value="0.79645390070922">
                <text:p>0</text:p>
              </table:table-cell>
              <table:table-cell office:value-type="float" office:value="0.986928104575163">
                <text:p>0.986928104575163</text:p>
              </table:table-cell>
            </table:table-row>
            <table:table-row>
              <table:table-cell office:value-type="float" office:value="0.797872340425532">
                <text:p>0</text:p>
              </table:table-cell>
              <table:table-cell office:value-type="float" office:value="0.986928104575163">
                <text:p>0.986928104575163</text:p>
              </table:table-cell>
            </table:table-row>
            <table:table-row>
              <table:table-cell office:value-type="float" office:value="0.802127659574468">
                <text:p>0</text:p>
              </table:table-cell>
              <table:table-cell office:value-type="float" office:value="0.986928104575163">
                <text:p>0.986928104575163</text:p>
              </table:table-cell>
            </table:table-row>
            <table:table-row>
              <table:table-cell office:value-type="float" office:value="0.806028368794326">
                <text:p>0</text:p>
              </table:table-cell>
              <table:table-cell office:value-type="float" office:value="0.986928104575163">
                <text:p>0.986928104575163</text:p>
              </table:table-cell>
            </table:table-row>
            <table:table-row>
              <table:table-cell office:value-type="float" office:value="0.806382978723404">
                <text:p>0</text:p>
              </table:table-cell>
              <table:table-cell office:value-type="float" office:value="0.986928104575163">
                <text:p>0.986928104575163</text:p>
              </table:table-cell>
            </table:table-row>
            <table:table-row>
              <table:table-cell office:value-type="float" office:value="0.813475177304964">
                <text:p>0</text:p>
              </table:table-cell>
              <table:table-cell office:value-type="float" office:value="0.991285403050109">
                <text:p>0.991285403050109</text:p>
              </table:table-cell>
            </table:table-row>
            <table:table-row>
              <table:table-cell office:value-type="float" office:value="0.814184397163121">
                <text:p>0</text:p>
              </table:table-cell>
              <table:table-cell office:value-type="float" office:value="0.986928104575163">
                <text:p>0.986928104575163</text:p>
              </table:table-cell>
            </table:table-row>
            <table:table-row>
              <table:table-cell office:value-type="float" office:value="0.816666666666667">
                <text:p>0</text:p>
              </table:table-cell>
              <table:table-cell office:value-type="float" office:value="0.986928104575163">
                <text:p>0.986928104575163</text:p>
              </table:table-cell>
            </table:table-row>
            <table:table-row>
              <table:table-cell office:value-type="float" office:value="0.819148936170213">
                <text:p>0</text:p>
              </table:table-cell>
              <table:table-cell office:value-type="float" office:value="0.986928104575163">
                <text:p>0.986928104575163</text:p>
              </table:table-cell>
            </table:table-row>
            <table:table-row>
              <table:table-cell office:value-type="float" office:value="0.819503546099291">
                <text:p>0</text:p>
              </table:table-cell>
              <table:table-cell office:value-type="float" office:value="0.986928104575163">
                <text:p>0.986928104575163</text:p>
              </table:table-cell>
            </table:table-row>
            <table:table-row>
              <table:table-cell office:value-type="float" office:value="0.819503546099291">
                <text:p>0</text:p>
              </table:table-cell>
              <table:table-cell office:value-type="float" office:value="0.986928104575163">
                <text:p>0.986928104575163</text:p>
              </table:table-cell>
            </table:table-row>
            <table:table-row>
              <table:table-cell office:value-type="float" office:value="0.820921985815603">
                <text:p>0</text:p>
              </table:table-cell>
              <table:table-cell office:value-type="float" office:value="0.991285403050109">
                <text:p>0.991285403050109</text:p>
              </table:table-cell>
            </table:table-row>
            <table:table-row>
              <table:table-cell office:value-type="float" office:value="0.820921985815603">
                <text:p>0</text:p>
              </table:table-cell>
              <table:table-cell office:value-type="float" office:value="0.993464052287582">
                <text:p>0.993464052287582</text:p>
              </table:table-cell>
            </table:table-row>
            <table:table-row>
              <table:table-cell office:value-type="float" office:value="0.824468085106383">
                <text:p>0</text:p>
              </table:table-cell>
              <table:table-cell office:value-type="float" office:value="0.986928104575163">
                <text:p>0.986928104575163</text:p>
              </table:table-cell>
            </table:table-row>
            <table:table-row>
              <table:table-cell office:value-type="float" office:value="0.825177304964539">
                <text:p>0</text:p>
              </table:table-cell>
              <table:table-cell office:value-type="float" office:value="0.991285403050109">
                <text:p>0.991285403050109</text:p>
              </table:table-cell>
            </table:table-row>
            <table:table-row>
              <table:table-cell office:value-type="float" office:value="0.827659574468085">
                <text:p>0</text:p>
              </table:table-cell>
              <table:table-cell office:value-type="float" office:value="0.993464052287582">
                <text:p>0.993464052287582</text:p>
              </table:table-cell>
            </table:table-row>
            <table:table-row>
              <table:table-cell office:value-type="float" office:value="0.829787234042553">
                <text:p>0</text:p>
              </table:table-cell>
              <table:table-cell office:value-type="float" office:value="0.986928104575163">
                <text:p>0.986928104575163</text:p>
              </table:table-cell>
            </table:table-row>
            <table:table-row>
              <table:table-cell office:value-type="float" office:value="0.830496453900709">
                <text:p>0</text:p>
              </table:table-cell>
              <table:table-cell office:value-type="float" office:value="0.991285403050109">
                <text:p>0.991285403050109</text:p>
              </table:table-cell>
            </table:table-row>
            <table:table-row>
              <table:table-cell office:value-type="float" office:value="0.832269503546099">
                <text:p>0</text:p>
              </table:table-cell>
              <table:table-cell office:value-type="float" office:value="0.993464052287582">
                <text:p>0.993464052287582</text:p>
              </table:table-cell>
            </table:table-row>
            <table:table-row>
              <table:table-cell office:value-type="float" office:value="0.833333333333333">
                <text:p>0</text:p>
              </table:table-cell>
              <table:table-cell office:value-type="float" office:value="0.989106753812636">
                <text:p>0.989106753812636</text:p>
              </table:table-cell>
            </table:table-row>
            <table:table-row>
              <table:table-cell office:value-type="float" office:value="0.835106382978723">
                <text:p>0</text:p>
              </table:table-cell>
              <table:table-cell office:value-type="float" office:value="0.991285403050109">
                <text:p>0.991285403050109</text:p>
              </table:table-cell>
            </table:table-row>
            <table:table-row>
              <table:table-cell office:value-type="float" office:value="0.838297872340426">
                <text:p>0</text:p>
              </table:table-cell>
              <table:table-cell office:value-type="float" office:value="0.991285403050109">
                <text:p>0.991285403050109</text:p>
              </table:table-cell>
            </table:table-row>
            <table:table-row>
              <table:table-cell office:value-type="float" office:value="0.838652482269504">
                <text:p>0</text:p>
              </table:table-cell>
              <table:table-cell office:value-type="float" office:value="0.989106753812636">
                <text:p>0.989106753812636</text:p>
              </table:table-cell>
            </table:table-row>
            <table:table-row>
              <table:table-cell office:value-type="float" office:value="0.83936170212766">
                <text:p>0</text:p>
              </table:table-cell>
              <table:table-cell office:value-type="float" office:value="0.989106753812636">
                <text:p>0.989106753812636</text:p>
              </table:table-cell>
            </table:table-row>
            <table:table-row>
              <table:table-cell office:value-type="float" office:value="0.842198581560284">
                <text:p>0</text:p>
              </table:table-cell>
              <table:table-cell office:value-type="float" office:value="0.993464052287582">
                <text:p>0.993464052287582</text:p>
              </table:table-cell>
            </table:table-row>
            <table:table-row>
              <table:table-cell office:value-type="float" office:value="0.84290780141844">
                <text:p>0</text:p>
              </table:table-cell>
              <table:table-cell office:value-type="float" office:value="0.991285403050109">
                <text:p>0.991285403050109</text:p>
              </table:table-cell>
            </table:table-row>
            <table:table-row>
              <table:table-cell office:value-type="float" office:value="0.845744680851064">
                <text:p>0</text:p>
              </table:table-cell>
              <table:table-cell office:value-type="float" office:value="0.993464052287582">
                <text:p>0.993464052287582</text:p>
              </table:table-cell>
            </table:table-row>
            <table:table-row>
              <table:table-cell office:value-type="float" office:value="0.850354609929078">
                <text:p>0</text:p>
              </table:table-cell>
              <table:table-cell office:value-type="float" office:value="0.993464052287582">
                <text:p>0.993464052287582</text:p>
              </table:table-cell>
            </table:table-row>
            <table:table-row>
              <table:table-cell office:value-type="float" office:value="0.853900709219858">
                <text:p>0</text:p>
              </table:table-cell>
              <table:table-cell office:value-type="float" office:value="0.991285403050109">
                <text:p>0.991285403050109</text:p>
              </table:table-cell>
            </table:table-row>
            <table:table-row>
              <table:table-cell office:value-type="float" office:value="0.854609929078014">
                <text:p>0</text:p>
              </table:table-cell>
              <table:table-cell office:value-type="float" office:value="0.993464052287582">
                <text:p>0.993464052287582</text:p>
              </table:table-cell>
            </table:table-row>
            <table:table-row>
              <table:table-cell office:value-type="float" office:value="0.856382978723404">
                <text:p>0</text:p>
              </table:table-cell>
              <table:table-cell office:value-type="float" office:value="0.993464052287582">
                <text:p>0.993464052287582</text:p>
              </table:table-cell>
            </table:table-row>
            <table:table-row>
              <table:table-cell office:value-type="float" office:value="0.860992907801418">
                <text:p>0</text:p>
              </table:table-cell>
              <table:table-cell office:value-type="float" office:value="0.995642701525054">
                <text:p>0.995642701525054</text:p>
              </table:table-cell>
            </table:table-row>
            <table:table-row>
              <table:table-cell office:value-type="float" office:value="0.862056737588653">
                <text:p>0</text:p>
              </table:table-cell>
              <table:table-cell office:value-type="float" office:value="0.991285403050109">
                <text:p>0.991285403050109</text:p>
              </table:table-cell>
            </table:table-row>
            <table:table-row>
              <table:table-cell office:value-type="float" office:value="0.862411347517731">
                <text:p>0</text:p>
              </table:table-cell>
              <table:table-cell office:value-type="float" office:value="0.993464052287582">
                <text:p>0.993464052287582</text:p>
              </table:table-cell>
            </table:table-row>
            <table:table-row>
              <table:table-cell office:value-type="float" office:value="0.862765957446809">
                <text:p>0</text:p>
              </table:table-cell>
              <table:table-cell office:value-type="float" office:value="0.993464052287582">
                <text:p>0.993464052287582</text:p>
              </table:table-cell>
            </table:table-row>
            <table:table-row>
              <table:table-cell office:value-type="float" office:value="0.864539007092199">
                <text:p>0</text:p>
              </table:table-cell>
              <table:table-cell office:value-type="float" office:value="0.993464052287582">
                <text:p>0.993464052287582</text:p>
              </table:table-cell>
            </table:table-row>
            <table:table-row>
              <table:table-cell office:value-type="float" office:value="0.864893617021277">
                <text:p>0</text:p>
              </table:table-cell>
              <table:table-cell office:value-type="float" office:value="0.993464052287582">
                <text:p>0.993464052287582</text:p>
              </table:table-cell>
            </table:table-row>
            <table:table-row>
              <table:table-cell office:value-type="float" office:value="0.864893617021277">
                <text:p>0</text:p>
              </table:table-cell>
              <table:table-cell office:value-type="float" office:value="0.995642701525054">
                <text:p>0.995642701525054</text:p>
              </table:table-cell>
            </table:table-row>
            <table:table-row>
              <table:table-cell office:value-type="float" office:value="0.872340425531915">
                <text:p>0</text:p>
              </table:table-cell>
              <table:table-cell office:value-type="float" office:value="0.993464052287582">
                <text:p>0.993464052287582</text:p>
              </table:table-cell>
            </table:table-row>
            <table:table-row>
              <table:table-cell office:value-type="float" office:value="0.874113475177305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876241134751773">
                <text:p>0</text:p>
              </table:table-cell>
              <table:table-cell office:value-type="float" office:value="0.995642701525054">
                <text:p>0.995642701525054</text:p>
              </table:table-cell>
            </table:table-row>
            <table:table-row>
              <table:table-cell office:value-type="float" office:value="0.878368794326241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879787234042553">
                <text:p>0</text:p>
              </table:table-cell>
              <table:table-cell office:value-type="float" office:value="0.993464052287582">
                <text:p>0.993464052287582</text:p>
              </table:table-cell>
            </table:table-row>
            <table:table-row>
              <table:table-cell office:value-type="float" office:value="0.880496453900709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882978723404255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888652482269504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890780141843972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89113475177305">
                <text:p>0</text:p>
              </table:table-cell>
              <table:table-cell office:value-type="float" office:value="0.993464052287582">
                <text:p>0.993464052287582</text:p>
              </table:table-cell>
            </table:table-row>
            <table:table-row>
              <table:table-cell office:value-type="float" office:value="0.89113475177305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892198581560283">
                <text:p>0</text:p>
              </table:table-cell>
              <table:table-cell office:value-type="float" office:value="0.993464052287582">
                <text:p>0.993464052287582</text:p>
              </table:table-cell>
            </table:table-row>
            <table:table-row>
              <table:table-cell office:value-type="float" office:value="0.893262411347518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893971631205674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900354609929078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90177304964539">
                <text:p>0</text:p>
              </table:table-cell>
              <table:table-cell office:value-type="float" office:value="0.993464052287582">
                <text:p>0.993464052287582</text:p>
              </table:table-cell>
            </table:table-row>
            <table:table-row>
              <table:table-cell office:value-type="float" office:value="0.902127659574468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902482269503546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904609929078014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910283687943262">
                <text:p>0</text:p>
              </table:table-cell>
              <table:table-cell office:value-type="float" office:value="0.993464052287582">
                <text:p>0.993464052287582</text:p>
              </table:table-cell>
            </table:table-row>
            <table:table-row>
              <table:table-cell office:value-type="float" office:value="0.913829787234042">
                <text:p>0</text:p>
              </table:table-cell>
              <table:table-cell office:value-type="float" office:value="0.993464052287582">
                <text:p>0.993464052287582</text:p>
              </table:table-cell>
            </table:table-row>
            <table:table-row>
              <table:table-cell office:value-type="float" office:value="0.914184397163121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915957446808511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924468085106383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927659574468085">
                <text:p>0</text:p>
              </table:table-cell>
              <table:table-cell office:value-type="float" office:value="0.995642701525054">
                <text:p>0.995642701525054</text:p>
              </table:table-cell>
            </table:table-row>
            <table:table-row>
              <table:table-cell office:value-type="float" office:value="0.931560283687943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932978723404255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935106382978723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936524822695036">
                <text:p>0</text:p>
              </table:table-cell>
              <table:table-cell office:value-type="float" office:value="0.995642701525054">
                <text:p>0.995642701525054</text:p>
              </table:table-cell>
            </table:table-row>
            <table:table-row>
              <table:table-cell office:value-type="float" office:value="0.938652482269504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94822695035461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951418439716312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952482269503546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957446808510638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95886524822695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961702127659574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96241134751773">
                <text:p>0</text:p>
              </table:table-cell>
              <table:table-cell office:value-type="float" office:value="0.995642701525054">
                <text:p>0.995642701525054</text:p>
              </table:table-cell>
            </table:table-row>
            <table:table-row>
              <table:table-cell office:value-type="float" office:value="0.96241134751773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962765957446808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970921985815603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970921985815603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971985815602837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972695035460993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972695035460993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973404255319149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976241134751773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977304964539007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978723404255319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979432624113475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980851063829787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990070921985816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992198581560284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993262411347518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995744680851064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996808510638298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99822695035461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MacOSX_X86_64 LibreOffice_project/bc356b2f991740509f321d70e4512a6a54c5f24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